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1.3374in"/>
    </style:style>
    <style:style style:name="co3" style:family="table-column">
      <style:table-column-properties fo:break-before="auto" style:column-width="1.2508in"/>
    </style:style>
    <style:style style:name="co4" style:family="table-column">
      <style:table-column-properties fo:break-before="auto" style:column-width="1.4728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0.6382in"/>
    </style:style>
    <style:style style:name="co8" style:family="table-column">
      <style:table-column-properties fo:break-before="auto" style:column-width="1.2626in"/>
    </style:style>
    <style:style style:name="co9" style:family="table-column">
      <style:table-column-properties fo:break-before="auto" style:column-width="1.4244in"/>
    </style:style>
    <style:style style:name="co10" style:family="table-column">
      <style:table-column-properties fo:break-before="auto" style:column-width="0.7118in"/>
    </style:style>
    <style:style style:name="co11" style:family="table-column">
      <style:table-column-properties fo:break-before="auto" style:column-width="0.7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23">
      <style:table-cell-properties style:rotation-align="none"/>
    </style:style>
    <style:style style:name="ce2" style:family="table-cell" style:parent-style-name="Default" style:data-style-name="N81"/>
    <style:style style:name="ce3" style:family="table-cell" style:parent-style-name="Default" style:data-style-name="N12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number-columns-repeated="2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1003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haken</text:p>
          </table:table-cell>
          <table:table-cell table:number-columns-repeated="11"/>
          <table:table-cell office:value-type="string" calcext:value-type="string">
            <text:p>spectru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rops</text:p>
          </table:table-cell>
          <table:table-cell office:value-type="string" calcext:value-type="string">
            <text:p>run1</text:p>
          </table:table-cell>
          <table:table-cell office:value-type="string" calcext:value-type="string">
            <text:p>run2</text:p>
          </table:table-cell>
          <table:table-cell office:value-type="string" calcext:value-type="string">
            <text:p>run3</text:p>
          </table:table-cell>
          <table:table-cell office:value-type="string" calcext:value-type="string">
            <text:p>av.</text:p>
          </table:table-cell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run4</text:p>
          </table:table-cell>
          <table:table-cell office:value-type="string" calcext:value-type="string">
            <text:p>run5</text:p>
          </table:table-cell>
          <table:table-cell office:value-type="string" calcext:value-type="string">
            <text:p>run6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2"/>
          <table:table-cell office:value-type="string" calcext:value-type="string">
            <text:p>lambda (nm)</text:p>
          </table:table-cell>
          <table:table-cell office:value-type="string" calcext:value-type="string">
            <text:p>A (1 drop)</text:p>
          </table:table-cell>
          <table:table-cell office:value-type="string" calcext:value-type="string">
            <text:p>A (4 drops)</text:p>
          </table:table-cell>
          <table:table-cell office:value-type="string" calcext:value-type="string">
            <text:p>A (6 drops)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.0669562" calcext:value-type="float">
            <text:p>0.0669562</text:p>
          </table:table-cell>
          <table:table-cell office:value-type="float" office:value="0.06844593" calcext:value-type="float">
            <text:p>0.06844593</text:p>
          </table:table-cell>
          <table:table-cell office:value-type="float" office:value="0.1310264" calcext:value-type="float">
            <text:p>0.1310264</text:p>
          </table:table-cell>
          <table:table-cell table:formula="of:=AVERAGE([.D5:.F5])" office:value-type="float" office:value="0.08880951" calcext:value-type="float">
            <text:p>0.08880951</text:p>
          </table:table-cell>
          <table:table-cell table:formula="of:=STDEV([.D5:.F5])" office:value-type="float" office:value="0.036568486088739" calcext:value-type="float">
            <text:p>0.036568486088739</text:p>
          </table:table-cell>
          <table:table-cell table:number-columns-repeated="2"/>
          <table:table-cell office:value-type="float" office:value="0.0226442" calcext:value-type="float">
            <text:p>0.0226442</text:p>
          </table:table-cell>
          <table:table-cell office:value-type="float" office:value="0.02330887" calcext:value-type="float">
            <text:p>0.02330887</text:p>
          </table:table-cell>
          <table:table-cell office:value-type="float" office:value="0.02208364" calcext:value-type="float">
            <text:p>0.02208364</text:p>
          </table:table-cell>
          <table:table-cell table:formula="of:=AVERAGE([.K5:.M5])" office:value-type="float" office:value="0.0226789033333333" calcext:value-type="float">
            <text:p>0.0226789033333333</text:p>
          </table:table-cell>
          <table:table-cell table:formula="of:=STDEV([.K5:.M5])" office:value-type="float" office:value="0.000613351758156225" calcext:value-type="float">
            <text:p>0.000613351758156225</text:p>
          </table:table-cell>
          <table:table-cell table:number-columns-repeated="2"/>
          <table:table-cell office:value-type="float" office:value="365.036" calcext:value-type="float">
            <text:p>365.0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618398" calcext:value-type="float">
            <text:p>0.0618398</text:p>
          </table:table-cell>
          <table:table-cell office:value-type="float" office:value="0.07463782" calcext:value-type="float">
            <text:p>0.07463782</text:p>
          </table:table-cell>
          <table:table-cell office:value-type="float" office:value="0.0841434" calcext:value-type="float">
            <text:p>0.0841434</text:p>
          </table:table-cell>
          <table:table-cell table:formula="of:=AVERAGE([.D6:.F6])" office:value-type="float" office:value="0.07354034" calcext:value-type="float">
            <text:p>0.07354034</text:p>
          </table:table-cell>
          <table:table-cell table:formula="of:=STDEV([.D6:.F6])" office:value-type="float" office:value="0.0111922290006415" calcext:value-type="float">
            <text:p>0.0111922290006415</text:p>
          </table:table-cell>
          <table:table-cell table:number-columns-repeated="2"/>
          <table:table-cell office:value-type="float" office:value="0.01751097" calcext:value-type="float">
            <text:p>0.01751097</text:p>
          </table:table-cell>
          <table:table-cell table:style-name="ce3" office:value-type="float" office:value="0.018318934" calcext:value-type="float">
            <text:p>0.01831893400000</text:p>
          </table:table-cell>
          <table:table-cell office:value-type="float" office:value="0.01541494" calcext:value-type="float">
            <text:p>0.01541494</text:p>
          </table:table-cell>
          <table:table-cell table:formula="of:=AVERAGE([.K6:.M6])" office:value-type="float" office:value="0.0170816146666667" calcext:value-type="float">
            <text:p>0.0170816146666667</text:p>
          </table:table-cell>
          <table:table-cell table:formula="of:=STDEV([.K6:.M6])" office:value-type="float" office:value="0.00149885115662141" calcext:value-type="float">
            <text:p>0.00149885115662141</text:p>
          </table:table-cell>
          <table:table-cell table:number-columns-repeated="2"/>
          <table:table-cell office:value-type="float" office:value="365.207" calcext:value-type="float">
            <text:p>365.2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.0493781" calcext:value-type="float">
            <text:p>0.0493781</text:p>
          </table:table-cell>
          <table:table-cell office:value-type="float" office:value="0.05841504" calcext:value-type="float">
            <text:p>0.05841504</text:p>
          </table:table-cell>
          <table:table-cell office:value-type="float" office:value="0.0689078" calcext:value-type="float">
            <text:p>0.0689078</text:p>
          </table:table-cell>
          <table:table-cell table:formula="of:=AVERAGE([.D7:.F7])" office:value-type="float" office:value="0.0589003133333333" calcext:value-type="float">
            <text:p>0.0589003133333333</text:p>
          </table:table-cell>
          <table:table-cell table:formula="of:=STDEV([.D7:.F7])" office:value-type="float" office:value="0.00977388935780088" calcext:value-type="float">
            <text:p>0.00977388935780088</text:p>
          </table:table-cell>
          <table:table-cell table:number-columns-repeated="2"/>
          <table:table-cell office:value-type="float" office:value="0.02165612" calcext:value-type="float">
            <text:p>0.02165612</text:p>
          </table:table-cell>
          <table:table-cell table:style-name="ce3" office:value-type="float" office:value="0.019166723" calcext:value-type="float">
            <text:p>0.01916672300000</text:p>
          </table:table-cell>
          <table:table-cell office:value-type="float" office:value="0.01871082" calcext:value-type="float">
            <text:p>0.01871082</text:p>
          </table:table-cell>
          <table:table-cell table:formula="of:=AVERAGE([.K7:.M7])" office:value-type="float" office:value="0.0198445543333333" calcext:value-type="float">
            <text:p>0.0198445543333333</text:p>
          </table:table-cell>
          <table:table-cell table:formula="of:=STDEV([.K7:.M7])" office:value-type="float" office:value="0.0015853357719538" calcext:value-type="float">
            <text:p>0.0015853357719538</text:p>
          </table:table-cell>
          <table:table-cell table:number-columns-repeated="2"/>
          <table:table-cell table:style-name="ce3" office:value-type="float" office:value="365.378" calcext:value-type="float">
            <text:p>365.37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.0285432" calcext:value-type="float">
            <text:p>0.0285432</text:p>
          </table:table-cell>
          <table:table-cell office:value-type="float" office:value="0.03672818" calcext:value-type="float">
            <text:p>0.03672818</text:p>
          </table:table-cell>
          <table:table-cell office:value-type="float" office:value="0.0352349" calcext:value-type="float">
            <text:p>0.0352349</text:p>
          </table:table-cell>
          <table:table-cell table:formula="of:=AVERAGE([.D8:.F8])" office:value-type="float" office:value="0.0335020933333333" calcext:value-type="float">
            <text:p>0.0335020933333333</text:p>
          </table:table-cell>
          <table:table-cell table:formula="of:=STDEV([.D8:.F8])" office:value-type="float" office:value="0.00435894925505371" calcext:value-type="float">
            <text:p>0.00435894925505371</text:p>
          </table:table-cell>
          <table:table-cell table:number-columns-repeated="2"/>
          <table:table-cell office:value-type="float" office:value="0.01572465" calcext:value-type="float">
            <text:p>0.01572465</text:p>
          </table:table-cell>
          <table:table-cell table:style-name="ce3" office:value-type="float" office:value="0.011995409" calcext:value-type="float">
            <text:p>0.01199540900000</text:p>
          </table:table-cell>
          <table:table-cell office:value-type="float" office:value="0.01108382" calcext:value-type="float">
            <text:p>0.01108382</text:p>
          </table:table-cell>
          <table:table-cell table:formula="of:=AVERAGE([.K8:.M8])" office:value-type="float" office:value="0.0129346263333333" calcext:value-type="float">
            <text:p>0.0129346263333333</text:p>
          </table:table-cell>
          <table:table-cell table:formula="of:=STDEV([.K8:.M8])" office:value-type="float" office:value="0.00245884580070616" calcext:value-type="float">
            <text:p>0.00245884580070616</text:p>
          </table:table-cell>
          <table:table-cell table:number-columns-repeated="2"/>
          <table:table-cell table:style-name="ce3" office:value-type="float" office:value="365.549" calcext:value-type="float">
            <text:p>365.54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171725" calcext:value-type="float">
            <text:p>0.0171725</text:p>
          </table:table-cell>
          <table:table-cell table:style-name="ce1" office:value-type="float" office:value="0.01231759" calcext:value-type="float">
            <text:p>0.012318</text:p>
          </table:table-cell>
          <table:table-cell office:value-type="float" office:value="0.0166524" calcext:value-type="float">
            <text:p>0.0166524</text:p>
          </table:table-cell>
          <table:table-cell table:formula="of:=AVERAGE([.D9:.F9])" office:value-type="float" office:value="0.01538083" calcext:value-type="float">
            <text:p>0.01538083</text:p>
          </table:table-cell>
          <table:table-cell table:formula="of:=STDEV([.D9:.F9])" office:value-type="float" office:value="0.00266555913003257" calcext:value-type="float">
            <text:p>0.00266555913003257</text:p>
          </table:table-cell>
          <table:table-cell table:number-columns-repeated="2"/>
          <table:table-cell office:value-type="float" office:value="0.01334682" calcext:value-type="float">
            <text:p>0.01334682</text:p>
          </table:table-cell>
          <table:table-cell table:style-name="ce3" office:value-type="float" office:value="0.010750753" calcext:value-type="float">
            <text:p>0.01075075300000</text:p>
          </table:table-cell>
          <table:table-cell office:value-type="float" office:value="0.01077585" calcext:value-type="float">
            <text:p>0.01077585</text:p>
          </table:table-cell>
          <table:table-cell table:formula="of:=AVERAGE([.K9:.M9])" office:value-type="float" office:value="0.0116244743333333" calcext:value-type="float">
            <text:p>0.0116244743333333</text:p>
          </table:table-cell>
          <table:table-cell table:formula="of:=STDEV([.K9:.M9])" office:value-type="float" office:value="0.00149164788454458" calcext:value-type="float">
            <text:p>0.00149164788454458</text:p>
          </table:table-cell>
          <table:table-cell table:number-columns-repeated="2"/>
          <table:table-cell table:style-name="ce3" office:value-type="float" office:value="365.721" calcext:value-type="float">
            <text:p>365.72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331341" calcext:value-type="float">
            <text:p>0.0331341</text:p>
          </table:table-cell>
          <table:table-cell office:value-type="float" office:value="0.01203396" calcext:value-type="float">
            <text:p>0.01203396</text:p>
          </table:table-cell>
          <table:table-cell office:value-type="float" office:value="0.0280429" calcext:value-type="float">
            <text:p>0.0280429</text:p>
          </table:table-cell>
          <table:table-cell table:formula="of:=AVERAGE([.D10:.F10])" office:value-type="float" office:value="0.0244036533333333" calcext:value-type="float">
            <text:p>0.0244036533333333</text:p>
          </table:table-cell>
          <table:table-cell table:formula="of:=STDEV([.D10:.F10])" office:value-type="float" office:value="0.0110107703740716" calcext:value-type="float">
            <text:p>0.0110107703740716</text:p>
          </table:table-cell>
          <table:table-cell table:number-columns-repeated="2"/>
          <table:table-cell office:value-type="float" office:value="0.01236871" calcext:value-type="float">
            <text:p>0.01236871</text:p>
          </table:table-cell>
          <table:table-cell table:style-name="ce3" office:value-type="float" office:value="0.009905592" calcext:value-type="float">
            <text:p>0.00990559200000</text:p>
          </table:table-cell>
          <table:table-cell office:value-type="float" office:value="0.01025217" calcext:value-type="float">
            <text:p>0.01025217</text:p>
          </table:table-cell>
          <table:table-cell table:formula="of:=AVERAGE([.K10:.M10])" office:value-type="float" office:value="0.0108421573333333" calcext:value-type="float">
            <text:p>0.0108421573333333</text:p>
          </table:table-cell>
          <table:table-cell table:formula="of:=STDEV([.K10:.M10])" office:value-type="float" office:value="0.00133334217686284" calcext:value-type="float">
            <text:p>0.00133334217686284</text:p>
          </table:table-cell>
          <table:table-cell table:number-columns-repeated="2"/>
          <table:table-cell table:style-name="ce3" office:value-type="float" office:value="365.892" calcext:value-type="float">
            <text:p>365.89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175831" calcext:value-type="float">
            <text:p>0.0175831</text:p>
          </table:table-cell>
          <table:table-cell office:value-type="float" office:value="0.00300483" calcext:value-type="float">
            <text:p>0.00300483</text:p>
          </table:table-cell>
          <table:table-cell office:value-type="float" office:value="0.0081318" calcext:value-type="float">
            <text:p>0.0081318</text:p>
          </table:table-cell>
          <table:table-cell table:formula="of:=AVERAGE([.D11:.F11])" office:value-type="float" office:value="0.00957324333333333" calcext:value-type="float">
            <text:p>0.00957324333333333</text:p>
          </table:table-cell>
          <table:table-cell table:formula="of:=STDEV([.D11:.F11])" office:value-type="float" office:value="0.00739525579075081" calcext:value-type="float">
            <text:p>0.00739525579075081</text:p>
          </table:table-cell>
          <table:table-cell table:number-columns-repeated="2"/>
          <table:table-cell office:value-type="float" office:value="0.00635264" calcext:value-type="float">
            <text:p>0.00635264</text:p>
          </table:table-cell>
          <table:table-cell table:style-name="ce3" office:value-type="float" office:value="0.00551642" calcext:value-type="float">
            <text:p>0.00551642000000</text:p>
          </table:table-cell>
          <table:table-cell office:value-type="float" office:value="0.00722233" calcext:value-type="float">
            <text:p>0.00722233</text:p>
          </table:table-cell>
          <table:table-cell table:formula="of:=AVERAGE([.K11:.M11])" office:value-type="float" office:value="0.00636379666666667" calcext:value-type="float">
            <text:p>0.00636379666666667</text:p>
          </table:table-cell>
          <table:table-cell table:formula="of:=STDEV([.K11:.M11])" office:value-type="float" office:value="0.000853009721769531" calcext:value-type="float">
            <text:p>0.000853009721769531</text:p>
          </table:table-cell>
          <table:table-cell table:number-columns-repeated="2"/>
          <table:table-cell table:style-name="ce3" office:value-type="float" office:value="366.063" calcext:value-type="float">
            <text:p>366.06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099309" calcext:value-type="float">
            <text:p>0.0099309</text:p>
          </table:table-cell>
          <table:table-cell office:value-type="float" office:value="0.00449936" calcext:value-type="float">
            <text:p>0.00449936</text:p>
          </table:table-cell>
          <table:table-cell office:value-type="float" office:value="0.0087565" calcext:value-type="float">
            <text:p>0.0087565</text:p>
          </table:table-cell>
          <table:table-cell table:formula="of:=AVERAGE([.D12:.F12])" office:value-type="float" office:value="0.00772892" calcext:value-type="float">
            <text:p>0.00772892</text:p>
          </table:table-cell>
          <table:table-cell table:formula="of:=STDEV([.D12:.F12])" office:value-type="float" office:value="0.00285785709670725" calcext:value-type="float">
            <text:p>0.00285785709670725</text:p>
          </table:table-cell>
          <table:table-cell table:number-columns-repeated="2"/>
          <table:table-cell office:value-type="float" office:value="0.00658667" calcext:value-type="float">
            <text:p>0.00658667</text:p>
          </table:table-cell>
          <table:table-cell table:style-name="ce3" office:value-type="float" office:value="0.00560517" calcext:value-type="float">
            <text:p>0.00560517000000</text:p>
          </table:table-cell>
          <table:table-cell office:value-type="float" office:value="0.00494117" calcext:value-type="float">
            <text:p>0.00494117</text:p>
          </table:table-cell>
          <table:table-cell table:formula="of:=AVERAGE([.K12:.M12])" office:value-type="float" office:value="0.00571100333333333" calcext:value-type="float">
            <text:p>0.00571100333333333</text:p>
          </table:table-cell>
          <table:table-cell table:formula="of:=STDEV([.K12:.M12])" office:value-type="float" office:value="0.000827839406728946" calcext:value-type="float">
            <text:p>0.000827839406728946</text:p>
          </table:table-cell>
          <table:table-cell table:number-columns-repeated="2"/>
          <table:table-cell table:style-name="ce3" office:value-type="float" office:value="366.234" calcext:value-type="float">
            <text:p>366.234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21058" calcext:value-type="float">
            <text:p>0.0021058</text:p>
          </table:table-cell>
          <table:table-cell office:value-type="float" office:value="0.00030576" calcext:value-type="float">
            <text:p>0.00030576</text:p>
          </table:table-cell>
          <table:table-cell office:value-type="float" office:value="0.000481" calcext:value-type="float">
            <text:p>0.000481</text:p>
          </table:table-cell>
          <table:table-cell table:formula="of:=AVERAGE([.D13:.F13])" office:value-type="float" office:value="0.000964186666666667" calcext:value-type="float">
            <text:p>0.000964186666666667</text:p>
          </table:table-cell>
          <table:table-cell table:formula="of:=STDEV([.D13:.F13])" office:value-type="float" office:value="0.000992541191353454" calcext:value-type="float">
            <text:p>0.000992541191353454</text:p>
          </table:table-cell>
          <table:table-cell table:number-columns-repeated="2"/>
          <table:table-cell office:value-type="float" office:value="0.00248228" calcext:value-type="float">
            <text:p>0.00248228</text:p>
          </table:table-cell>
          <table:table-cell table:style-name="ce3" office:value-type="float" office:value="0.000631058" calcext:value-type="float">
            <text:p>0.00063105800000</text:p>
          </table:table-cell>
          <table:table-cell office:value-type="float" office:value="0.00130139" calcext:value-type="float">
            <text:p>0.00130139</text:p>
          </table:table-cell>
          <table:table-cell table:formula="of:=AVERAGE([.K13:.M13])" office:value-type="float" office:value="0.001471576" calcext:value-type="float">
            <text:p>0.001471576</text:p>
          </table:table-cell>
          <table:table-cell table:formula="of:=STDEV([.K13:.M13])" office:value-type="float" office:value="0.000937271667803951" calcext:value-type="float">
            <text:p>0.000937271667803951</text:p>
          </table:table-cell>
          <table:table-cell table:number-columns-repeated="2"/>
          <table:table-cell table:style-name="ce3" office:value-type="float" office:value="366.406" calcext:value-type="float">
            <text:p>366.406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577" calcext:value-type="float">
            <text:p>366.577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6.748" calcext:value-type="float">
            <text:p>366.748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5"/>
          <table:table-cell table:style-name="ce3" office:value-type="float" office:value="366.919" calcext:value-type="float">
            <text:p>366.919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091" calcext:value-type="float">
            <text:p>367.091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262" calcext:value-type="float">
            <text:p>367.262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367.433" calcext:value-type="float">
            <text:p>367.433000000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7.604" calcext:value-type="float">
            <text:p>367.6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7.776" calcext:value-type="float">
            <text:p>367.77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"/>
          <table:table-cell table:number-columns-repeated="11"/>
          <table:table-cell office:value-type="float" office:value="367.947" calcext:value-type="float">
            <text:p>367.9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string" calcext:value-type="string">
            <text:p>drops</text:p>
          </table:table-cell>
          <table:table-cell office:value-type="string" calcext:value-type="string">
            <text:p>av. [au]</text:p>
          </table:table-cell>
          <table:table-cell office:value-type="string" calcext:value-type="string">
            <text:p>std [au]</text:p>
          </table:table-cell>
          <table:table-cell table:number-columns-repeated="8"/>
          <table:table-cell office:value-type="float" office:value="368.118" calcext:value-type="float">
            <text:p>368.1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0.0226789033333333" calcext:value-type="float">
            <text:p>0.0226789033333333</text:p>
          </table:table-cell>
          <table:table-cell office:value-type="float" office:value="0.000613351758156225" calcext:value-type="float">
            <text:p>0.000613351758156225</text:p>
          </table:table-cell>
          <table:table-cell table:number-columns-repeated="8"/>
          <table:table-cell office:value-type="float" office:value="368.289" calcext:value-type="float">
            <text:p>368.2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0.0170816146666667" calcext:value-type="float">
            <text:p>0.0170816146666667</text:p>
          </table:table-cell>
          <table:table-cell office:value-type="float" office:value="0.00149885115662141" calcext:value-type="float">
            <text:p>0.00149885115662141</text:p>
          </table:table-cell>
          <table:table-cell table:number-columns-repeated="8"/>
          <table:table-cell office:value-type="float" office:value="368.461" calcext:value-type="float">
            <text:p>368.4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0.0198445543333333" calcext:value-type="float">
            <text:p>0.0198445543333333</text:p>
          </table:table-cell>
          <table:table-cell office:value-type="float" office:value="0.0015853357719538" calcext:value-type="float">
            <text:p>0.0015853357719538</text:p>
          </table:table-cell>
          <table:table-cell table:number-columns-repeated="8"/>
          <table:table-cell office:value-type="float" office:value="368.632" calcext:value-type="float">
            <text:p>368.6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.0129346263333333" calcext:value-type="float">
            <text:p>0.0129346263333333</text:p>
          </table:table-cell>
          <table:table-cell office:value-type="float" office:value="0.00245884580070616" calcext:value-type="float">
            <text:p>0.00245884580070616</text:p>
          </table:table-cell>
          <table:table-cell table:number-columns-repeated="8"/>
          <table:table-cell office:value-type="float" office:value="368.803" calcext:value-type="float">
            <text:p>368.80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0116244743333333" calcext:value-type="float">
            <text:p>0.0116244743333333</text:p>
          </table:table-cell>
          <table:table-cell office:value-type="float" office:value="0.00149164788454458" calcext:value-type="float">
            <text:p>0.00149164788454458</text:p>
          </table:table-cell>
          <table:table-cell table:number-columns-repeated="8"/>
          <table:table-cell office:value-type="float" office:value="368.974" calcext:value-type="float">
            <text:p>368.974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0108421573333333" calcext:value-type="float">
            <text:p>0.0108421573333333</text:p>
          </table:table-cell>
          <table:table-cell office:value-type="float" office:value="0.00133334217686284" calcext:value-type="float">
            <text:p>0.00133334217686284</text:p>
          </table:table-cell>
          <table:table-cell table:number-columns-repeated="8"/>
          <table:table-cell office:value-type="float" office:value="369.146" calcext:value-type="float">
            <text:p>369.14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00636379666666667" calcext:value-type="float">
            <text:p>0.00636379666666667</text:p>
          </table:table-cell>
          <table:table-cell office:value-type="float" office:value="0.000853009721769531" calcext:value-type="float">
            <text:p>0.000853009721769531</text:p>
          </table:table-cell>
          <table:table-cell table:number-columns-repeated="8"/>
          <table:table-cell office:value-type="float" office:value="369.317" calcext:value-type="float">
            <text:p>369.31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00571100333333333" calcext:value-type="float">
            <text:p>0.00571100333333333</text:p>
          </table:table-cell>
          <table:table-cell office:value-type="float" office:value="0.000827839406728946" calcext:value-type="float">
            <text:p>0.000827839406728946</text:p>
          </table:table-cell>
          <table:table-cell table:number-columns-repeated="8"/>
          <table:table-cell office:value-type="float" office:value="369.488" calcext:value-type="float">
            <text:p>369.488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001471576" calcext:value-type="float">
            <text:p>0.001471576</text:p>
          </table:table-cell>
          <table:table-cell office:value-type="float" office:value="0.000937271667803951" calcext:value-type="float">
            <text:p>0.000937271667803951</text:p>
          </table:table-cell>
          <table:table-cell table:number-columns-repeated="8"/>
          <table:table-cell office:value-type="float" office:value="369.659" calcext:value-type="float">
            <text:p>369.659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69.831" calcext:value-type="float">
            <text:p>369.831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002" calcext:value-type="float">
            <text:p>370.002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173" calcext:value-type="float">
            <text:p>370.173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345" calcext:value-type="float">
            <text:p>370.345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516" calcext:value-type="float">
            <text:p>370.516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687" calcext:value-type="float">
            <text:p>370.687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0.858" calcext:value-type="float">
            <text:p>370.858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03" calcext:value-type="float">
            <text:p>371.03</text:p>
          </table:table-cell>
          <table:table-cell office:value-type="float" office:value="1.011" calcext:value-type="float">
            <text:p>1.01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201" calcext:value-type="float">
            <text:p>371.201</text:p>
          </table:table-cell>
          <table:table-cell office:value-type="float" office:value="0.817" calcext:value-type="float">
            <text:p>0.8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372" calcext:value-type="float">
            <text:p>371.372</text:p>
          </table:table-cell>
          <table:table-cell office:value-type="float" office:value="0.617" calcext:value-type="float">
            <text:p>0.61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543" calcext:value-type="float">
            <text:p>371.543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715" calcext:value-type="float">
            <text:p>371.715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1.886" calcext:value-type="float">
            <text:p>371.886</text:p>
          </table:table-cell>
          <table:table-cell office:value-type="float" office:value="0.419" calcext:value-type="float">
            <text:p>0.41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057" calcext:value-type="float">
            <text:p>372.057</text:p>
          </table:table-cell>
          <table:table-cell office:value-type="float" office:value="0.361" calcext:value-type="float">
            <text:p>0.36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229" calcext:value-type="float">
            <text:p>372.229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4" calcext:value-type="float">
            <text:p>372.4</text:p>
          </table:table-cell>
          <table:table-cell office:value-type="float" office:value="0.313" calcext:value-type="float">
            <text:p>0.313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571" calcext:value-type="float">
            <text:p>372.571</text:p>
          </table:table-cell>
          <table:table-cell office:value-type="float" office:value="0.301" calcext:value-type="float">
            <text:p>0.301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742" calcext:value-type="float">
            <text:p>372.742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2.914" calcext:value-type="float">
            <text:p>372.914</text:p>
          </table:table-cell>
          <table:table-cell office:value-type="float" office:value="0.275" calcext:value-type="float">
            <text:p>0.275</text:p>
          </table:table-cell>
          <table:table-cell office:value-type="float" office:value="1.778" calcext:value-type="float">
            <text:p>1.7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085" calcext:value-type="float">
            <text:p>373.085</text:p>
          </table:table-cell>
          <table:table-cell office:value-type="float" office:value="0.268" calcext:value-type="float">
            <text:p>0.268</text:p>
          </table:table-cell>
          <table:table-cell office:value-type="float" office:value="1.675" calcext:value-type="float">
            <text:p>1.67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256" calcext:value-type="float">
            <text:p>373.256</text:p>
          </table:table-cell>
          <table:table-cell office:value-type="float" office:value="0.256" calcext:value-type="float">
            <text:p>0.256</text:p>
          </table:table-cell>
          <table:table-cell office:value-type="float" office:value="1.519" calcext:value-type="float">
            <text:p>1.51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428" calcext:value-type="float">
            <text:p>373.428</text:p>
          </table:table-cell>
          <table:table-cell office:value-type="float" office:value="0.246" calcext:value-type="float">
            <text:p>0.246</text:p>
          </table:table-cell>
          <table:table-cell office:value-type="float" office:value="1.192" calcext:value-type="float">
            <text:p>1.19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599" calcext:value-type="float">
            <text:p>373.599</text:p>
          </table:table-cell>
          <table:table-cell office:value-type="float" office:value="0.219" calcext:value-type="float">
            <text:p>0.219</text:p>
          </table:table-cell>
          <table:table-cell office:value-type="float" office:value="1.005" calcext:value-type="float">
            <text:p>1.005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77" calcext:value-type="float">
            <text:p>373.77</text:p>
          </table:table-cell>
          <table:table-cell office:value-type="float" office:value="0.216" calcext:value-type="float">
            <text:p>0.216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3.941" calcext:value-type="float">
            <text:p>373.941</text:p>
          </table:table-cell>
          <table:table-cell office:value-type="float" office:value="0.198" calcext:value-type="float">
            <text:p>0.198</text:p>
          </table:table-cell>
          <table:table-cell office:value-type="float" office:value="0.878" calcext:value-type="float">
            <text:p>0.87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113" calcext:value-type="float">
            <text:p>374.113</text:p>
          </table:table-cell>
          <table:table-cell office:value-type="float" office:value="0.191" calcext:value-type="float">
            <text:p>0.191</text:p>
          </table:table-cell>
          <table:table-cell office:value-type="float" office:value="0.813" calcext:value-type="float">
            <text:p>0.81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284" calcext:value-type="float">
            <text:p>374.284</text:p>
          </table:table-cell>
          <table:table-cell office:value-type="float" office:value="0.183" calcext:value-type="float">
            <text:p>0.183</text:p>
          </table:table-cell>
          <table:table-cell office:value-type="float" office:value="0.773" calcext:value-type="float">
            <text:p>0.77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455" calcext:value-type="float">
            <text:p>374.455</text:p>
          </table:table-cell>
          <table:table-cell office:value-type="float" office:value="0.189" calcext:value-type="float">
            <text:p>0.189</text:p>
          </table:table-cell>
          <table:table-cell office:value-type="float" office:value="0.718" calcext:value-type="float">
            <text:p>0.71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627" calcext:value-type="float">
            <text:p>374.627</text:p>
          </table:table-cell>
          <table:table-cell office:value-type="float" office:value="0.179" calcext:value-type="float">
            <text:p>0.179</text:p>
          </table:table-cell>
          <table:table-cell office:value-type="float" office:value="0.686" calcext:value-type="float">
            <text:p>0.68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798" calcext:value-type="float">
            <text:p>374.798</text:p>
          </table:table-cell>
          <table:table-cell office:value-type="float" office:value="0.173" calcext:value-type="float">
            <text:p>0.173</text:p>
          </table:table-cell>
          <table:table-cell office:value-type="float" office:value="0.652" calcext:value-type="float">
            <text:p>0.652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4.969" calcext:value-type="float">
            <text:p>374.969</text:p>
          </table:table-cell>
          <table:table-cell office:value-type="float" office:value="0.167" calcext:value-type="float">
            <text:p>0.167</text:p>
          </table:table-cell>
          <table:table-cell office:value-type="float" office:value="0.628" calcext:value-type="float">
            <text:p>0.62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141" calcext:value-type="float">
            <text:p>375.141</text:p>
          </table:table-cell>
          <table:table-cell office:value-type="float" office:value="0.161" calcext:value-type="float">
            <text:p>0.161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312" calcext:value-type="float">
            <text:p>375.312</text:p>
          </table:table-cell>
          <table:table-cell office:value-type="float" office:value="0.162" calcext:value-type="float">
            <text:p>0.162</text:p>
          </table:table-cell>
          <table:table-cell office:value-type="float" office:value="0.581" calcext:value-type="float">
            <text:p>0.58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483" calcext:value-type="float">
            <text:p>375.483</text:p>
          </table:table-cell>
          <table:table-cell office:value-type="float" office:value="0.161" calcext:value-type="float">
            <text:p>0.161</text:p>
          </table:table-cell>
          <table:table-cell office:value-type="float" office:value="0.561" calcext:value-type="float">
            <text:p>0.561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654" calcext:value-type="float">
            <text:p>375.654</text:p>
          </table:table-cell>
          <table:table-cell office:value-type="float" office:value="0.157" calcext:value-type="float">
            <text:p>0.157</text:p>
          </table:table-cell>
          <table:table-cell office:value-type="float" office:value="0.543" calcext:value-type="float">
            <text:p>0.54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826" calcext:value-type="float">
            <text:p>375.826</text:p>
          </table:table-cell>
          <table:table-cell office:value-type="float" office:value="0.154" calcext:value-type="float">
            <text:p>0.154</text:p>
          </table:table-cell>
          <table:table-cell office:value-type="float" office:value="0.53" calcext:value-type="float">
            <text:p>0.5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5.997" calcext:value-type="float">
            <text:p>375.997</text:p>
          </table:table-cell>
          <table:table-cell office:value-type="float" office:value="0.154" calcext:value-type="float">
            <text:p>0.154</text:p>
          </table:table-cell>
          <table:table-cell office:value-type="float" office:value="0.517" calcext:value-type="float">
            <text:p>0.517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168" calcext:value-type="float">
            <text:p>376.168</text:p>
          </table:table-cell>
          <table:table-cell office:value-type="float" office:value="0.154" calcext:value-type="float">
            <text:p>0.154</text:p>
          </table:table-cell>
          <table:table-cell office:value-type="float" office:value="0.503" calcext:value-type="float">
            <text:p>0.50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34" calcext:value-type="float">
            <text:p>376.34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8" calcext:value-type="float">
            <text:p>0.498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511" calcext:value-type="float">
            <text:p>376.51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3" calcext:value-type="float">
            <text:p>0.493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682" calcext:value-type="float">
            <text:p>376.682</text:p>
          </table:table-cell>
          <table:table-cell office:value-type="float" office:value="0.158" calcext:value-type="float">
            <text:p>0.158</text:p>
          </table:table-cell>
          <table:table-cell office:value-type="float" office:value="0.489" calcext:value-type="float">
            <text:p>0.48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6.854" calcext:value-type="float">
            <text:p>376.854</text:p>
          </table:table-cell>
          <table:table-cell office:value-type="float" office:value="0.161" calcext:value-type="float">
            <text:p>0.161</text:p>
          </table:table-cell>
          <table:table-cell office:value-type="float" office:value="0.479" calcext:value-type="float">
            <text:p>0.479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025" calcext:value-type="float">
            <text:p>377.025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6" calcext:value-type="float">
            <text:p>0.476</text:p>
          </table:table-cell>
          <table:table-cell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196" calcext:value-type="float">
            <text:p>377.196</text:p>
          </table:table-cell>
          <table:table-cell office:value-type="float" office:value="0.164" calcext:value-type="float">
            <text:p>0.164</text:p>
          </table:table-cell>
          <table:table-cell office:value-type="float" office:value="0.477" calcext:value-type="float">
            <text:p>0.477</text:p>
          </table:table-cell>
          <table:table-cell office:value-type="float" office:value="2.414" calcext:value-type="float">
            <text:p>2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368" calcext:value-type="float">
            <text:p>377.368</text:p>
          </table:table-cell>
          <table:table-cell office:value-type="float" office:value="0.161" calcext:value-type="float">
            <text:p>0.161</text:p>
          </table:table-cell>
          <table:table-cell office:value-type="float" office:value="0.468" calcext:value-type="float">
            <text:p>0.468</text:p>
          </table:table-cell>
          <table:table-cell office:value-type="float" office:value="1.855" calcext:value-type="float">
            <text:p>1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539" calcext:value-type="float">
            <text:p>377.539</text:p>
          </table:table-cell>
          <table:table-cell office:value-type="float" office:value="0.159" calcext:value-type="float">
            <text:p>0.159</text:p>
          </table:table-cell>
          <table:table-cell office:value-type="float" office:value="0.467" calcext:value-type="float">
            <text:p>0.467</text:p>
          </table:table-cell>
          <table:table-cell office:value-type="float" office:value="1.6" calcext:value-type="float">
            <text:p>1.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71" calcext:value-type="float">
            <text:p>377.71</text:p>
          </table:table-cell>
          <table:table-cell office:value-type="float" office:value="0.155" calcext:value-type="float">
            <text:p>0.155</text:p>
          </table:table-cell>
          <table:table-cell office:value-type="float" office:value="0.464" calcext:value-type="float">
            <text:p>0.464</text:p>
          </table:table-cell>
          <table:table-cell office:value-type="float" office:value="1.502" calcext:value-type="float">
            <text:p>1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7.881" calcext:value-type="float">
            <text:p>377.881</text:p>
          </table:table-cell>
          <table:table-cell office:value-type="float" office:value="0.154" calcext:value-type="float">
            <text:p>0.154</text:p>
          </table:table-cell>
          <table:table-cell office:value-type="float" office:value="0.461" calcext:value-type="float">
            <text:p>0.461</text:p>
          </table:table-cell>
          <table:table-cell office:value-type="float" office:value="1.353" calcext:value-type="float">
            <text:p>1.3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053" calcext:value-type="float">
            <text:p>378.05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4" calcext:value-type="float">
            <text:p>0.454</text:p>
          </table:table-cell>
          <table:table-cell office:value-type="float" office:value="1.242" calcext:value-type="float">
            <text:p>1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224" calcext:value-type="float">
            <text:p>378.2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5" calcext:value-type="float">
            <text:p>0.45</text:p>
          </table:table-cell>
          <table:table-cell office:value-type="float" office:value="1.187" calcext:value-type="float">
            <text:p>1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395" calcext:value-type="float">
            <text:p>378.39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1.11" calcext:value-type="float">
            <text:p>1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567" calcext:value-type="float">
            <text:p>378.567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5" calcext:value-type="float">
            <text:p>0.435</text:p>
          </table:table-cell>
          <table:table-cell office:value-type="float" office:value="1.036" calcext:value-type="float">
            <text:p>1.0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738" calcext:value-type="float">
            <text:p>378.73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8.909" calcext:value-type="float">
            <text:p>378.90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968" calcext:value-type="float">
            <text:p>0.9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081" calcext:value-type="float">
            <text:p>379.08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252" calcext:value-type="float">
            <text:p>379.25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9" calcext:value-type="float">
            <text:p>0.419</text:p>
          </table:table-cell>
          <table:table-cell office:value-type="float" office:value="0.91" calcext:value-type="float">
            <text:p>0.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423" calcext:value-type="float">
            <text:p>379.42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888" calcext:value-type="float">
            <text:p>0.8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595" calcext:value-type="float">
            <text:p>379.59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766" calcext:value-type="float">
            <text:p>379.766</text:p>
          </table:table-cell>
          <table:table-cell office:value-type="float" office:value="0.139" calcext:value-type="float">
            <text:p>0.139</text:p>
          </table:table-cell>
          <table:table-cell office:value-type="float" office:value="0.41" calcext:value-type="float">
            <text:p>0.41</text:p>
          </table:table-cell>
          <table:table-cell office:value-type="float" office:value="0.85" calcext:value-type="float">
            <text:p>0.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79.937" calcext:value-type="float">
            <text:p>379.9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5" calcext:value-type="float">
            <text:p>0.405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109" calcext:value-type="float">
            <text:p>380.10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3" calcext:value-type="float">
            <text:p>0.403</text:p>
          </table:table-cell>
          <table:table-cell office:value-type="float" office:value="0.825" calcext:value-type="float">
            <text:p>0.8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28" calcext:value-type="float">
            <text:p>380.2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9" calcext:value-type="float">
            <text:p>0.399</text:p>
          </table:table-cell>
          <table:table-cell office:value-type="float" office:value="0.815" calcext:value-type="float">
            <text:p>0.8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451" calcext:value-type="float">
            <text:p>380.4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7" calcext:value-type="float">
            <text:p>0.397</text:p>
          </table:table-cell>
          <table:table-cell office:value-type="float" office:value="0.809" calcext:value-type="float">
            <text:p>0.8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623" calcext:value-type="float">
            <text:p>380.623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6" calcext:value-type="float">
            <text:p>0.396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794" calcext:value-type="float">
            <text:p>380.79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0.965" calcext:value-type="float">
            <text:p>380.9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137" calcext:value-type="float">
            <text:p>381.13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308" calcext:value-type="float">
            <text:p>381.30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6" calcext:value-type="float">
            <text:p>0.396</text:p>
          </table:table-cell>
          <table:table-cell office:value-type="float" office:value="0.763" calcext:value-type="float">
            <text:p>0.7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479" calcext:value-type="float">
            <text:p>381.479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651" calcext:value-type="float">
            <text:p>381.65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4" calcext:value-type="float">
            <text:p>0.394</text:p>
          </table:table-cell>
          <table:table-cell office:value-type="float" office:value="0.751" calcext:value-type="float">
            <text:p>0.7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822" calcext:value-type="float">
            <text:p>381.82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1.993" calcext:value-type="float">
            <text:p>381.993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165" calcext:value-type="float">
            <text:p>382.16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" calcext:value-type="float">
            <text:p>0.3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336" calcext:value-type="float">
            <text:p>382.336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8" calcext:value-type="float">
            <text:p>0.388</text:p>
          </table:table-cell>
          <table:table-cell office:value-type="float" office:value="0.725" calcext:value-type="float">
            <text:p>0.7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507" calcext:value-type="float">
            <text:p>382.5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7" calcext:value-type="float">
            <text:p>0.387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679" calcext:value-type="float">
            <text:p>382.67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6" calcext:value-type="float">
            <text:p>0.386</text:p>
          </table:table-cell>
          <table:table-cell office:value-type="float" office:value="0.712" calcext:value-type="float">
            <text:p>0.7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2.85" calcext:value-type="float">
            <text:p>382.8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021" calcext:value-type="float">
            <text:p>383.021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193" calcext:value-type="float">
            <text:p>383.193</text:p>
          </table:table-cell>
          <table:table-cell office:value-type="float" office:value="0.14" calcext:value-type="float">
            <text:p>0.14</text:p>
          </table:table-cell>
          <table:table-cell office:value-type="float" office:value="0.385" calcext:value-type="float">
            <text:p>0.385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364" calcext:value-type="float">
            <text:p>383.364</text:p>
          </table:table-cell>
          <table:table-cell office:value-type="float" office:value="0.14" calcext:value-type="float">
            <text:p>0.14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535" calcext:value-type="float">
            <text:p>383.535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4" calcext:value-type="float">
            <text:p>0.384</text:p>
          </table:table-cell>
          <table:table-cell office:value-type="float" office:value="0.693" calcext:value-type="float">
            <text:p>0.6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707" calcext:value-type="float">
            <text:p>383.707</text:p>
          </table:table-cell>
          <table:table-cell office:value-type="float" office:value="0.139" calcext:value-type="float">
            <text:p>0.13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3.878" calcext:value-type="float">
            <text:p>383.878</text:p>
          </table:table-cell>
          <table:table-cell office:value-type="float" office:value="0.138" calcext:value-type="float">
            <text:p>0.138</text:p>
          </table:table-cell>
          <table:table-cell office:value-type="float" office:value="0.382" calcext:value-type="float">
            <text:p>0.382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049" calcext:value-type="float">
            <text:p>384.04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1" calcext:value-type="float">
            <text:p>0.381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221" calcext:value-type="float">
            <text:p>384.22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392" calcext:value-type="float">
            <text:p>384.39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564" calcext:value-type="float">
            <text:p>384.56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6" calcext:value-type="float">
            <text:p>0.6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735" calcext:value-type="float">
            <text:p>384.73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" calcext:value-type="float">
            <text:p>0.38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4.906" calcext:value-type="float">
            <text:p>384.90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9" calcext:value-type="float">
            <text:p>0.379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078" calcext:value-type="float">
            <text:p>385.07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8" calcext:value-type="float">
            <text:p>0.378</text:p>
          </table:table-cell>
          <table:table-cell office:value-type="float" office:value="0.669" calcext:value-type="float">
            <text:p>0.6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249" calcext:value-type="float">
            <text:p>385.24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7" calcext:value-type="float">
            <text:p>0.377</text:p>
          </table:table-cell>
          <table:table-cell office:value-type="float" office:value="0.667" calcext:value-type="float">
            <text:p>0.6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42" calcext:value-type="float">
            <text:p>385.4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6" calcext:value-type="float">
            <text:p>0.37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592" calcext:value-type="float">
            <text:p>385.5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75" calcext:value-type="float">
            <text:p>0.375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763" calcext:value-type="float">
            <text:p>385.76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4" calcext:value-type="float">
            <text:p>0.374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5.934" calcext:value-type="float">
            <text:p>385.93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73" calcext:value-type="float">
            <text:p>0.373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106" calcext:value-type="float">
            <text:p>386.10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71" calcext:value-type="float">
            <text:p>0.371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277" calcext:value-type="float">
            <text:p>386.2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9" calcext:value-type="float">
            <text:p>0.369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448" calcext:value-type="float">
            <text:p>386.4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8" calcext:value-type="float">
            <text:p>0.368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62" calcext:value-type="float">
            <text:p>386.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7" calcext:value-type="float">
            <text:p>0.367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791" calcext:value-type="float">
            <text:p>386.7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6.963" calcext:value-type="float">
            <text:p>386.96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6" calcext:value-type="float">
            <text:p>0.366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134" calcext:value-type="float">
            <text:p>387.1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305" calcext:value-type="float">
            <text:p>387.3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477" calcext:value-type="float">
            <text:p>387.4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648" calcext:value-type="float">
            <text:p>387.6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819" calcext:value-type="float">
            <text:p>387.8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7.991" calcext:value-type="float">
            <text:p>387.991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162" calcext:value-type="float">
            <text:p>388.162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334" calcext:value-type="float">
            <text:p>388.33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505" calcext:value-type="float">
            <text:p>388.50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676" calcext:value-type="float">
            <text:p>388.6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8.848" calcext:value-type="float">
            <text:p>388.84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019" calcext:value-type="float">
            <text:p>389.0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19" calcext:value-type="float">
            <text:p>389.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362" calcext:value-type="float">
            <text:p>389.3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533" calcext:value-type="float">
            <text:p>389.5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705" calcext:value-type="float">
            <text:p>389.705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89.876" calcext:value-type="float">
            <text:p>389.876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047" calcext:value-type="float">
            <text:p>390.04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219" calcext:value-type="float">
            <text:p>390.21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39" calcext:value-type="float">
            <text:p>390.39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562" calcext:value-type="float">
            <text:p>390.562</text:p>
          </table:table-cell>
          <table:table-cell office:value-type="float" office:value="0.131" calcext:value-type="float">
            <text:p>0.131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733" calcext:value-type="float">
            <text:p>390.73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0.904" calcext:value-type="float">
            <text:p>390.904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076" calcext:value-type="float">
            <text:p>391.07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247" calcext:value-type="float">
            <text:p>391.247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419" calcext:value-type="float">
            <text:p>391.419</text:p>
          </table:table-cell>
          <table:table-cell office:value-type="float" office:value="0.132" calcext:value-type="float">
            <text:p>0.132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59" calcext:value-type="float">
            <text:p>391.5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761" calcext:value-type="float">
            <text:p>391.76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2" calcext:value-type="float">
            <text:p>0.6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1.933" calcext:value-type="float">
            <text:p>391.93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64" calcext:value-type="float">
            <text:p>0.364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104" calcext:value-type="float">
            <text:p>392.1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276" calcext:value-type="float">
            <text:p>392.276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3" calcext:value-type="float">
            <text:p>0.6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447" calcext:value-type="float">
            <text:p>392.4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618" calcext:value-type="float">
            <text:p>392.6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4" calcext:value-type="float">
            <text:p>0.6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79" calcext:value-type="float">
            <text:p>392.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2.961" calcext:value-type="float">
            <text:p>392.9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5" calcext:value-type="float">
            <text:p>0.365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133" calcext:value-type="float">
            <text:p>393.13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304" calcext:value-type="float">
            <text:p>393.30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6" calcext:value-type="float">
            <text:p>0.366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475" calcext:value-type="float">
            <text:p>393.4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6" calcext:value-type="float">
            <text:p>0.6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647" calcext:value-type="float">
            <text:p>393.64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7" calcext:value-type="float">
            <text:p>0.367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818" calcext:value-type="float">
            <text:p>393.81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8" calcext:value-type="float">
            <text:p>0.6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3.99" calcext:value-type="float">
            <text:p>393.9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8" calcext:value-type="float">
            <text:p>0.368</text:p>
          </table:table-cell>
          <table:table-cell office:value-type="float" office:value="0.639" calcext:value-type="float">
            <text:p>0.6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161" calcext:value-type="float">
            <text:p>394.161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332" calcext:value-type="float">
            <text:p>394.33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69" calcext:value-type="float">
            <text:p>0.369</text:p>
          </table:table-cell>
          <table:table-cell office:value-type="float" office:value="0.641" calcext:value-type="float">
            <text:p>0.6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504" calcext:value-type="float">
            <text:p>394.5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675" calcext:value-type="float">
            <text:p>394.6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2" calcext:value-type="float">
            <text:p>0.6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4.847" calcext:value-type="float">
            <text:p>394.8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" calcext:value-type="float">
            <text:p>0.37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018" calcext:value-type="float">
            <text:p>395.0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4" calcext:value-type="float">
            <text:p>0.6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189" calcext:value-type="float">
            <text:p>395.1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1" calcext:value-type="float">
            <text:p>0.371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361" calcext:value-type="float">
            <text:p>395.3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2" calcext:value-type="float">
            <text:p>0.372</text:p>
          </table:table-cell>
          <table:table-cell office:value-type="float" office:value="0.646" calcext:value-type="float">
            <text:p>0.6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532" calcext:value-type="float">
            <text:p>395.5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7" calcext:value-type="float">
            <text:p>0.6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704" calcext:value-type="float">
            <text:p>395.70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5.875" calcext:value-type="float">
            <text:p>395.87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047" calcext:value-type="float">
            <text:p>396.04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4" calcext:value-type="float">
            <text:p>0.374</text:p>
          </table:table-cell>
          <table:table-cell office:value-type="float" office:value="0.65" calcext:value-type="float">
            <text:p>0.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218" calcext:value-type="float">
            <text:p>396.2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389" calcext:value-type="float">
            <text:p>396.38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1" calcext:value-type="float">
            <text:p>0.6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561" calcext:value-type="float">
            <text:p>396.5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5" calcext:value-type="float">
            <text:p>0.37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732" calcext:value-type="float">
            <text:p>396.732</text:p>
          </table:table-cell>
          <table:table-cell office:value-type="float" office:value="0.135" calcext:value-type="float">
            <text:p>0.135</text:p>
          </table:table-cell>
          <table:table-cell office:value-type="float" office:value="0.376" calcext:value-type="float">
            <text:p>0.376</text:p>
          </table:table-cell>
          <table:table-cell office:value-type="float" office:value="0.654" calcext:value-type="float">
            <text:p>0.6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6.904" calcext:value-type="float">
            <text:p>396.904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075" calcext:value-type="float">
            <text:p>397.075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7" calcext:value-type="float">
            <text:p>0.377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247" calcext:value-type="float">
            <text:p>397.247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8" calcext:value-type="float">
            <text:p>0.378</text:p>
          </table:table-cell>
          <table:table-cell office:value-type="float" office:value="0.658" calcext:value-type="float">
            <text:p>0.6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418" calcext:value-type="float">
            <text:p>397.41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79" calcext:value-type="float">
            <text:p>0.379</text:p>
          </table:table-cell>
          <table:table-cell office:value-type="float" office:value="0.659" calcext:value-type="float">
            <text:p>0.6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589" calcext:value-type="float">
            <text:p>397.5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" calcext:value-type="float">
            <text:p>0.38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761" calcext:value-type="float">
            <text:p>397.7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381" calcext:value-type="float">
            <text:p>0.381</text:p>
          </table:table-cell>
          <table:table-cell office:value-type="float" office:value="0.662" calcext:value-type="float">
            <text:p>0.6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7.932" calcext:value-type="float">
            <text:p>397.932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2" calcext:value-type="float">
            <text:p>0.382</text:p>
          </table:table-cell>
          <table:table-cell office:value-type="float" office:value="0.664" calcext:value-type="float">
            <text:p>0.6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104" calcext:value-type="float">
            <text:p>398.104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3" calcext:value-type="float">
            <text:p>0.383</text:p>
          </table:table-cell>
          <table:table-cell office:value-type="float" office:value="0.666" calcext:value-type="float">
            <text:p>0.6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275" calcext:value-type="float">
            <text:p>398.275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447" calcext:value-type="float">
            <text:p>398.447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5" calcext:value-type="float">
            <text:p>0.385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618" calcext:value-type="float">
            <text:p>398.618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2" calcext:value-type="float">
            <text:p>0.6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789" calcext:value-type="float">
            <text:p>398.789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5" calcext:value-type="float">
            <text:p>0.6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8.961" calcext:value-type="float">
            <text:p>398.961</text:p>
          </table:table-cell>
          <table:table-cell office:value-type="float" office:value="0.137" calcext:value-type="float">
            <text:p>0.137</text:p>
          </table:table-cell>
          <table:table-cell office:value-type="float" office:value="0.389" calcext:value-type="float">
            <text:p>0.38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132" calcext:value-type="float">
            <text:p>399.132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304" calcext:value-type="float">
            <text:p>399.30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1" calcext:value-type="float">
            <text:p>0.391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475" calcext:value-type="float">
            <text:p>399.475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4" calcext:value-type="float">
            <text:p>0.6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647" calcext:value-type="float">
            <text:p>399.647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6" calcext:value-type="float">
            <text:p>0.6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818" calcext:value-type="float">
            <text:p>399.818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399.989" calcext:value-type="float">
            <text:p>399.989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161" calcext:value-type="float">
            <text:p>400.161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332" calcext:value-type="float">
            <text:p>400.332</text:p>
          </table:table-cell>
          <table:table-cell office:value-type="float" office:value="0.139" calcext:value-type="float">
            <text:p>0.139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4" calcext:value-type="float">
            <text:p>0.6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504" calcext:value-type="float">
            <text:p>400.504</text:p>
          </table:table-cell>
          <table:table-cell office:value-type="float" office:value="0.14" calcext:value-type="float">
            <text:p>0.14</text:p>
          </table:table-cell>
          <table:table-cell office:value-type="float" office:value="0.4" calcext:value-type="float">
            <text:p>0.4</text:p>
          </table:table-cell>
          <table:table-cell office:value-type="float" office:value="0.696" calcext:value-type="float">
            <text:p>0.6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675" calcext:value-type="float">
            <text:p>400.675</text:p>
          </table:table-cell>
          <table:table-cell office:value-type="float" office:value="0.14" calcext:value-type="float">
            <text:p>0.14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8" calcext:value-type="float">
            <text:p>0.6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0.847" calcext:value-type="float">
            <text:p>400.84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2" calcext:value-type="float">
            <text:p>0.402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018" calcext:value-type="float">
            <text:p>401.018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3" calcext:value-type="float">
            <text:p>0.403</text:p>
          </table:table-cell>
          <table:table-cell office:value-type="float" office:value="0.702" calcext:value-type="float">
            <text:p>0.7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19" calcext:value-type="float">
            <text:p>401.1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361" calcext:value-type="float">
            <text:p>401.36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6" calcext:value-type="float">
            <text:p>0.406</text:p>
          </table:table-cell>
          <table:table-cell office:value-type="float" office:value="0.707" calcext:value-type="float">
            <text:p>0.7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533" calcext:value-type="float">
            <text:p>401.533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7" calcext:value-type="float">
            <text:p>0.407</text:p>
          </table:table-cell>
          <table:table-cell office:value-type="float" office:value="0.709" calcext:value-type="float">
            <text:p>0.7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704" calcext:value-type="float">
            <text:p>401.70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09" calcext:value-type="float">
            <text:p>0.409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1.875" calcext:value-type="float">
            <text:p>401.87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" calcext:value-type="float">
            <text:p>0.41</text:p>
          </table:table-cell>
          <table:table-cell office:value-type="float" office:value="0.713" calcext:value-type="float">
            <text:p>0.7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047" calcext:value-type="float">
            <text:p>402.0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6" calcext:value-type="float">
            <text:p>0.7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218" calcext:value-type="float">
            <text:p>402.218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9" calcext:value-type="float">
            <text:p>0.7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39" calcext:value-type="float">
            <text:p>402.39</text:p>
          </table:table-cell>
          <table:table-cell office:value-type="float" office:value="0.143" calcext:value-type="float">
            <text:p>0.143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1" calcext:value-type="float">
            <text:p>0.7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561" calcext:value-type="float">
            <text:p>402.561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733" calcext:value-type="float">
            <text:p>402.733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2.904" calcext:value-type="float">
            <text:p>402.904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8" calcext:value-type="float">
            <text:p>0.7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076" calcext:value-type="float">
            <text:p>403.076</text:p>
          </table:table-cell>
          <table:table-cell office:value-type="float" office:value="0.144" calcext:value-type="float">
            <text:p>0.144</text:p>
          </table:table-cell>
          <table:table-cell office:value-type="float" office:value="0.419" calcext:value-type="float">
            <text:p>0.419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247" calcext:value-type="float">
            <text:p>403.247</text:p>
          </table:table-cell>
          <table:table-cell office:value-type="float" office:value="0.144" calcext:value-type="float">
            <text:p>0.144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419" calcext:value-type="float">
            <text:p>403.41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2" calcext:value-type="float">
            <text:p>0.422</text:p>
          </table:table-cell>
          <table:table-cell office:value-type="float" office:value="0.736" calcext:value-type="float">
            <text:p>0.7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59" calcext:value-type="float">
            <text:p>403.59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9" calcext:value-type="float">
            <text:p>0.7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762" calcext:value-type="float">
            <text:p>403.762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4" calcext:value-type="float">
            <text:p>0.424</text:p>
          </table:table-cell>
          <table:table-cell office:value-type="float" office:value="0.742" calcext:value-type="float">
            <text:p>0.7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3.933" calcext:value-type="float">
            <text:p>403.933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745" calcext:value-type="float">
            <text:p>0.7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104" calcext:value-type="float">
            <text:p>404.104</text:p>
          </table:table-cell>
          <table:table-cell office:value-type="float" office:value="0.145" calcext:value-type="float">
            <text:p>0.145</text:p>
          </table:table-cell>
          <table:table-cell office:value-type="float" office:value="0.426" calcext:value-type="float">
            <text:p>0.426</text:p>
          </table:table-cell>
          <table:table-cell office:value-type="float" office:value="0.747" calcext:value-type="float">
            <text:p>0.7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276" calcext:value-type="float">
            <text:p>404.276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8" calcext:value-type="float">
            <text:p>0.428</text:p>
          </table:table-cell>
          <table:table-cell office:value-type="float" office:value="0.75" calcext:value-type="float">
            <text:p>0.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447" calcext:value-type="float">
            <text:p>404.447</text:p>
          </table:table-cell>
          <table:table-cell office:value-type="float" office:value="0.146" calcext:value-type="float">
            <text:p>0.146</text:p>
          </table:table-cell>
          <table:table-cell office:value-type="float" office:value="0.429" calcext:value-type="float">
            <text:p>0.429</text:p>
          </table:table-cell>
          <table:table-cell office:value-type="float" office:value="0.753" calcext:value-type="float">
            <text:p>0.7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619" calcext:value-type="float">
            <text:p>404.61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" calcext:value-type="float">
            <text:p>0.43</text:p>
          </table:table-cell>
          <table:table-cell office:value-type="float" office:value="0.756" calcext:value-type="float">
            <text:p>0.7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79" calcext:value-type="float">
            <text:p>404.79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1" calcext:value-type="float">
            <text:p>0.431</text:p>
          </table:table-cell>
          <table:table-cell office:value-type="float" office:value="0.758" calcext:value-type="float">
            <text:p>0.7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4.962" calcext:value-type="float">
            <text:p>404.96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32" calcext:value-type="float">
            <text:p>0.432</text:p>
          </table:table-cell>
          <table:table-cell office:value-type="float" office:value="0.761" calcext:value-type="float">
            <text:p>0.7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133" calcext:value-type="float">
            <text:p>405.133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764" calcext:value-type="float">
            <text:p>0.7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305" calcext:value-type="float">
            <text:p>405.305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5" calcext:value-type="float">
            <text:p>0.435</text:p>
          </table:table-cell>
          <table:table-cell office:value-type="float" office:value="0.766" calcext:value-type="float">
            <text:p>0.7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476" calcext:value-type="float">
            <text:p>405.4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436" calcext:value-type="float">
            <text:p>0.436</text:p>
          </table:table-cell>
          <table:table-cell office:value-type="float" office:value="0.769" calcext:value-type="float">
            <text:p>0.7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648" calcext:value-type="float">
            <text:p>405.64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7" calcext:value-type="float">
            <text:p>0.437</text:p>
          </table:table-cell>
          <table:table-cell office:value-type="float" office:value="0.772" calcext:value-type="float">
            <text:p>0.7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819" calcext:value-type="float">
            <text:p>405.819</text:p>
          </table:table-cell>
          <table:table-cell office:value-type="float" office:value="0.148" calcext:value-type="float">
            <text:p>0.148</text:p>
          </table:table-cell>
          <table:table-cell office:value-type="float" office:value="0.438" calcext:value-type="float">
            <text:p>0.438</text:p>
          </table:table-cell>
          <table:table-cell office:value-type="float" office:value="0.773" calcext:value-type="float">
            <text:p>0.7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5.991" calcext:value-type="float">
            <text:p>405.991</text:p>
          </table:table-cell>
          <table:table-cell office:value-type="float" office:value="0.148" calcext:value-type="float">
            <text:p>0.148</text:p>
          </table:table-cell>
          <table:table-cell office:value-type="float" office:value="0.44" calcext:value-type="float">
            <text:p>0.44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162" calcext:value-type="float">
            <text:p>406.162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1" calcext:value-type="float">
            <text:p>0.441</text:p>
          </table:table-cell>
          <table:table-cell office:value-type="float" office:value="0.778" calcext:value-type="float">
            <text:p>0.7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334" calcext:value-type="float">
            <text:p>406.334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2" calcext:value-type="float">
            <text:p>0.442</text:p>
          </table:table-cell>
          <table:table-cell office:value-type="float" office:value="0.78" calcext:value-type="float">
            <text:p>0.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505" calcext:value-type="float">
            <text:p>406.505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3" calcext:value-type="float">
            <text:p>0.443</text:p>
          </table:table-cell>
          <table:table-cell office:value-type="float" office:value="0.781" calcext:value-type="float">
            <text:p>0.7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677" calcext:value-type="float">
            <text:p>406.67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6.848" calcext:value-type="float">
            <text:p>406.848</text:p>
          </table:table-cell>
          <table:table-cell office:value-type="float" office:value="0.149" calcext:value-type="float">
            <text:p>0.149</text:p>
          </table:table-cell>
          <table:table-cell office:value-type="float" office:value="0.445" calcext:value-type="float">
            <text:p>0.445</text:p>
          </table:table-cell>
          <table:table-cell office:value-type="float" office:value="0.785" calcext:value-type="float">
            <text:p>0.7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02" calcext:value-type="float">
            <text:p>407.02</text:p>
          </table:table-cell>
          <table:table-cell office:value-type="float" office:value="0.15" calcext:value-type="float">
            <text:p>0.15</text:p>
          </table:table-cell>
          <table:table-cell office:value-type="float" office:value="0.446" calcext:value-type="float">
            <text:p>0.446</text:p>
          </table:table-cell>
          <table:table-cell office:value-type="float" office:value="0.786" calcext:value-type="float">
            <text:p>0.7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191" calcext:value-type="float">
            <text:p>407.191</text:p>
          </table:table-cell>
          <table:table-cell office:value-type="float" office:value="0.15" calcext:value-type="float">
            <text:p>0.15</text:p>
          </table:table-cell>
          <table:table-cell office:value-type="float" office:value="0.447" calcext:value-type="float">
            <text:p>0.447</text:p>
          </table:table-cell>
          <table:table-cell office:value-type="float" office:value="0.788" calcext:value-type="float">
            <text:p>0.7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363" calcext:value-type="float">
            <text:p>407.363</text:p>
          </table:table-cell>
          <table:table-cell office:value-type="float" office:value="0.15" calcext:value-type="float">
            <text:p>0.15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" calcext:value-type="float">
            <text:p>0.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534" calcext:value-type="float">
            <text:p>407.534</text:p>
          </table:table-cell>
          <table:table-cell office:value-type="float" office:value="0.15" calcext:value-type="float">
            <text:p>0.15</text:p>
          </table:table-cell>
          <table:table-cell office:value-type="float" office:value="0.449" calcext:value-type="float">
            <text:p>0.449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706" calcext:value-type="float">
            <text:p>407.7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" calcext:value-type="float">
            <text:p>0.45</text:p>
          </table:table-cell>
          <table:table-cell office:value-type="float" office:value="0.793" calcext:value-type="float">
            <text:p>0.7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7.877" calcext:value-type="float">
            <text:p>407.8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1" calcext:value-type="float">
            <text:p>0.451</text:p>
          </table:table-cell>
          <table:table-cell office:value-type="float" office:value="0.795" calcext:value-type="float">
            <text:p>0.7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048" calcext:value-type="float">
            <text:p>408.04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7" calcext:value-type="float">
            <text:p>0.7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22" calcext:value-type="float">
            <text:p>408.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9" calcext:value-type="float">
            <text:p>0.7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391" calcext:value-type="float">
            <text:p>408.39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801" calcext:value-type="float">
            <text:p>0.8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563" calcext:value-type="float">
            <text:p>408.56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3" calcext:value-type="float">
            <text:p>0.8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734" calcext:value-type="float">
            <text:p>408.73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6" calcext:value-type="float">
            <text:p>0.456</text:p>
          </table:table-cell>
          <table:table-cell office:value-type="float" office:value="0.805" calcext:value-type="float">
            <text:p>0.8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8.906" calcext:value-type="float">
            <text:p>408.9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077" calcext:value-type="float">
            <text:p>409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808" calcext:value-type="float">
            <text:p>0.8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249" calcext:value-type="float">
            <text:p>409.2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1" calcext:value-type="float">
            <text:p>0.8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42" calcext:value-type="float">
            <text:p>409.4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" calcext:value-type="float">
            <text:p>0.46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592" calcext:value-type="float">
            <text:p>409.59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4" calcext:value-type="float">
            <text:p>0.8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763" calcext:value-type="float">
            <text:p>409.76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2" calcext:value-type="float">
            <text:p>0.462</text:p>
          </table:table-cell>
          <table:table-cell office:value-type="float" office:value="0.816" calcext:value-type="float">
            <text:p>0.8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09.935" calcext:value-type="float">
            <text:p>409.9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817" calcext:value-type="float">
            <text:p>0.8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106" calcext:value-type="float">
            <text:p>410.106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4" calcext:value-type="float">
            <text:p>0.464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278" calcext:value-type="float">
            <text:p>410.278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1" calcext:value-type="float">
            <text:p>0.8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449" calcext:value-type="float">
            <text:p>410.44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2" calcext:value-type="float">
            <text:p>0.8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621" calcext:value-type="float">
            <text:p>410.621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3" calcext:value-type="float">
            <text:p>0.8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792" calcext:value-type="float">
            <text:p>410.79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0.964" calcext:value-type="float">
            <text:p>410.964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28" calcext:value-type="float">
            <text:p>0.8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135" calcext:value-type="float">
            <text:p>411.13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307" calcext:value-type="float">
            <text:p>411.307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1" calcext:value-type="float">
            <text:p>0.8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479" calcext:value-type="float">
            <text:p>411.47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2" calcext:value-type="float">
            <text:p>0.8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65" calcext:value-type="float">
            <text:p>411.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6" calcext:value-type="float">
            <text:p>0.466</text:p>
          </table:table-cell>
          <table:table-cell office:value-type="float" office:value="0.833" calcext:value-type="float">
            <text:p>0.8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822" calcext:value-type="float">
            <text:p>411.822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1.993" calcext:value-type="float">
            <text:p>411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5" calcext:value-type="float">
            <text:p>0.8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165" calcext:value-type="float">
            <text:p>412.165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6" calcext:value-type="float">
            <text:p>0.8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336" calcext:value-type="float">
            <text:p>412.3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7" calcext:value-type="float">
            <text:p>0.8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508" calcext:value-type="float">
            <text:p>412.50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679" calcext:value-type="float">
            <text:p>412.67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8" calcext:value-type="float">
            <text:p>0.8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2.851" calcext:value-type="float">
            <text:p>412.85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022" calcext:value-type="float">
            <text:p>413.0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194" calcext:value-type="float">
            <text:p>413.19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365" calcext:value-type="float">
            <text:p>413.3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537" calcext:value-type="float">
            <text:p>413.5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41" calcext:value-type="float">
            <text:p>0.8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708" calcext:value-type="float">
            <text:p>413.7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3" calcext:value-type="float">
            <text:p>0.8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3.88" calcext:value-type="float">
            <text:p>413.8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5" calcext:value-type="float">
            <text:p>0.8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051" calcext:value-type="float">
            <text:p>414.05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8" calcext:value-type="float">
            <text:p>0.468</text:p>
          </table:table-cell>
          <table:table-cell office:value-type="float" office:value="0.846" calcext:value-type="float">
            <text:p>0.8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223" calcext:value-type="float">
            <text:p>414.22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394" calcext:value-type="float">
            <text:p>414.39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8" calcext:value-type="float">
            <text:p>0.8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566" calcext:value-type="float">
            <text:p>414.566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9" calcext:value-type="float">
            <text:p>0.469</text:p>
          </table:table-cell>
          <table:table-cell office:value-type="float" office:value="0.849" calcext:value-type="float">
            <text:p>0.8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737" calcext:value-type="float">
            <text:p>414.73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4.909" calcext:value-type="float">
            <text:p>414.909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08" calcext:value-type="float">
            <text:p>415.0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252" calcext:value-type="float">
            <text:p>415.252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424" calcext:value-type="float">
            <text:p>415.424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595" calcext:value-type="float">
            <text:p>415.59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" calcext:value-type="float">
            <text:p>0.47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767" calcext:value-type="float">
            <text:p>415.76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1" calcext:value-type="float">
            <text:p>0.8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5.938" calcext:value-type="float">
            <text:p>415.93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11" calcext:value-type="float">
            <text:p>416.1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281" calcext:value-type="float">
            <text:p>416.281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3" calcext:value-type="float">
            <text:p>0.8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453" calcext:value-type="float">
            <text:p>416.453</text:p>
          </table:table-cell>
          <table:table-cell office:value-type="float" office:value="0.153" calcext:value-type="float">
            <text:p>0.153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624" calcext:value-type="float">
            <text:p>416.62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4" calcext:value-type="float">
            <text:p>0.8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796" calcext:value-type="float">
            <text:p>416.79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5" calcext:value-type="float">
            <text:p>0.8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6.967" calcext:value-type="float">
            <text:p>416.96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6" calcext:value-type="float">
            <text:p>0.8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139" calcext:value-type="float">
            <text:p>417.139</text:p>
          </table:table-cell>
          <table:table-cell office:value-type="float" office:value="0.151" calcext:value-type="float">
            <text:p>0.151</text:p>
          </table:table-cell>
          <table:table-cell office:value-type="float" office:value="0.472" calcext:value-type="float">
            <text:p>0.472</text:p>
          </table:table-cell>
          <table:table-cell office:value-type="float" office:value="0.857" calcext:value-type="float">
            <text:p>0.8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31" calcext:value-type="float">
            <text:p>417.3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58" calcext:value-type="float">
            <text:p>0.8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482" calcext:value-type="float">
            <text:p>417.4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3" calcext:value-type="float">
            <text:p>0.473</text:p>
          </table:table-cell>
          <table:table-cell office:value-type="float" office:value="0.861" calcext:value-type="float">
            <text:p>0.8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654" calcext:value-type="float">
            <text:p>417.6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4" calcext:value-type="float">
            <text:p>0.474</text:p>
          </table:table-cell>
          <table:table-cell office:value-type="float" office:value="0.863" calcext:value-type="float">
            <text:p>0.8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825" calcext:value-type="float">
            <text:p>417.825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" calcext:value-type="float">
            <text:p>0.8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7.997" calcext:value-type="float">
            <text:p>417.997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6" calcext:value-type="float">
            <text:p>0.476</text:p>
          </table:table-cell>
          <table:table-cell office:value-type="float" office:value="0.866" calcext:value-type="float">
            <text:p>0.8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168" calcext:value-type="float">
            <text:p>418.16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7" calcext:value-type="float">
            <text:p>0.477</text:p>
          </table:table-cell>
          <table:table-cell office:value-type="float" office:value="0.868" calcext:value-type="float">
            <text:p>0.8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34" calcext:value-type="float">
            <text:p>418.3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869" calcext:value-type="float">
            <text:p>0.8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511" calcext:value-type="float">
            <text:p>418.51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79" calcext:value-type="float">
            <text:p>0.479</text:p>
          </table:table-cell>
          <table:table-cell office:value-type="float" office:value="0.87" calcext:value-type="float">
            <text:p>0.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683" calcext:value-type="float">
            <text:p>418.683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" calcext:value-type="float">
            <text:p>0.48</text:p>
          </table:table-cell>
          <table:table-cell office:value-type="float" office:value="0.874" calcext:value-type="float">
            <text:p>0.8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8.854" calcext:value-type="float">
            <text:p>418.85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026" calcext:value-type="float">
            <text:p>419.026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3" calcext:value-type="float">
            <text:p>0.483</text:p>
          </table:table-cell>
          <table:table-cell office:value-type="float" office:value="0.88" calcext:value-type="float">
            <text:p>0.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198" calcext:value-type="float">
            <text:p>419.198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4" calcext:value-type="float">
            <text:p>0.484</text:p>
          </table:table-cell>
          <table:table-cell office:value-type="float" office:value="0.882" calcext:value-type="float">
            <text:p>0.8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369" calcext:value-type="float">
            <text:p>419.369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884" calcext:value-type="float">
            <text:p>0.8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541" calcext:value-type="float">
            <text:p>419.541</text:p>
          </table:table-cell>
          <table:table-cell office:value-type="float" office:value="0.152" calcext:value-type="float">
            <text:p>0.152</text:p>
          </table:table-cell>
          <table:table-cell office:value-type="float" office:value="0.487" calcext:value-type="float">
            <text:p>0.487</text:p>
          </table:table-cell>
          <table:table-cell office:value-type="float" office:value="0.885" calcext:value-type="float">
            <text:p>0.8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712" calcext:value-type="float">
            <text:p>419.71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" calcext:value-type="float">
            <text:p>0.49</text:p>
          </table:table-cell>
          <table:table-cell office:value-type="float" office:value="0.892" calcext:value-type="float">
            <text:p>0.8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19.884" calcext:value-type="float">
            <text:p>419.884</text:p>
          </table:table-cell>
          <table:table-cell office:value-type="float" office:value="0.152" calcext:value-type="float">
            <text:p>0.152</text:p>
          </table:table-cell>
          <table:table-cell office:value-type="float" office:value="0.491" calcext:value-type="float">
            <text:p>0.491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055" calcext:value-type="float">
            <text:p>420.05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899" calcext:value-type="float">
            <text:p>0.8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227" calcext:value-type="float">
            <text:p>420.227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3" calcext:value-type="float">
            <text:p>0.493</text:p>
          </table:table-cell>
          <table:table-cell office:value-type="float" office:value="0.902" calcext:value-type="float">
            <text:p>0.9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398" calcext:value-type="float">
            <text:p>420.398</text:p>
          </table:table-cell>
          <table:table-cell office:value-type="float" office:value="0.153" calcext:value-type="float">
            <text:p>0.153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4" calcext:value-type="float">
            <text:p>0.9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57" calcext:value-type="float">
            <text:p>420.5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5" calcext:value-type="float">
            <text:p>0.495</text:p>
          </table:table-cell>
          <table:table-cell office:value-type="float" office:value="0.907" calcext:value-type="float">
            <text:p>0.9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742" calcext:value-type="float">
            <text:p>420.742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2" calcext:value-type="float">
            <text:p>0.9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0.913" calcext:value-type="float">
            <text:p>420.913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3" calcext:value-type="float">
            <text:p>0.9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085" calcext:value-type="float">
            <text:p>421.085</text:p>
          </table:table-cell>
          <table:table-cell office:value-type="float" office:value="0.154" calcext:value-type="float">
            <text:p>0.154</text:p>
          </table:table-cell>
          <table:table-cell office:value-type="float" office:value="0.496" calcext:value-type="float">
            <text:p>0.496</text:p>
          </table:table-cell>
          <table:table-cell office:value-type="float" office:value="0.916" calcext:value-type="float">
            <text:p>0.9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256" calcext:value-type="float">
            <text:p>421.256</text:p>
          </table:table-cell>
          <table:table-cell office:value-type="float" office:value="0.155" calcext:value-type="float">
            <text:p>0.155</text:p>
          </table:table-cell>
          <table:table-cell office:value-type="float" office:value="0.497" calcext:value-type="float">
            <text:p>0.497</text:p>
          </table:table-cell>
          <table:table-cell office:value-type="float" office:value="0.92" calcext:value-type="float">
            <text:p>0.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428" calcext:value-type="float">
            <text:p>421.428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8" calcext:value-type="float">
            <text:p>0.498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599" calcext:value-type="float">
            <text:p>421.599</text:p>
          </table:table-cell>
          <table:table-cell office:value-type="float" office:value="0.156" calcext:value-type="float">
            <text:p>0.156</text:p>
          </table:table-cell>
          <table:table-cell office:value-type="float" office:value="0.499" calcext:value-type="float">
            <text:p>0.499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771" calcext:value-type="float">
            <text:p>421.771</text:p>
          </table:table-cell>
          <table:table-cell office:value-type="float" office:value="0.157" calcext:value-type="float">
            <text:p>0.157</text:p>
          </table:table-cell>
          <table:table-cell office:value-type="float" office:value="0.5" calcext:value-type="float">
            <text:p>0.5</text:p>
          </table:table-cell>
          <table:table-cell office:value-type="float" office:value="0.929" calcext:value-type="float">
            <text:p>0.9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1.943" calcext:value-type="float">
            <text:p>421.943</text:p>
          </table:table-cell>
          <table:table-cell office:value-type="float" office:value="0.157" calcext:value-type="float">
            <text:p>0.157</text:p>
          </table:table-cell>
          <table:table-cell office:value-type="float" office:value="0.501" calcext:value-type="float">
            <text:p>0.501</text:p>
          </table:table-cell>
          <table:table-cell office:value-type="float" office:value="0.932" calcext:value-type="float">
            <text:p>0.9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114" calcext:value-type="float">
            <text:p>422.114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2" calcext:value-type="float">
            <text:p>0.502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286" calcext:value-type="float">
            <text:p>422.286</text:p>
          </table:table-cell>
          <table:table-cell office:value-type="float" office:value="0.158" calcext:value-type="float">
            <text:p>0.158</text:p>
          </table:table-cell>
          <table:table-cell office:value-type="float" office:value="0.503" calcext:value-type="float">
            <text:p>0.503</text:p>
          </table:table-cell>
          <table:table-cell office:value-type="float" office:value="0.942" calcext:value-type="float">
            <text:p>0.9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457" calcext:value-type="float">
            <text:p>422.457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943" calcext:value-type="float">
            <text:p>0.9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629" calcext:value-type="float">
            <text:p>422.629</text:p>
          </table:table-cell>
          <table:table-cell office:value-type="float" office:value="0.159" calcext:value-type="float">
            <text:p>0.15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45" calcext:value-type="float">
            <text:p>0.9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8" calcext:value-type="float">
            <text:p>422.8</text:p>
          </table:table-cell>
          <table:table-cell office:value-type="float" office:value="0.16" calcext:value-type="float">
            <text:p>0.16</text:p>
          </table:table-cell>
          <table:table-cell office:value-type="float" office:value="0.509" calcext:value-type="float">
            <text:p>0.509</text:p>
          </table:table-cell>
          <table:table-cell office:value-type="float" office:value="0.953" calcext:value-type="float">
            <text:p>0.9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2.972" calcext:value-type="float">
            <text:p>422.972</text:p>
          </table:table-cell>
          <table:table-cell office:value-type="float" office:value="0.16" calcext:value-type="float">
            <text:p>0.16</text:p>
          </table:table-cell>
          <table:table-cell office:value-type="float" office:value="0.511" calcext:value-type="float">
            <text:p>0.511</text:p>
          </table:table-cell>
          <table:table-cell office:value-type="float" office:value="0.959" calcext:value-type="float">
            <text:p>0.9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144" calcext:value-type="float">
            <text:p>423.144</text:p>
          </table:table-cell>
          <table:table-cell office:value-type="float" office:value="0.161" calcext:value-type="float">
            <text:p>0.161</text:p>
          </table:table-cell>
          <table:table-cell office:value-type="float" office:value="0.514" calcext:value-type="float">
            <text:p>0.514</text:p>
          </table:table-cell>
          <table:table-cell office:value-type="float" office:value="0.965" calcext:value-type="float">
            <text:p>0.9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315" calcext:value-type="float">
            <text:p>423.315</text:p>
          </table:table-cell>
          <table:table-cell office:value-type="float" office:value="0.162" calcext:value-type="float">
            <text:p>0.162</text:p>
          </table:table-cell>
          <table:table-cell office:value-type="float" office:value="0.517" calcext:value-type="float">
            <text:p>0.517</text:p>
          </table:table-cell>
          <table:table-cell office:value-type="float" office:value="0.967" calcext:value-type="float">
            <text:p>0.9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487" calcext:value-type="float">
            <text:p>423.487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" calcext:value-type="float">
            <text:p>0.52</text:p>
          </table:table-cell>
          <table:table-cell office:value-type="float" office:value="0.972" calcext:value-type="float">
            <text:p>0.9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658" calcext:value-type="float">
            <text:p>423.658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2" calcext:value-type="float">
            <text:p>0.522</text:p>
          </table:table-cell>
          <table:table-cell office:value-type="float" office:value="0.975" calcext:value-type="float">
            <text:p>0.9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3.83" calcext:value-type="float">
            <text:p>423.83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6" calcext:value-type="float">
            <text:p>0.526</text:p>
          </table:table-cell>
          <table:table-cell office:value-type="float" office:value="0.984" calcext:value-type="float">
            <text:p>0.9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002" calcext:value-type="float">
            <text:p>424.002</text:p>
          </table:table-cell>
          <table:table-cell office:value-type="float" office:value="0.163" calcext:value-type="float">
            <text:p>0.163</text:p>
          </table:table-cell>
          <table:table-cell office:value-type="float" office:value="0.528" calcext:value-type="float">
            <text:p>0.528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173" calcext:value-type="float">
            <text:p>424.173</text:p>
          </table:table-cell>
          <table:table-cell office:value-type="float" office:value="0.164" calcext:value-type="float">
            <text:p>0.164</text:p>
          </table:table-cell>
          <table:table-cell office:value-type="float" office:value="0.531" calcext:value-type="float">
            <text:p>0.531</text:p>
          </table:table-cell>
          <table:table-cell office:value-type="float" office:value="0.994" calcext:value-type="float">
            <text:p>0.9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345" calcext:value-type="float">
            <text:p>424.34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7" calcext:value-type="float">
            <text:p>0.9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516" calcext:value-type="float">
            <text:p>424.51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4" calcext:value-type="float">
            <text:p>0.534</text:p>
          </table:table-cell>
          <table:table-cell office:value-type="float" office:value="1.001" calcext:value-type="float">
            <text:p>1.0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688" calcext:value-type="float">
            <text:p>424.688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5" calcext:value-type="float">
            <text:p>0.535</text:p>
          </table:table-cell>
          <table:table-cell office:value-type="float" office:value="1.011" calcext:value-type="float">
            <text:p>1.0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4.859" calcext:value-type="float">
            <text:p>424.859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6" calcext:value-type="float">
            <text:p>0.536</text:p>
          </table:table-cell>
          <table:table-cell office:value-type="float" office:value="1.018" calcext:value-type="float">
            <text:p>1.0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031" calcext:value-type="float">
            <text:p>425.031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7" calcext:value-type="float">
            <text:p>0.537</text:p>
          </table:table-cell>
          <table:table-cell office:value-type="float" office:value="1.021" calcext:value-type="float">
            <text:p>1.0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203" calcext:value-type="float">
            <text:p>425.2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539" calcext:value-type="float">
            <text:p>0.539</text:p>
          </table:table-cell>
          <table:table-cell office:value-type="float" office:value="1.034" calcext:value-type="float">
            <text:p>1.0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374" calcext:value-type="float">
            <text:p>425.374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2" calcext:value-type="float">
            <text:p>0.542</text:p>
          </table:table-cell>
          <table:table-cell office:value-type="float" office:value="1.048" calcext:value-type="float">
            <text:p>1.0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546" calcext:value-type="float">
            <text:p>425.546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3" calcext:value-type="float">
            <text:p>0.543</text:p>
          </table:table-cell>
          <table:table-cell office:value-type="float" office:value="1.056" calcext:value-type="float">
            <text:p>1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717" calcext:value-type="float">
            <text:p>425.717</text:p>
          </table:table-cell>
          <table:table-cell office:value-type="float" office:value="0.166" calcext:value-type="float">
            <text:p>0.166</text:p>
          </table:table-cell>
          <table:table-cell office:value-type="float" office:value="0.544" calcext:value-type="float">
            <text:p>0.544</text:p>
          </table:table-cell>
          <table:table-cell office:value-type="float" office:value="1.062" calcext:value-type="float">
            <text:p>1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5.889" calcext:value-type="float">
            <text:p>425.889</text:p>
          </table:table-cell>
          <table:table-cell office:value-type="float" office:value="0.167" calcext:value-type="float">
            <text:p>0.167</text:p>
          </table:table-cell>
          <table:table-cell office:value-type="float" office:value="0.547" calcext:value-type="float">
            <text:p>0.547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061" calcext:value-type="float">
            <text:p>426.061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9" calcext:value-type="float">
            <text:p>0.549</text:p>
          </table:table-cell>
          <table:table-cell office:value-type="float" office:value="1.088" calcext:value-type="float">
            <text:p>1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232" calcext:value-type="float">
            <text:p>426.232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2" calcext:value-type="float">
            <text:p>0.552</text:p>
          </table:table-cell>
          <table:table-cell office:value-type="float" office:value="1.102" calcext:value-type="float">
            <text:p>1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404" calcext:value-type="float">
            <text:p>426.404</text:p>
          </table:table-cell>
          <table:table-cell office:value-type="float" office:value="0.169" calcext:value-type="float">
            <text:p>0.169</text:p>
          </table:table-cell>
          <table:table-cell office:value-type="float" office:value="0.553" calcext:value-type="float">
            <text:p>0.553</text:p>
          </table:table-cell>
          <table:table-cell office:value-type="float" office:value="1.109" calcext:value-type="float">
            <text:p>1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575" calcext:value-type="float">
            <text:p>426.575</text:p>
          </table:table-cell>
          <table:table-cell office:value-type="float" office:value="0.17" calcext:value-type="float">
            <text:p>0.17</text:p>
          </table:table-cell>
          <table:table-cell office:value-type="float" office:value="0.556" calcext:value-type="float">
            <text:p>0.556</text:p>
          </table:table-cell>
          <table:table-cell office:value-type="float" office:value="1.118" calcext:value-type="float">
            <text:p>1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747" calcext:value-type="float">
            <text:p>426.7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" calcext:value-type="float">
            <text:p>0.56</text:p>
          </table:table-cell>
          <table:table-cell office:value-type="float" office:value="1.131" calcext:value-type="float">
            <text:p>1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6.919" calcext:value-type="float">
            <text:p>426.919</text:p>
          </table:table-cell>
          <table:table-cell office:value-type="float" office:value="0.172" calcext:value-type="float">
            <text:p>0.172</text:p>
          </table:table-cell>
          <table:table-cell office:value-type="float" office:value="0.562" calcext:value-type="float">
            <text:p>0.562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09" calcext:value-type="float">
            <text:p>427.09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6" calcext:value-type="float">
            <text:p>0.566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262" calcext:value-type="float">
            <text:p>427.262</text:p>
          </table:table-cell>
          <table:table-cell office:value-type="float" office:value="0.174" calcext:value-type="float">
            <text:p>0.174</text:p>
          </table:table-cell>
          <table:table-cell office:value-type="float" office:value="0.569" calcext:value-type="float">
            <text:p>0.569</text:p>
          </table:table-cell>
          <table:table-cell office:value-type="float" office:value="1.161" calcext:value-type="float">
            <text:p>1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433" calcext:value-type="float">
            <text:p>427.43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74" calcext:value-type="float">
            <text:p>0.574</text:p>
          </table:table-cell>
          <table:table-cell office:value-type="float" office:value="1.165" calcext:value-type="float">
            <text:p>1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605" calcext:value-type="float">
            <text:p>427.605</text:p>
          </table:table-cell>
          <table:table-cell office:value-type="float" office:value="0.176" calcext:value-type="float">
            <text:p>0.176</text:p>
          </table:table-cell>
          <table:table-cell office:value-type="float" office:value="0.577" calcext:value-type="float">
            <text:p>0.577</text:p>
          </table:table-cell>
          <table:table-cell office:value-type="float" office:value="1.175" calcext:value-type="float">
            <text:p>1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777" calcext:value-type="float">
            <text:p>427.77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8" calcext:value-type="float">
            <text:p>0.58</text:p>
          </table:table-cell>
          <table:table-cell office:value-type="float" office:value="1.182" calcext:value-type="float">
            <text:p>1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7.948" calcext:value-type="float">
            <text:p>427.9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84" calcext:value-type="float">
            <text:p>0.584</text:p>
          </table:table-cell>
          <table:table-cell office:value-type="float" office:value="1.193" calcext:value-type="float">
            <text:p>1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12" calcext:value-type="float">
            <text:p>428.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587" calcext:value-type="float">
            <text:p>0.587</text:p>
          </table:table-cell>
          <table:table-cell office:value-type="float" office:value="1.195" calcext:value-type="float">
            <text:p>1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291" calcext:value-type="float">
            <text:p>428.291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" calcext:value-type="float">
            <text:p>0.59</text:p>
          </table:table-cell>
          <table:table-cell office:value-type="float" office:value="1.197" calcext:value-type="float">
            <text:p>1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463" calcext:value-type="float">
            <text:p>428.463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2" calcext:value-type="float">
            <text:p>0.592</text:p>
          </table:table-cell>
          <table:table-cell office:value-type="float" office:value="1.202" calcext:value-type="float">
            <text:p>1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635" calcext:value-type="float">
            <text:p>428.635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5" calcext:value-type="float">
            <text:p>0.595</text:p>
          </table:table-cell>
          <table:table-cell office:value-type="float" office:value="1.205" calcext:value-type="float">
            <text:p>1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806" calcext:value-type="float">
            <text:p>428.806</text:p>
          </table:table-cell>
          <table:table-cell office:value-type="float" office:value="0.179" calcext:value-type="float">
            <text:p>0.179</text:p>
          </table:table-cell>
          <table:table-cell office:value-type="float" office:value="0.598" calcext:value-type="float">
            <text:p>0.598</text:p>
          </table:table-cell>
          <table:table-cell office:value-type="float" office:value="1.217" calcext:value-type="float">
            <text:p>1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8.978" calcext:value-type="float">
            <text:p>428.978</text:p>
          </table:table-cell>
          <table:table-cell office:value-type="float" office:value="0.18" calcext:value-type="float">
            <text:p>0.18</text:p>
          </table:table-cell>
          <table:table-cell office:value-type="float" office:value="0.601" calcext:value-type="float">
            <text:p>0.601</text:p>
          </table:table-cell>
          <table:table-cell office:value-type="float" office:value="1.227" calcext:value-type="float">
            <text:p>1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149" calcext:value-type="float">
            <text:p>429.149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2" calcext:value-type="float">
            <text:p>0.602</text:p>
          </table:table-cell>
          <table:table-cell office:value-type="float" office:value="1.229" calcext:value-type="float">
            <text:p>1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321" calcext:value-type="float">
            <text:p>429.321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4" calcext:value-type="float">
            <text:p>0.604</text:p>
          </table:table-cell>
          <table:table-cell office:value-type="float" office:value="1.24" calcext:value-type="float">
            <text:p>1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493" calcext:value-type="float">
            <text:p>429.493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5" calcext:value-type="float">
            <text:p>0.605</text:p>
          </table:table-cell>
          <table:table-cell office:value-type="float" office:value="1.241" calcext:value-type="float">
            <text:p>1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664" calcext:value-type="float">
            <text:p>429.66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06" calcext:value-type="float">
            <text:p>0.606</text:p>
          </table:table-cell>
          <table:table-cell office:value-type="float" office:value="1.245" calcext:value-type="float">
            <text:p>1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29.836" calcext:value-type="float">
            <text:p>429.836</text:p>
          </table:table-cell>
          <table:table-cell office:value-type="float" office:value="0.18" calcext:value-type="float">
            <text:p>0.1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56" calcext:value-type="float">
            <text:p>1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008" calcext:value-type="float">
            <text:p>430.008</text:p>
          </table:table-cell>
          <table:table-cell office:value-type="float" office:value="0.18" calcext:value-type="float">
            <text:p>0.18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2" calcext:value-type="float">
            <text:p>1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179" calcext:value-type="float">
            <text:p>430.17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08" calcext:value-type="float">
            <text:p>0.608</text:p>
          </table:table-cell>
          <table:table-cell office:value-type="float" office:value="1.267" calcext:value-type="float">
            <text:p>1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351" calcext:value-type="float">
            <text:p>430.351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" calcext:value-type="float">
            <text:p>0.61</text:p>
          </table:table-cell>
          <table:table-cell office:value-type="float" office:value="1.283" calcext:value-type="float">
            <text:p>1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522" calcext:value-type="float">
            <text:p>430.522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1" calcext:value-type="float">
            <text:p>0.611</text:p>
          </table:table-cell>
          <table:table-cell office:value-type="float" office:value="1.288" calcext:value-type="float">
            <text:p>1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694" calcext:value-type="float">
            <text:p>430.694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0.866" calcext:value-type="float">
            <text:p>430.866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306" calcext:value-type="float">
            <text:p>1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037" calcext:value-type="float">
            <text:p>431.03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4" calcext:value-type="float">
            <text:p>0.614</text:p>
          </table:table-cell>
          <table:table-cell office:value-type="float" office:value="1.321" calcext:value-type="float">
            <text:p>1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209" calcext:value-type="float">
            <text:p>431.209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5" calcext:value-type="float">
            <text:p>0.615</text:p>
          </table:table-cell>
          <table:table-cell office:value-type="float" office:value="1.315" calcext:value-type="float">
            <text:p>1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381" calcext:value-type="float">
            <text:p>431.381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1" calcext:value-type="float">
            <text:p>1.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552" calcext:value-type="float">
            <text:p>431.552</text:p>
          </table:table-cell>
          <table:table-cell office:value-type="float" office:value="0.183" calcext:value-type="float">
            <text:p>0.183</text:p>
          </table:table-cell>
          <table:table-cell office:value-type="float" office:value="0.614" calcext:value-type="float">
            <text:p>0.614</text:p>
          </table:table-cell>
          <table:table-cell office:value-type="float" office:value="1.317" calcext:value-type="float">
            <text:p>1.3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724" calcext:value-type="float">
            <text:p>431.724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2" calcext:value-type="float">
            <text:p>0.612</text:p>
          </table:table-cell>
          <table:table-cell office:value-type="float" office:value="1.314" calcext:value-type="float">
            <text:p>1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1.895" calcext:value-type="float">
            <text:p>431.895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8" calcext:value-type="float">
            <text:p>1.3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067" calcext:value-type="float">
            <text:p>432.067</text:p>
          </table:table-cell>
          <table:table-cell office:value-type="float" office:value="0.182" calcext:value-type="float">
            <text:p>0.182</text:p>
          </table:table-cell>
          <table:table-cell office:value-type="float" office:value="0.613" calcext:value-type="float">
            <text:p>0.613</text:p>
          </table:table-cell>
          <table:table-cell office:value-type="float" office:value="1.304" calcext:value-type="float">
            <text:p>1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239" calcext:value-type="float">
            <text:p>432.239</text:p>
          </table:table-cell>
          <table:table-cell office:value-type="float" office:value="0.181" calcext:value-type="float">
            <text:p>0.181</text:p>
          </table:table-cell>
          <table:table-cell office:value-type="float" office:value="0.612" calcext:value-type="float">
            <text:p>0.612</text:p>
          </table:table-cell>
          <table:table-cell office:value-type="float" office:value="1.296" calcext:value-type="float">
            <text:p>1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41" calcext:value-type="float">
            <text:p>432.41</text:p>
          </table:table-cell>
          <table:table-cell office:value-type="float" office:value="0.18" calcext:value-type="float">
            <text:p>0.18</text:p>
          </table:table-cell>
          <table:table-cell office:value-type="float" office:value="0.612" calcext:value-type="float">
            <text:p>0.612</text:p>
          </table:table-cell>
          <table:table-cell office:value-type="float" office:value="1.287" calcext:value-type="float">
            <text:p>1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582" calcext:value-type="float">
            <text:p>432.582</text:p>
          </table:table-cell>
          <table:table-cell office:value-type="float" office:value="0.18" calcext:value-type="float">
            <text:p>0.18</text:p>
          </table:table-cell>
          <table:table-cell office:value-type="float" office:value="0.615" calcext:value-type="float">
            <text:p>0.615</text:p>
          </table:table-cell>
          <table:table-cell office:value-type="float" office:value="1.293" calcext:value-type="float">
            <text:p>1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754" calcext:value-type="float">
            <text:p>432.754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3" calcext:value-type="float">
            <text:p>0.613</text:p>
          </table:table-cell>
          <table:table-cell office:value-type="float" office:value="1.272" calcext:value-type="float">
            <text:p>1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2.925" calcext:value-type="float">
            <text:p>432.925</text:p>
          </table:table-cell>
          <table:table-cell office:value-type="float" office:value="0.179" calcext:value-type="float">
            <text:p>0.179</text:p>
          </table:table-cell>
          <table:table-cell office:value-type="float" office:value="0.611" calcext:value-type="float">
            <text:p>0.611</text:p>
          </table:table-cell>
          <table:table-cell office:value-type="float" office:value="1.261" calcext:value-type="float">
            <text:p>1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097" calcext:value-type="float">
            <text:p>433.097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9" calcext:value-type="float">
            <text:p>0.609</text:p>
          </table:table-cell>
          <table:table-cell office:value-type="float" office:value="1.251" calcext:value-type="float">
            <text:p>1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269" calcext:value-type="float">
            <text:p>433.269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7" calcext:value-type="float">
            <text:p>0.607</text:p>
          </table:table-cell>
          <table:table-cell office:value-type="float" office:value="1.243" calcext:value-type="float">
            <text:p>1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44" calcext:value-type="float">
            <text:p>433.44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6" calcext:value-type="float">
            <text:p>0.606</text:p>
          </table:table-cell>
          <table:table-cell office:value-type="float" office:value="1.233" calcext:value-type="float">
            <text:p>1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612" calcext:value-type="float">
            <text:p>433.6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4" calcext:value-type="float">
            <text:p>0.604</text:p>
          </table:table-cell>
          <table:table-cell office:value-type="float" office:value="1.221" calcext:value-type="float">
            <text:p>1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783" calcext:value-type="float">
            <text:p>433.783</text:p>
          </table:table-cell>
          <table:table-cell office:value-type="float" office:value="0.178" calcext:value-type="float">
            <text:p>0.178</text:p>
          </table:table-cell>
          <table:table-cell office:value-type="float" office:value="0.603" calcext:value-type="float">
            <text:p>0.603</text:p>
          </table:table-cell>
          <table:table-cell office:value-type="float" office:value="1.214" calcext:value-type="float">
            <text:p>1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3.955" calcext:value-type="float">
            <text:p>433.955</text:p>
          </table:table-cell>
          <table:table-cell office:value-type="float" office:value="0.178" calcext:value-type="float">
            <text:p>0.178</text:p>
          </table:table-cell>
          <table:table-cell office:value-type="float" office:value="0.6" calcext:value-type="float">
            <text:p>0.6</text:p>
          </table:table-cell>
          <table:table-cell office:value-type="float" office:value="1.198" calcext:value-type="float">
            <text:p>1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127" calcext:value-type="float">
            <text:p>434.127</text:p>
          </table:table-cell>
          <table:table-cell office:value-type="float" office:value="0.178" calcext:value-type="float">
            <text:p>0.178</text:p>
          </table:table-cell>
          <table:table-cell office:value-type="float" office:value="0.599" calcext:value-type="float">
            <text:p>0.599</text:p>
          </table:table-cell>
          <table:table-cell office:value-type="float" office:value="1.188" calcext:value-type="float">
            <text:p>1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298" calcext:value-type="float">
            <text:p>434.298</text:p>
          </table:table-cell>
          <table:table-cell office:value-type="float" office:value="0.177" calcext:value-type="float">
            <text:p>0.177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9" calcext:value-type="float">
            <text:p>1.1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47" calcext:value-type="float">
            <text:p>434.47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6" calcext:value-type="float">
            <text:p>0.596</text:p>
          </table:table-cell>
          <table:table-cell office:value-type="float" office:value="1.174" calcext:value-type="float">
            <text:p>1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642" calcext:value-type="float">
            <text:p>434.642</text:p>
          </table:table-cell>
          <table:table-cell office:value-type="float" office:value="0.176" calcext:value-type="float">
            <text:p>0.176</text:p>
          </table:table-cell>
          <table:table-cell office:value-type="float" office:value="0.593" calcext:value-type="float">
            <text:p>0.593</text:p>
          </table:table-cell>
          <table:table-cell office:value-type="float" office:value="1.16" calcext:value-type="float">
            <text:p>1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813" calcext:value-type="float">
            <text:p>434.813</text:p>
          </table:table-cell>
          <table:table-cell office:value-type="float" office:value="0.175" calcext:value-type="float">
            <text:p>0.175</text:p>
          </table:table-cell>
          <table:table-cell office:value-type="float" office:value="0.59" calcext:value-type="float">
            <text:p>0.59</text:p>
          </table:table-cell>
          <table:table-cell office:value-type="float" office:value="1.151" calcext:value-type="float">
            <text:p>1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4.985" calcext:value-type="float">
            <text:p>434.985</text:p>
          </table:table-cell>
          <table:table-cell office:value-type="float" office:value="0.175" calcext:value-type="float">
            <text:p>0.175</text:p>
          </table:table-cell>
          <table:table-cell office:value-type="float" office:value="0.588" calcext:value-type="float">
            <text:p>0.588</text:p>
          </table:table-cell>
          <table:table-cell office:value-type="float" office:value="1.142" calcext:value-type="float">
            <text:p>1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157" calcext:value-type="float">
            <text:p>435.157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4" calcext:value-type="float">
            <text:p>0.584</text:p>
          </table:table-cell>
          <table:table-cell office:value-type="float" office:value="1.133" calcext:value-type="float">
            <text:p>1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328" calcext:value-type="float">
            <text:p>435.328</text:p>
          </table:table-cell>
          <table:table-cell office:value-type="float" office:value="0.174" calcext:value-type="float">
            <text:p>0.174</text:p>
          </table:table-cell>
          <table:table-cell office:value-type="float" office:value="0.58" calcext:value-type="float">
            <text:p>0.58</text:p>
          </table:table-cell>
          <table:table-cell office:value-type="float" office:value="1.12" calcext:value-type="float">
            <text:p>1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5" calcext:value-type="float">
            <text:p>435.5</text:p>
          </table:table-cell>
          <table:table-cell office:value-type="float" office:value="0.173" calcext:value-type="float">
            <text:p>0.173</text:p>
          </table:table-cell>
          <table:table-cell office:value-type="float" office:value="0.575" calcext:value-type="float">
            <text:p>0.575</text:p>
          </table:table-cell>
          <table:table-cell office:value-type="float" office:value="1.107" calcext:value-type="float">
            <text:p>1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672" calcext:value-type="float">
            <text:p>435.672</text:p>
          </table:table-cell>
          <table:table-cell office:value-type="float" office:value="0.172" calcext:value-type="float">
            <text:p>0.172</text:p>
          </table:table-cell>
          <table:table-cell office:value-type="float" office:value="0.573" calcext:value-type="float">
            <text:p>0.573</text:p>
          </table:table-cell>
          <table:table-cell office:value-type="float" office:value="1.099" calcext:value-type="float">
            <text:p>1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5.843" calcext:value-type="float">
            <text:p>435.843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9" calcext:value-type="float">
            <text:p>0.569</text:p>
          </table:table-cell>
          <table:table-cell office:value-type="float" office:value="1.085" calcext:value-type="float">
            <text:p>1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015" calcext:value-type="float">
            <text:p>436.015</text:p>
          </table:table-cell>
          <table:table-cell office:value-type="float" office:value="0.171" calcext:value-type="float">
            <text:p>0.171</text:p>
          </table:table-cell>
          <table:table-cell office:value-type="float" office:value="0.567" calcext:value-type="float">
            <text:p>0.567</text:p>
          </table:table-cell>
          <table:table-cell office:value-type="float" office:value="1.08" calcext:value-type="float">
            <text:p>1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187" calcext:value-type="float">
            <text:p>436.187</text:p>
          </table:table-cell>
          <table:table-cell office:value-type="float" office:value="0.17" calcext:value-type="float">
            <text:p>0.17</text:p>
          </table:table-cell>
          <table:table-cell office:value-type="float" office:value="0.563" calcext:value-type="float">
            <text:p>0.563</text:p>
          </table:table-cell>
          <table:table-cell office:value-type="float" office:value="1.075" calcext:value-type="float">
            <text:p>1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358" calcext:value-type="float">
            <text:p>436.358</text:p>
          </table:table-cell>
          <table:table-cell office:value-type="float" office:value="0.17" calcext:value-type="float">
            <text:p>0.17</text:p>
          </table:table-cell>
          <table:table-cell office:value-type="float" office:value="0.561" calcext:value-type="float">
            <text:p>0.561</text:p>
          </table:table-cell>
          <table:table-cell office:value-type="float" office:value="1.068" calcext:value-type="float">
            <text:p>1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53" calcext:value-type="float">
            <text:p>436.53</text:p>
          </table:table-cell>
          <table:table-cell office:value-type="float" office:value="0.17" calcext:value-type="float">
            <text:p>0.17</text:p>
          </table:table-cell>
          <table:table-cell office:value-type="float" office:value="0.557" calcext:value-type="float">
            <text:p>0.557</text:p>
          </table:table-cell>
          <table:table-cell office:value-type="float" office:value="1.057" calcext:value-type="float">
            <text:p>1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701" calcext:value-type="float">
            <text:p>436.701</text:p>
          </table:table-cell>
          <table:table-cell office:value-type="float" office:value="0.17" calcext:value-type="float">
            <text:p>0.17</text:p>
          </table:table-cell>
          <table:table-cell office:value-type="float" office:value="0.554" calcext:value-type="float">
            <text:p>0.554</text:p>
          </table:table-cell>
          <table:table-cell office:value-type="float" office:value="1.052" calcext:value-type="float">
            <text:p>1.0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6.873" calcext:value-type="float">
            <text:p>436.873</text:p>
          </table:table-cell>
          <table:table-cell office:value-type="float" office:value="0.169" calcext:value-type="float">
            <text:p>0.169</text:p>
          </table:table-cell>
          <table:table-cell office:value-type="float" office:value="0.549" calcext:value-type="float">
            <text:p>0.549</text:p>
          </table:table-cell>
          <table:table-cell office:value-type="float" office:value="1.039" calcext:value-type="float">
            <text:p>1.0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045" calcext:value-type="float">
            <text:p>437.045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6" calcext:value-type="float">
            <text:p>0.546</text:p>
          </table:table-cell>
          <table:table-cell office:value-type="float" office:value="1.033" calcext:value-type="float">
            <text:p>1.0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216" calcext:value-type="float">
            <text:p>437.216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3" calcext:value-type="float">
            <text:p>0.543</text:p>
          </table:table-cell>
          <table:table-cell office:value-type="float" office:value="1.025" calcext:value-type="float">
            <text:p>1.0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388" calcext:value-type="float">
            <text:p>437.388</text:p>
          </table:table-cell>
          <table:table-cell office:value-type="float" office:value="0.168" calcext:value-type="float">
            <text:p>0.168</text:p>
          </table:table-cell>
          <table:table-cell office:value-type="float" office:value="0.54" calcext:value-type="float">
            <text:p>0.54</text:p>
          </table:table-cell>
          <table:table-cell office:value-type="float" office:value="1.017" calcext:value-type="float">
            <text:p>1.0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56" calcext:value-type="float">
            <text:p>437.56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6" calcext:value-type="float">
            <text:p>0.536</text:p>
          </table:table-cell>
          <table:table-cell office:value-type="float" office:value="1.002" calcext:value-type="float">
            <text:p>1.0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731" calcext:value-type="float">
            <text:p>437.731</text:p>
          </table:table-cell>
          <table:table-cell office:value-type="float" office:value="0.167" calcext:value-type="float">
            <text:p>0.167</text:p>
          </table:table-cell>
          <table:table-cell office:value-type="float" office:value="0.531" calcext:value-type="float">
            <text:p>0.531</text:p>
          </table:table-cell>
          <table:table-cell office:value-type="float" office:value="0.987" calcext:value-type="float">
            <text:p>0.9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7.903" calcext:value-type="float">
            <text:p>437.903</text:p>
          </table:table-cell>
          <table:table-cell office:value-type="float" office:value="0.166" calcext:value-type="float">
            <text:p>0.166</text:p>
          </table:table-cell>
          <table:table-cell office:value-type="float" office:value="0.527" calcext:value-type="float">
            <text:p>0.527</text:p>
          </table:table-cell>
          <table:table-cell office:value-type="float" office:value="0.973" calcext:value-type="float">
            <text:p>0.9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075" calcext:value-type="float">
            <text:p>438.075</text:p>
          </table:table-cell>
          <table:table-cell office:value-type="float" office:value="0.165" calcext:value-type="float">
            <text:p>0.165</text:p>
          </table:table-cell>
          <table:table-cell office:value-type="float" office:value="0.523" calcext:value-type="float">
            <text:p>0.523</text:p>
          </table:table-cell>
          <table:table-cell office:value-type="float" office:value="0.96" calcext:value-type="float">
            <text:p>0.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246" calcext:value-type="float">
            <text:p>438.246</text:p>
          </table:table-cell>
          <table:table-cell office:value-type="float" office:value="0.165" calcext:value-type="float">
            <text:p>0.165</text:p>
          </table:table-cell>
          <table:table-cell office:value-type="float" office:value="0.519" calcext:value-type="float">
            <text:p>0.519</text:p>
          </table:table-cell>
          <table:table-cell office:value-type="float" office:value="0.95" calcext:value-type="float">
            <text:p>0.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418" calcext:value-type="float">
            <text:p>438.418</text:p>
          </table:table-cell>
          <table:table-cell office:value-type="float" office:value="0.164" calcext:value-type="float">
            <text:p>0.164</text:p>
          </table:table-cell>
          <table:table-cell office:value-type="float" office:value="0.514" calcext:value-type="float">
            <text:p>0.514</text:p>
          </table:table-cell>
          <table:table-cell office:value-type="float" office:value="0.936" calcext:value-type="float">
            <text:p>0.9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59" calcext:value-type="float">
            <text:p>438.59</text:p>
          </table:table-cell>
          <table:table-cell office:value-type="float" office:value="0.163" calcext:value-type="float">
            <text:p>0.163</text:p>
          </table:table-cell>
          <table:table-cell office:value-type="float" office:value="0.511" calcext:value-type="float">
            <text:p>0.511</text:p>
          </table:table-cell>
          <table:table-cell office:value-type="float" office:value="0.925" calcext:value-type="float">
            <text:p>0.9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761" calcext:value-type="float">
            <text:p>438.761</text:p>
          </table:table-cell>
          <table:table-cell office:value-type="float" office:value="0.163" calcext:value-type="float">
            <text:p>0.163</text:p>
          </table:table-cell>
          <table:table-cell office:value-type="float" office:value="0.507" calcext:value-type="float">
            <text:p>0.507</text:p>
          </table:table-cell>
          <table:table-cell office:value-type="float" office:value="0.914" calcext:value-type="float">
            <text:p>0.9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8.933" calcext:value-type="float">
            <text:p>438.9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503" calcext:value-type="float">
            <text:p>0.503</text:p>
          </table:table-cell>
          <table:table-cell office:value-type="float" office:value="0.906" calcext:value-type="float">
            <text:p>0.9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105" calcext:value-type="float">
            <text:p>439.105</text:p>
          </table:table-cell>
          <table:table-cell office:value-type="float" office:value="0.161" calcext:value-type="float">
            <text:p>0.161</text:p>
          </table:table-cell>
          <table:table-cell office:value-type="float" office:value="0.499" calcext:value-type="float">
            <text:p>0.499</text:p>
          </table:table-cell>
          <table:table-cell office:value-type="float" office:value="0.895" calcext:value-type="float">
            <text:p>0.8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276" calcext:value-type="float">
            <text:p>439.276</text:p>
          </table:table-cell>
          <table:table-cell office:value-type="float" office:value="0.16" calcext:value-type="float">
            <text:p>0.16</text:p>
          </table:table-cell>
          <table:table-cell office:value-type="float" office:value="0.493" calcext:value-type="float">
            <text:p>0.493</text:p>
          </table:table-cell>
          <table:table-cell office:value-type="float" office:value="0.883" calcext:value-type="float">
            <text:p>0.8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448" calcext:value-type="float">
            <text:p>439.448</text:p>
          </table:table-cell>
          <table:table-cell office:value-type="float" office:value="0.158" calcext:value-type="float">
            <text:p>0.158</text:p>
          </table:table-cell>
          <table:table-cell office:value-type="float" office:value="0.49" calcext:value-type="float">
            <text:p>0.49</text:p>
          </table:table-cell>
          <table:table-cell office:value-type="float" office:value="0.877" calcext:value-type="float">
            <text:p>0.8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62" calcext:value-type="float">
            <text:p>439.62</text:p>
          </table:table-cell>
          <table:table-cell office:value-type="float" office:value="0.157" calcext:value-type="float">
            <text:p>0.157</text:p>
          </table:table-cell>
          <table:table-cell office:value-type="float" office:value="0.485" calcext:value-type="float">
            <text:p>0.485</text:p>
          </table:table-cell>
          <table:table-cell office:value-type="float" office:value="0.867" calcext:value-type="float">
            <text:p>0.8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791" calcext:value-type="float">
            <text:p>439.791</text:p>
          </table:table-cell>
          <table:table-cell office:value-type="float" office:value="0.156" calcext:value-type="float">
            <text:p>0.156</text:p>
          </table:table-cell>
          <table:table-cell office:value-type="float" office:value="0.482" calcext:value-type="float">
            <text:p>0.482</text:p>
          </table:table-cell>
          <table:table-cell office:value-type="float" office:value="0.86" calcext:value-type="float">
            <text:p>0.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39.963" calcext:value-type="float">
            <text:p>439.963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8" calcext:value-type="float">
            <text:p>0.478</text:p>
          </table:table-cell>
          <table:table-cell office:value-type="float" office:value="0.852" calcext:value-type="float">
            <text:p>0.8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135" calcext:value-type="float">
            <text:p>440.135</text:p>
          </table:table-cell>
          <table:table-cell office:value-type="float" office:value="0.155" calcext:value-type="float">
            <text:p>0.155</text:p>
          </table:table-cell>
          <table:table-cell office:value-type="float" office:value="0.476" calcext:value-type="float">
            <text:p>0.476</text:p>
          </table:table-cell>
          <table:table-cell office:value-type="float" office:value="0.847" calcext:value-type="float">
            <text:p>0.8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307" calcext:value-type="float">
            <text:p>440.307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2" calcext:value-type="float">
            <text:p>0.472</text:p>
          </table:table-cell>
          <table:table-cell office:value-type="float" office:value="0.84" calcext:value-type="float">
            <text:p>0.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478" calcext:value-type="float">
            <text:p>440.478</text:p>
          </table:table-cell>
          <table:table-cell office:value-type="float" office:value="0.154" calcext:value-type="float">
            <text:p>0.154</text:p>
          </table:table-cell>
          <table:table-cell office:value-type="float" office:value="0.47" calcext:value-type="float">
            <text:p>0.47</text:p>
          </table:table-cell>
          <table:table-cell office:value-type="float" office:value="0.834" calcext:value-type="float">
            <text:p>0.8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65" calcext:value-type="float">
            <text:p>440.65</text:p>
          </table:table-cell>
          <table:table-cell office:value-type="float" office:value="0.153" calcext:value-type="float">
            <text:p>0.153</text:p>
          </table:table-cell>
          <table:table-cell office:value-type="float" office:value="0.467" calcext:value-type="float">
            <text:p>0.467</text:p>
          </table:table-cell>
          <table:table-cell office:value-type="float" office:value="0.83" calcext:value-type="float">
            <text:p>0.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822" calcext:value-type="float">
            <text:p>440.822</text:p>
          </table:table-cell>
          <table:table-cell office:value-type="float" office:value="0.152" calcext:value-type="float">
            <text:p>0.152</text:p>
          </table:table-cell>
          <table:table-cell office:value-type="float" office:value="0.465" calcext:value-type="float">
            <text:p>0.465</text:p>
          </table:table-cell>
          <table:table-cell office:value-type="float" office:value="0.826" calcext:value-type="float">
            <text:p>0.8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0.993" calcext:value-type="float">
            <text:p>440.993</text:p>
          </table:table-cell>
          <table:table-cell office:value-type="float" office:value="0.151" calcext:value-type="float">
            <text:p>0.1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819" calcext:value-type="float">
            <text:p>0.8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165" calcext:value-type="float">
            <text:p>441.165</text:p>
          </table:table-cell>
          <table:table-cell office:value-type="float" office:value="0.15" calcext:value-type="float">
            <text:p>0.15</text:p>
          </table:table-cell>
          <table:table-cell office:value-type="float" office:value="0.459" calcext:value-type="float">
            <text:p>0.459</text:p>
          </table:table-cell>
          <table:table-cell office:value-type="float" office:value="0.812" calcext:value-type="float">
            <text:p>0.8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337" calcext:value-type="float">
            <text:p>441.337</text:p>
          </table:table-cell>
          <table:table-cell office:value-type="float" office:value="0.149" calcext:value-type="float">
            <text:p>0.1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806" calcext:value-type="float">
            <text:p>0.8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508" calcext:value-type="float">
            <text:p>441.5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452" calcext:value-type="float">
            <text:p>0.452</text:p>
          </table:table-cell>
          <table:table-cell office:value-type="float" office:value="0.798" calcext:value-type="float">
            <text:p>0.7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68" calcext:value-type="float">
            <text:p>441.68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8" calcext:value-type="float">
            <text:p>0.448</text:p>
          </table:table-cell>
          <table:table-cell office:value-type="float" office:value="0.791" calcext:value-type="float">
            <text:p>0.7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1.852" calcext:value-type="float">
            <text:p>441.852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4" calcext:value-type="float">
            <text:p>0.444</text:p>
          </table:table-cell>
          <table:table-cell office:value-type="float" office:value="0.782" calcext:value-type="float">
            <text:p>0.7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023" calcext:value-type="float">
            <text:p>442.023</text:p>
          </table:table-cell>
          <table:table-cell office:value-type="float" office:value="0.146" calcext:value-type="float">
            <text:p>0.146</text:p>
          </table:table-cell>
          <table:table-cell office:value-type="float" office:value="0.442" calcext:value-type="float">
            <text:p>0.442</text:p>
          </table:table-cell>
          <table:table-cell office:value-type="float" office:value="0.775" calcext:value-type="float">
            <text:p>0.7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195" calcext:value-type="float">
            <text:p>442.195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9" calcext:value-type="float">
            <text:p>0.439</text:p>
          </table:table-cell>
          <table:table-cell office:value-type="float" office:value="0.77" calcext:value-type="float">
            <text:p>0.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367" calcext:value-type="float">
            <text:p>442.367</text:p>
          </table:table-cell>
          <table:table-cell office:value-type="float" office:value="0.145" calcext:value-type="float">
            <text:p>0.145</text:p>
          </table:table-cell>
          <table:table-cell office:value-type="float" office:value="0.437" calcext:value-type="float">
            <text:p>0.437</text:p>
          </table:table-cell>
          <table:table-cell office:value-type="float" office:value="0.765" calcext:value-type="float">
            <text:p>0.7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538" calcext:value-type="float">
            <text:p>442.538</text:p>
          </table:table-cell>
          <table:table-cell office:value-type="float" office:value="0.144" calcext:value-type="float">
            <text:p>0.144</text:p>
          </table:table-cell>
          <table:table-cell office:value-type="float" office:value="0.434" calcext:value-type="float">
            <text:p>0.434</text:p>
          </table:table-cell>
          <table:table-cell office:value-type="float" office:value="0.757" calcext:value-type="float">
            <text:p>0.7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71" calcext:value-type="float">
            <text:p>442.71</text:p>
          </table:table-cell>
          <table:table-cell office:value-type="float" office:value="0.143" calcext:value-type="float">
            <text:p>0.143</text:p>
          </table:table-cell>
          <table:table-cell office:value-type="float" office:value="0.432" calcext:value-type="float">
            <text:p>0.432</text:p>
          </table:table-cell>
          <table:table-cell office:value-type="float" office:value="0.752" calcext:value-type="float">
            <text:p>0.7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2.882" calcext:value-type="float">
            <text:p>442.882</text:p>
          </table:table-cell>
          <table:table-cell office:value-type="float" office:value="0.142" calcext:value-type="float">
            <text:p>0.142</text:p>
          </table:table-cell>
          <table:table-cell office:value-type="float" office:value="0.43" calcext:value-type="float">
            <text:p>0.43</text:p>
          </table:table-cell>
          <table:table-cell office:value-type="float" office:value="0.746" calcext:value-type="float">
            <text:p>0.7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054" calcext:value-type="float">
            <text:p>443.05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27" calcext:value-type="float">
            <text:p>0.427</text:p>
          </table:table-cell>
          <table:table-cell office:value-type="float" office:value="0.743" calcext:value-type="float">
            <text:p>0.7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225" calcext:value-type="float">
            <text:p>443.225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5" calcext:value-type="float">
            <text:p>0.425</text:p>
          </table:table-cell>
          <table:table-cell office:value-type="float" office:value="0.738" calcext:value-type="float">
            <text:p>0.7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397" calcext:value-type="float">
            <text:p>443.397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3" calcext:value-type="float">
            <text:p>0.423</text:p>
          </table:table-cell>
          <table:table-cell office:value-type="float" office:value="0.733" calcext:value-type="float">
            <text:p>0.7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569" calcext:value-type="float">
            <text:p>443.569</text:p>
          </table:table-cell>
          <table:table-cell office:value-type="float" office:value="0.141" calcext:value-type="float">
            <text:p>0.141</text:p>
          </table:table-cell>
          <table:table-cell office:value-type="float" office:value="0.421" calcext:value-type="float">
            <text:p>0.421</text:p>
          </table:table-cell>
          <table:table-cell office:value-type="float" office:value="0.731" calcext:value-type="float">
            <text:p>0.7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74" calcext:value-type="float">
            <text:p>443.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726" calcext:value-type="float">
            <text:p>0.7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3.912" calcext:value-type="float">
            <text:p>443.91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8" calcext:value-type="float">
            <text:p>0.418</text:p>
          </table:table-cell>
          <table:table-cell office:value-type="float" office:value="0.723" calcext:value-type="float">
            <text:p>0.7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084" calcext:value-type="float">
            <text:p>444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6" calcext:value-type="float">
            <text:p>0.416</text:p>
          </table:table-cell>
          <table:table-cell office:value-type="float" office:value="0.72" calcext:value-type="float">
            <text:p>0.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255" calcext:value-type="float">
            <text:p>444.255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5" calcext:value-type="float">
            <text:p>0.415</text:p>
          </table:table-cell>
          <table:table-cell office:value-type="float" office:value="0.718" calcext:value-type="float">
            <text:p>0.7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427" calcext:value-type="float">
            <text:p>444.427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3" calcext:value-type="float">
            <text:p>0.413</text:p>
          </table:table-cell>
          <table:table-cell office:value-type="float" office:value="0.715" calcext:value-type="float">
            <text:p>0.7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599" calcext:value-type="float">
            <text:p>444.599</text:p>
          </table:table-cell>
          <table:table-cell office:value-type="float" office:value="0.142" calcext:value-type="float">
            <text:p>0.142</text:p>
          </table:table-cell>
          <table:table-cell office:value-type="float" office:value="0.411" calcext:value-type="float">
            <text:p>0.411</text:p>
          </table:table-cell>
          <table:table-cell office:value-type="float" office:value="0.714" calcext:value-type="float">
            <text:p>0.7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771" calcext:value-type="float">
            <text:p>444.771</text:p>
          </table:table-cell>
          <table:table-cell office:value-type="float" office:value="0.141" calcext:value-type="float">
            <text:p>0.141</text:p>
          </table:table-cell>
          <table:table-cell office:value-type="float" office:value="0.41" calcext:value-type="float">
            <text:p>0.41</text:p>
          </table:table-cell>
          <table:table-cell office:value-type="float" office:value="0.711" calcext:value-type="float">
            <text:p>0.7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4.942" calcext:value-type="float">
            <text:p>444.942</text:p>
          </table:table-cell>
          <table:table-cell office:value-type="float" office:value="0.141" calcext:value-type="float">
            <text:p>0.141</text:p>
          </table:table-cell>
          <table:table-cell office:value-type="float" office:value="0.409" calcext:value-type="float">
            <text:p>0.409</text:p>
          </table:table-cell>
          <table:table-cell office:value-type="float" office:value="0.708" calcext:value-type="float">
            <text:p>0.7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114" calcext:value-type="float">
            <text:p>445.114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5" calcext:value-type="float">
            <text:p>0.7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286" calcext:value-type="float">
            <text:p>445.286</text:p>
          </table:table-cell>
          <table:table-cell office:value-type="float" office:value="0.14" calcext:value-type="float">
            <text:p>0.14</text:p>
          </table:table-cell>
          <table:table-cell office:value-type="float" office:value="0.405" calcext:value-type="float">
            <text:p>0.405</text:p>
          </table:table-cell>
          <table:table-cell office:value-type="float" office:value="0.704" calcext:value-type="float">
            <text:p>0.7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457" calcext:value-type="float">
            <text:p>445.457</text:p>
          </table:table-cell>
          <table:table-cell office:value-type="float" office:value="0.14" calcext:value-type="float">
            <text:p>0.14</text:p>
          </table:table-cell>
          <table:table-cell office:value-type="float" office:value="0.403" calcext:value-type="float">
            <text:p>0.403</text:p>
          </table:table-cell>
          <table:table-cell office:value-type="float" office:value="0.7" calcext:value-type="float">
            <text:p>0.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629" calcext:value-type="float">
            <text:p>445.629</text:p>
          </table:table-cell>
          <table:table-cell office:value-type="float" office:value="0.139" calcext:value-type="float">
            <text:p>0.139</text:p>
          </table:table-cell>
          <table:table-cell office:value-type="float" office:value="0.402" calcext:value-type="float">
            <text:p>0.402</text:p>
          </table:table-cell>
          <table:table-cell office:value-type="float" office:value="0.697" calcext:value-type="float">
            <text:p>0.6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801" calcext:value-type="float">
            <text:p>445.801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5" calcext:value-type="float">
            <text:p>0.6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5.972" calcext:value-type="float">
            <text:p>445.9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401" calcext:value-type="float">
            <text:p>0.401</text:p>
          </table:table-cell>
          <table:table-cell office:value-type="float" office:value="0.692" calcext:value-type="float">
            <text:p>0.6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144" calcext:value-type="float">
            <text:p>446.144</text:p>
          </table:table-cell>
          <table:table-cell office:value-type="float" office:value="0.138" calcext:value-type="float">
            <text:p>0.138</text:p>
          </table:table-cell>
          <table:table-cell office:value-type="float" office:value="0.399" calcext:value-type="float">
            <text:p>0.399</text:p>
          </table:table-cell>
          <table:table-cell office:value-type="float" office:value="0.69" calcext:value-type="float">
            <text:p>0.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316" calcext:value-type="float">
            <text:p>446.316</text:p>
          </table:table-cell>
          <table:table-cell office:value-type="float" office:value="0.137" calcext:value-type="float">
            <text:p>0.137</text:p>
          </table:table-cell>
          <table:table-cell office:value-type="float" office:value="0.398" calcext:value-type="float">
            <text:p>0.398</text:p>
          </table:table-cell>
          <table:table-cell office:value-type="float" office:value="0.688" calcext:value-type="float">
            <text:p>0.6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488" calcext:value-type="float">
            <text:p>446.488</text:p>
          </table:table-cell>
          <table:table-cell office:value-type="float" office:value="0.136" calcext:value-type="float">
            <text:p>0.136</text:p>
          </table:table-cell>
          <table:table-cell office:value-type="float" office:value="0.396" calcext:value-type="float">
            <text:p>0.396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659" calcext:value-type="float">
            <text:p>446.65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5" calcext:value-type="float">
            <text:p>0.6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6.831" calcext:value-type="float">
            <text:p>446.83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5" calcext:value-type="float">
            <text:p>0.395</text:p>
          </table:table-cell>
          <table:table-cell office:value-type="float" office:value="0.683" calcext:value-type="float">
            <text:p>0.6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003" calcext:value-type="float">
            <text:p>447.00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4" calcext:value-type="float">
            <text:p>0.394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174" calcext:value-type="float">
            <text:p>447.174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2" calcext:value-type="float">
            <text:p>0.6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346" calcext:value-type="float">
            <text:p>447.346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3" calcext:value-type="float">
            <text:p>0.393</text:p>
          </table:table-cell>
          <table:table-cell office:value-type="float" office:value="0.681" calcext:value-type="float">
            <text:p>0.6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518" calcext:value-type="float">
            <text:p>447.518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2" calcext:value-type="float">
            <text:p>0.392</text:p>
          </table:table-cell>
          <table:table-cell office:value-type="float" office:value="0.68" calcext:value-type="float">
            <text:p>0.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69" calcext:value-type="float">
            <text:p>447.69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7.861" calcext:value-type="float">
            <text:p>447.861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9" calcext:value-type="float">
            <text:p>0.6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033" calcext:value-type="float">
            <text:p>448.033</text:p>
          </table:table-cell>
          <table:table-cell office:value-type="float" office:value="0.135" calcext:value-type="float">
            <text:p>0.135</text:p>
          </table:table-cell>
          <table:table-cell office:value-type="float" office:value="0.39" calcext:value-type="float">
            <text:p>0.39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205" calcext:value-type="float">
            <text:p>448.205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8" calcext:value-type="float">
            <text:p>0.6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377" calcext:value-type="float">
            <text:p>448.3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388" calcext:value-type="float">
            <text:p>0.388</text:p>
          </table:table-cell>
          <table:table-cell office:value-type="float" office:value="0.677" calcext:value-type="float">
            <text:p>0.6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548" calcext:value-type="float">
            <text:p>448.548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4" calcext:value-type="float">
            <text:p>0.6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72" calcext:value-type="float">
            <text:p>448.7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71" calcext:value-type="float">
            <text:p>0.6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8.892" calcext:value-type="float">
            <text:p>448.89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7" calcext:value-type="float">
            <text:p>0.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063" calcext:value-type="float">
            <text:p>449.063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8" calcext:value-type="float">
            <text:p>0.6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235" calcext:value-type="float">
            <text:p>449.23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65" calcext:value-type="float">
            <text:p>0.6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407" calcext:value-type="float">
            <text:p>449.407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3" calcext:value-type="float">
            <text:p>0.6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579" calcext:value-type="float">
            <text:p>449.579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1" calcext:value-type="float">
            <text:p>0.6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75" calcext:value-type="float">
            <text:p>449.75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49.922" calcext:value-type="float">
            <text:p>449.922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7" calcext:value-type="float">
            <text:p>0.387</text:p>
          </table:table-cell>
          <table:table-cell office:value-type="float" office:value="0.66" calcext:value-type="float">
            <text:p>0.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094" calcext:value-type="float">
            <text:p>450.094</text:p>
          </table:table-cell>
          <table:table-cell office:value-type="float" office:value="0.134" calcext:value-type="float">
            <text:p>0.13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266" calcext:value-type="float">
            <text:p>450.266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437" calcext:value-type="float">
            <text:p>450.437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7" calcext:value-type="float">
            <text:p>0.6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609" calcext:value-type="float">
            <text:p>450.609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781" calcext:value-type="float">
            <text:p>450.78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6" calcext:value-type="float">
            <text:p>0.6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0.953" calcext:value-type="float">
            <text:p>450.953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124" calcext:value-type="float">
            <text:p>451.12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296" calcext:value-type="float">
            <text:p>451.296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55" calcext:value-type="float">
            <text:p>0.6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468" calcext:value-type="float">
            <text:p>451.468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3" calcext:value-type="float">
            <text:p>0.6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64" calcext:value-type="float">
            <text:p>451.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811" calcext:value-type="float">
            <text:p>451.811</text:p>
          </table:table-cell>
          <table:table-cell office:value-type="float" office:value="0.133" calcext:value-type="float">
            <text:p>0.133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1.983" calcext:value-type="float">
            <text:p>451.983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5" calcext:value-type="float">
            <text:p>0.385</text:p>
          </table:table-cell>
          <table:table-cell office:value-type="float" office:value="0.652" calcext:value-type="float">
            <text:p>0.6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155" calcext:value-type="float">
            <text:p>452.1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9" calcext:value-type="float">
            <text:p>0.6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327" calcext:value-type="float">
            <text:p>452.327</text:p>
          </table:table-cell>
          <table:table-cell office:value-type="float" office:value="0.131" calcext:value-type="float">
            <text:p>0.131</text:p>
          </table:table-cell>
          <table:table-cell office:value-type="float" office:value="0.384" calcext:value-type="float">
            <text:p>0.384</text:p>
          </table:table-cell>
          <table:table-cell office:value-type="float" office:value="0.648" calcext:value-type="float">
            <text:p>0.6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498" calcext:value-type="float">
            <text:p>452.498</text:p>
          </table:table-cell>
          <table:table-cell office:value-type="float" office:value="0.13" calcext:value-type="float">
            <text:p>0.13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5" calcext:value-type="float">
            <text:p>0.6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67" calcext:value-type="float">
            <text:p>452.67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3" calcext:value-type="float">
            <text:p>0.383</text:p>
          </table:table-cell>
          <table:table-cell office:value-type="float" office:value="0.643" calcext:value-type="float">
            <text:p>0.6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2.842" calcext:value-type="float">
            <text:p>452.842</text:p>
          </table:table-cell>
          <table:table-cell office:value-type="float" office:value="0.129" calcext:value-type="float">
            <text:p>0.129</text:p>
          </table:table-cell>
          <table:table-cell office:value-type="float" office:value="0.382" calcext:value-type="float">
            <text:p>0.382</text:p>
          </table:table-cell>
          <table:table-cell office:value-type="float" office:value="0.64" calcext:value-type="float">
            <text:p>0.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014" calcext:value-type="float">
            <text:p>453.014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7" calcext:value-type="float">
            <text:p>0.6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185" calcext:value-type="float">
            <text:p>453.185</text:p>
          </table:table-cell>
          <table:table-cell office:value-type="float" office:value="0.128" calcext:value-type="float">
            <text:p>0.128</text:p>
          </table:table-cell>
          <table:table-cell office:value-type="float" office:value="0.38" calcext:value-type="float">
            <text:p>0.38</text:p>
          </table:table-cell>
          <table:table-cell office:value-type="float" office:value="0.635" calcext:value-type="float">
            <text:p>0.6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357" calcext:value-type="float">
            <text:p>453.357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1" calcext:value-type="float">
            <text:p>0.6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529" calcext:value-type="float">
            <text:p>453.529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8" calcext:value-type="float">
            <text:p>0.378</text:p>
          </table:table-cell>
          <table:table-cell office:value-type="float" office:value="0.629" calcext:value-type="float">
            <text:p>0.6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701" calcext:value-type="float">
            <text:p>453.701</text:p>
          </table:table-cell>
          <table:table-cell office:value-type="float" office:value="0.128" calcext:value-type="float">
            <text:p>0.128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7" calcext:value-type="float">
            <text:p>0.6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3.872" calcext:value-type="float">
            <text:p>453.872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624" calcext:value-type="float">
            <text:p>0.6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044" calcext:value-type="float">
            <text:p>454.044</text:p>
          </table:table-cell>
          <table:table-cell office:value-type="float" office:value="0.127" calcext:value-type="float">
            <text:p>0.127</text:p>
          </table:table-cell>
          <table:table-cell office:value-type="float" office:value="0.376" calcext:value-type="float">
            <text:p>0.376</text:p>
          </table:table-cell>
          <table:table-cell office:value-type="float" office:value="0.623" calcext:value-type="float">
            <text:p>0.6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216" calcext:value-type="float">
            <text:p>454.21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5" calcext:value-type="float">
            <text:p>0.375</text:p>
          </table:table-cell>
          <table:table-cell office:value-type="float" office:value="0.621" calcext:value-type="float">
            <text:p>0.6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388" calcext:value-type="float">
            <text:p>454.38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4" calcext:value-type="float">
            <text:p>0.374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559" calcext:value-type="float">
            <text:p>454.5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2" calcext:value-type="float">
            <text:p>0.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731" calcext:value-type="float">
            <text:p>454.731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3" calcext:value-type="float">
            <text:p>0.373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4.903" calcext:value-type="float">
            <text:p>454.90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075" calcext:value-type="float">
            <text:p>455.07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2" calcext:value-type="float">
            <text:p>0.372</text:p>
          </table:table-cell>
          <table:table-cell office:value-type="float" office:value="0.619" calcext:value-type="float">
            <text:p>0.6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246" calcext:value-type="float">
            <text:p>455.24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1" calcext:value-type="float">
            <text:p>0.371</text:p>
          </table:table-cell>
          <table:table-cell office:value-type="float" office:value="0.618" calcext:value-type="float">
            <text:p>0.6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418" calcext:value-type="float">
            <text:p>455.418</text:p>
          </table:table-cell>
          <table:table-cell office:value-type="float" office:value="0.126" calcext:value-type="float">
            <text:p>0.126</text:p>
          </table:table-cell>
          <table:table-cell office:value-type="float" office:value="0.37" calcext:value-type="float">
            <text:p>0.37</text:p>
          </table:table-cell>
          <table:table-cell office:value-type="float" office:value="0.616" calcext:value-type="float">
            <text:p>0.6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59" calcext:value-type="float">
            <text:p>455.59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9" calcext:value-type="float">
            <text:p>0.369</text:p>
          </table:table-cell>
          <table:table-cell office:value-type="float" office:value="0.615" calcext:value-type="float">
            <text:p>0.6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762" calcext:value-type="float">
            <text:p>455.762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8" calcext:value-type="float">
            <text:p>0.368</text:p>
          </table:table-cell>
          <table:table-cell office:value-type="float" office:value="0.614" calcext:value-type="float">
            <text:p>0.6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5.933" calcext:value-type="float">
            <text:p>455.933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7" calcext:value-type="float">
            <text:p>0.367</text:p>
          </table:table-cell>
          <table:table-cell office:value-type="float" office:value="0.613" calcext:value-type="float">
            <text:p>0.6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105" calcext:value-type="float">
            <text:p>456.105</text:p>
          </table:table-cell>
          <table:table-cell office:value-type="float" office:value="0.126" calcext:value-type="float">
            <text:p>0.126</text:p>
          </table:table-cell>
          <table:table-cell office:value-type="float" office:value="0.365" calcext:value-type="float">
            <text:p>0.365</text:p>
          </table:table-cell>
          <table:table-cell office:value-type="float" office:value="0.611" calcext:value-type="float">
            <text:p>0.6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277" calcext:value-type="float">
            <text:p>456.2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4" calcext:value-type="float">
            <text:p>0.364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449" calcext:value-type="float">
            <text:p>456.44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3" calcext:value-type="float">
            <text:p>0.363</text:p>
          </table:table-cell>
          <table:table-cell office:value-type="float" office:value="0.609" calcext:value-type="float">
            <text:p>0.6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621" calcext:value-type="float">
            <text:p>456.62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2" calcext:value-type="float">
            <text:p>0.362</text:p>
          </table:table-cell>
          <table:table-cell office:value-type="float" office:value="0.606" calcext:value-type="float">
            <text:p>0.6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792" calcext:value-type="float">
            <text:p>456.79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" calcext:value-type="float">
            <text:p>0.36</text:p>
          </table:table-cell>
          <table:table-cell office:value-type="float" office:value="0.604" calcext:value-type="float">
            <text:p>0.6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6.964" calcext:value-type="float">
            <text:p>456.96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9" calcext:value-type="float">
            <text:p>0.359</text:p>
          </table:table-cell>
          <table:table-cell office:value-type="float" office:value="0.601" calcext:value-type="float">
            <text:p>0.6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136" calcext:value-type="float">
            <text:p>457.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7" calcext:value-type="float">
            <text:p>0.357</text:p>
          </table:table-cell>
          <table:table-cell office:value-type="float" office:value="0.598" calcext:value-type="float">
            <text:p>0.5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308" calcext:value-type="float">
            <text:p>457.30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6" calcext:value-type="float">
            <text:p>0.356</text:p>
          </table:table-cell>
          <table:table-cell office:value-type="float" office:value="0.596" calcext:value-type="float">
            <text:p>0.5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479" calcext:value-type="float">
            <text:p>457.47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5" calcext:value-type="float">
            <text:p>0.5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651" calcext:value-type="float">
            <text:p>457.6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5" calcext:value-type="float">
            <text:p>0.355</text:p>
          </table:table-cell>
          <table:table-cell office:value-type="float" office:value="0.593" calcext:value-type="float">
            <text:p>0.5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823" calcext:value-type="float">
            <text:p>457.82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4" calcext:value-type="float">
            <text:p>0.354</text:p>
          </table:table-cell>
          <table:table-cell office:value-type="float" office:value="0.592" calcext:value-type="float">
            <text:p>0.5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7.995" calcext:value-type="float">
            <text:p>457.99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9" calcext:value-type="float">
            <text:p>0.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167" calcext:value-type="float">
            <text:p>458.16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3" calcext:value-type="float">
            <text:p>0.353</text:p>
          </table:table-cell>
          <table:table-cell office:value-type="float" office:value="0.589" calcext:value-type="float">
            <text:p>0.5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338" calcext:value-type="float">
            <text:p>458.33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2" calcext:value-type="float">
            <text:p>0.352</text:p>
          </table:table-cell>
          <table:table-cell office:value-type="float" office:value="0.587" calcext:value-type="float">
            <text:p>0.5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51" calcext:value-type="float">
            <text:p>458.5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1" calcext:value-type="float">
            <text:p>0.351</text:p>
          </table:table-cell>
          <table:table-cell office:value-type="float" office:value="0.585" calcext:value-type="float">
            <text:p>0.5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682" calcext:value-type="float">
            <text:p>458.68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5" calcext:value-type="float">
            <text:p>0.35</text:p>
          </table:table-cell>
          <table:table-cell office:value-type="float" office:value="0.584" calcext:value-type="float">
            <text:p>0.5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8.854" calcext:value-type="float">
            <text:p>458.85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9" calcext:value-type="float">
            <text:p>0.349</text:p>
          </table:table-cell>
          <table:table-cell office:value-type="float" office:value="0.582" calcext:value-type="float">
            <text:p>0.5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025" calcext:value-type="float">
            <text:p>459.02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8" calcext:value-type="float">
            <text:p>0.348</text:p>
          </table:table-cell>
          <table:table-cell office:value-type="float" office:value="0.581" calcext:value-type="float">
            <text:p>0.5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197" calcext:value-type="float">
            <text:p>459.19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579" calcext:value-type="float">
            <text:p>0.5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369" calcext:value-type="float">
            <text:p>459.369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4" calcext:value-type="float">
            <text:p>0.344</text:p>
          </table:table-cell>
          <table:table-cell office:value-type="float" office:value="0.577" calcext:value-type="float">
            <text:p>0.5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541" calcext:value-type="float">
            <text:p>459.541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3" calcext:value-type="float">
            <text:p>0.343</text:p>
          </table:table-cell>
          <table:table-cell office:value-type="float" office:value="0.575" calcext:value-type="float">
            <text:p>0.5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713" calcext:value-type="float">
            <text:p>459.71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2" calcext:value-type="float">
            <text:p>0.342</text:p>
          </table:table-cell>
          <table:table-cell office:value-type="float" office:value="0.573" calcext:value-type="float">
            <text:p>0.5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59.884" calcext:value-type="float">
            <text:p>459.88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41" calcext:value-type="float">
            <text:p>0.341</text:p>
          </table:table-cell>
          <table:table-cell office:value-type="float" office:value="0.571" calcext:value-type="float">
            <text:p>0.5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056" calcext:value-type="float">
            <text:p>460.056</text:p>
          </table:table-cell>
          <table:table-cell office:value-type="float" office:value="0.126" calcext:value-type="float">
            <text:p>0.126</text:p>
          </table:table-cell>
          <table:table-cell office:value-type="float" office:value="0.34" calcext:value-type="float">
            <text:p>0.34</text:p>
          </table:table-cell>
          <table:table-cell office:value-type="float" office:value="0.57" calcext:value-type="float">
            <text:p>0.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228" calcext:value-type="float">
            <text:p>460.228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9" calcext:value-type="float">
            <text:p>0.339</text:p>
          </table:table-cell>
          <table:table-cell office:value-type="float" office:value="0.567" calcext:value-type="float">
            <text:p>0.5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4" calcext:value-type="float">
            <text:p>460.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8" calcext:value-type="float">
            <text:p>0.338</text:p>
          </table:table-cell>
          <table:table-cell office:value-type="float" office:value="0.565" calcext:value-type="float">
            <text:p>0.5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572" calcext:value-type="float">
            <text:p>460.572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7" calcext:value-type="float">
            <text:p>0.337</text:p>
          </table:table-cell>
          <table:table-cell office:value-type="float" office:value="0.563" calcext:value-type="float">
            <text:p>0.5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743" calcext:value-type="float">
            <text:p>460.743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561" calcext:value-type="float">
            <text:p>0.5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0.915" calcext:value-type="float">
            <text:p>460.915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5" calcext:value-type="float">
            <text:p>0.335</text:p>
          </table:table-cell>
          <table:table-cell office:value-type="float" office:value="0.559" calcext:value-type="float">
            <text:p>0.5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087" calcext:value-type="float">
            <text:p>461.087</text:p>
          </table:table-cell>
          <table:table-cell office:value-type="float" office:value="0.125" calcext:value-type="float">
            <text:p>0.1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557" calcext:value-type="float">
            <text:p>0.5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259" calcext:value-type="float">
            <text:p>461.259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556" calcext:value-type="float">
            <text:p>0.5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431" calcext:value-type="float">
            <text:p>461.431</text:p>
          </table:table-cell>
          <table:table-cell office:value-type="float" office:value="0.124" calcext:value-type="float">
            <text:p>0.124</text:p>
          </table:table-cell>
          <table:table-cell office:value-type="float" office:value="0.332" calcext:value-type="float">
            <text:p>0.332</text:p>
          </table:table-cell>
          <table:table-cell office:value-type="float" office:value="0.555" calcext:value-type="float">
            <text:p>0.5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602" calcext:value-type="float">
            <text:p>461.602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1" calcext:value-type="float">
            <text:p>0.331</text:p>
          </table:table-cell>
          <table:table-cell office:value-type="float" office:value="0.554" calcext:value-type="float">
            <text:p>0.5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774" calcext:value-type="float">
            <text:p>461.774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2" calcext:value-type="float">
            <text:p>0.5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1.946" calcext:value-type="float">
            <text:p>461.946</text:p>
          </table:table-cell>
          <table:table-cell office:value-type="float" office:value="0.123" calcext:value-type="float">
            <text:p>0.123</text:p>
          </table:table-cell>
          <table:table-cell office:value-type="float" office:value="0.33" calcext:value-type="float">
            <text:p>0.33</text:p>
          </table:table-cell>
          <table:table-cell office:value-type="float" office:value="0.551" calcext:value-type="float">
            <text:p>0.5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118" calcext:value-type="float">
            <text:p>462.118</text:p>
          </table:table-cell>
          <table:table-cell office:value-type="float" office:value="0.123" calcext:value-type="float">
            <text:p>0.123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" calcext:value-type="float">
            <text:p>0.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29" calcext:value-type="float">
            <text:p>462.2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8" calcext:value-type="float">
            <text:p>0.328</text:p>
          </table:table-cell>
          <table:table-cell office:value-type="float" office:value="0.548" calcext:value-type="float">
            <text:p>0.5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461" calcext:value-type="float">
            <text:p>462.461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7" calcext:value-type="float">
            <text:p>0.327</text:p>
          </table:table-cell>
          <table:table-cell office:value-type="float" office:value="0.545" calcext:value-type="float">
            <text:p>0.5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633" calcext:value-type="float">
            <text:p>462.633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6" calcext:value-type="float">
            <text:p>0.326</text:p>
          </table:table-cell>
          <table:table-cell office:value-type="float" office:value="0.543" calcext:value-type="float">
            <text:p>0.5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805" calcext:value-type="float">
            <text:p>462.805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41" calcext:value-type="float">
            <text:p>0.5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2.977" calcext:value-type="float">
            <text:p>462.977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39" calcext:value-type="float">
            <text:p>0.5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149" calcext:value-type="float">
            <text:p>463.149</text:p>
          </table:table-cell>
          <table:table-cell office:value-type="float" office:value="0.122" calcext:value-type="float">
            <text:p>0.122</text:p>
          </table:table-cell>
          <table:table-cell office:value-type="float" office:value="0.324" calcext:value-type="float">
            <text:p>0.324</text:p>
          </table:table-cell>
          <table:table-cell office:value-type="float" office:value="0.537" calcext:value-type="float">
            <text:p>0.5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32" calcext:value-type="float">
            <text:p>463.3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3" calcext:value-type="float">
            <text:p>0.323</text:p>
          </table:table-cell>
          <table:table-cell office:value-type="float" office:value="0.535" calcext:value-type="float">
            <text:p>0.5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492" calcext:value-type="float">
            <text:p>463.492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2" calcext:value-type="float">
            <text:p>0.322</text:p>
          </table:table-cell>
          <table:table-cell office:value-type="float" office:value="0.533" calcext:value-type="float">
            <text:p>0.5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664" calcext:value-type="float">
            <text:p>463.664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1" calcext:value-type="float">
            <text:p>0.321</text:p>
          </table:table-cell>
          <table:table-cell office:value-type="float" office:value="0.53" calcext:value-type="float">
            <text:p>0.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3.836" calcext:value-type="float">
            <text:p>463.836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8" calcext:value-type="float">
            <text:p>0.5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008" calcext:value-type="float">
            <text:p>464.00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2" calcext:value-type="float">
            <text:p>0.32</text:p>
          </table:table-cell>
          <table:table-cell office:value-type="float" office:value="0.525" calcext:value-type="float">
            <text:p>0.5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18" calcext:value-type="float">
            <text:p>464.18</text:p>
          </table:table-cell>
          <table:table-cell office:value-type="float" office:value="0.12" calcext:value-type="float">
            <text:p>0.12</text:p>
          </table:table-cell>
          <table:table-cell office:value-type="float" office:value="0.319" calcext:value-type="float">
            <text:p>0.319</text:p>
          </table:table-cell>
          <table:table-cell office:value-type="float" office:value="0.523" calcext:value-type="float">
            <text:p>0.5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351" calcext:value-type="float">
            <text:p>464.351</text:p>
          </table:table-cell>
          <table:table-cell office:value-type="float" office:value="0.12" calcext:value-type="float">
            <text:p>0.12</text:p>
          </table:table-cell>
          <table:table-cell office:value-type="float" office:value="0.318" calcext:value-type="float">
            <text:p>0.318</text:p>
          </table:table-cell>
          <table:table-cell office:value-type="float" office:value="0.519" calcext:value-type="float">
            <text:p>0.5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523" calcext:value-type="float">
            <text:p>464.523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7" calcext:value-type="float">
            <text:p>0.317</text:p>
          </table:table-cell>
          <table:table-cell office:value-type="float" office:value="0.517" calcext:value-type="float">
            <text:p>0.5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695" calcext:value-type="float">
            <text:p>464.695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15" calcext:value-type="float">
            <text:p>0.5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4.867" calcext:value-type="float">
            <text:p>464.867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5" calcext:value-type="float">
            <text:p>0.315</text:p>
          </table:table-cell>
          <table:table-cell office:value-type="float" office:value="0.512" calcext:value-type="float">
            <text:p>0.5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039" calcext:value-type="float">
            <text:p>465.039</text:p>
          </table:table-cell>
          <table:table-cell office:value-type="float" office:value="0.119" calcext:value-type="float">
            <text:p>0.119</text:p>
          </table:table-cell>
          <table:table-cell office:value-type="float" office:value="0.314" calcext:value-type="float">
            <text:p>0.314</text:p>
          </table:table-cell>
          <table:table-cell office:value-type="float" office:value="0.511" calcext:value-type="float">
            <text:p>0.5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21" calcext:value-type="float">
            <text:p>465.21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3" calcext:value-type="float">
            <text:p>0.313</text:p>
          </table:table-cell>
          <table:table-cell office:value-type="float" office:value="0.509" calcext:value-type="float">
            <text:p>0.5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382" calcext:value-type="float">
            <text:p>465.382</text:p>
          </table:table-cell>
          <table:table-cell office:value-type="float" office:value="0.118" calcext:value-type="float">
            <text:p>0.118</text:p>
          </table:table-cell>
          <table:table-cell office:value-type="float" office:value="0.312" calcext:value-type="float">
            <text:p>0.312</text:p>
          </table:table-cell>
          <table:table-cell office:value-type="float" office:value="0.507" calcext:value-type="float">
            <text:p>0.5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554" calcext:value-type="float">
            <text:p>465.554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1" calcext:value-type="float">
            <text:p>0.311</text:p>
          </table:table-cell>
          <table:table-cell office:value-type="float" office:value="0.505" calcext:value-type="float">
            <text:p>0.5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726" calcext:value-type="float">
            <text:p>465.726</text:p>
          </table:table-cell>
          <table:table-cell office:value-type="float" office:value="0.117" calcext:value-type="float">
            <text:p>0.117</text:p>
          </table:table-cell>
          <table:table-cell office:value-type="float" office:value="0.31" calcext:value-type="float">
            <text:p>0.31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5.898" calcext:value-type="float">
            <text:p>465.898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3" calcext:value-type="float">
            <text:p>0.5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07" calcext:value-type="float">
            <text:p>466.07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9" calcext:value-type="float">
            <text:p>0.309</text:p>
          </table:table-cell>
          <table:table-cell office:value-type="float" office:value="0.502" calcext:value-type="float">
            <text:p>0.5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241" calcext:value-type="float">
            <text:p>466.24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5" calcext:value-type="float">
            <text:p>0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413" calcext:value-type="float">
            <text:p>466.4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7" calcext:value-type="float">
            <text:p>0.307</text:p>
          </table:table-cell>
          <table:table-cell office:value-type="float" office:value="0.498" calcext:value-type="float">
            <text:p>0.4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585" calcext:value-type="float">
            <text:p>466.585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6" calcext:value-type="float">
            <text:p>0.306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757" calcext:value-type="float">
            <text:p>466.757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7" calcext:value-type="float">
            <text:p>0.4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6.929" calcext:value-type="float">
            <text:p>466.929</text:p>
          </table:table-cell>
          <table:table-cell office:value-type="float" office:value="0.117" calcext:value-type="float">
            <text:p>0.117</text:p>
          </table:table-cell>
          <table:table-cell office:value-type="float" office:value="0.305" calcext:value-type="float">
            <text:p>0.305</text:p>
          </table:table-cell>
          <table:table-cell office:value-type="float" office:value="0.496" calcext:value-type="float">
            <text:p>0.4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101" calcext:value-type="float">
            <text:p>467.101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4" calcext:value-type="float">
            <text:p>0.304</text:p>
          </table:table-cell>
          <table:table-cell office:value-type="float" office:value="0.494" calcext:value-type="float">
            <text:p>0.4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272" calcext:value-type="float">
            <text:p>467.27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3" calcext:value-type="float">
            <text:p>0.4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444" calcext:value-type="float">
            <text:p>467.444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3" calcext:value-type="float">
            <text:p>0.303</text:p>
          </table:table-cell>
          <table:table-cell office:value-type="float" office:value="0.492" calcext:value-type="float">
            <text:p>0.4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616" calcext:value-type="float">
            <text:p>467.61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2" calcext:value-type="float">
            <text:p>0.302</text:p>
          </table:table-cell>
          <table:table-cell office:value-type="float" office:value="0.491" calcext:value-type="float">
            <text:p>0.4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788" calcext:value-type="float">
            <text:p>467.788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9" calcext:value-type="float">
            <text:p>0.4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7.96" calcext:value-type="float">
            <text:p>467.96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8" calcext:value-type="float">
            <text:p>0.4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132" calcext:value-type="float">
            <text:p>468.132</text:p>
          </table:table-cell>
          <table:table-cell office:value-type="float" office:value="0.116" calcext:value-type="float">
            <text:p>0.116</text:p>
          </table:table-cell>
          <table:table-cell office:value-type="float" office:value="0.301" calcext:value-type="float">
            <text:p>0.301</text:p>
          </table:table-cell>
          <table:table-cell office:value-type="float" office:value="0.487" calcext:value-type="float">
            <text:p>0.4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303" calcext:value-type="float">
            <text:p>468.303</text:p>
          </table:table-cell>
          <table:table-cell office:value-type="float" office:value="0.116" calcext:value-type="float">
            <text:p>0.116</text:p>
          </table:table-cell>
          <table:table-cell office:value-type="float" office:value="0.3" calcext:value-type="float">
            <text:p>0.3</text:p>
          </table:table-cell>
          <table:table-cell office:value-type="float" office:value="0.485" calcext:value-type="float">
            <text:p>0.4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475" calcext:value-type="float">
            <text:p>468.47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3" calcext:value-type="float">
            <text:p>0.4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647" calcext:value-type="float">
            <text:p>468.647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9" calcext:value-type="float">
            <text:p>0.299</text:p>
          </table:table-cell>
          <table:table-cell office:value-type="float" office:value="0.482" calcext:value-type="float">
            <text:p>0.4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819" calcext:value-type="float">
            <text:p>468.819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8" calcext:value-type="float">
            <text:p>0.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8.991" calcext:value-type="float">
            <text:p>468.991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79" calcext:value-type="float">
            <text:p>0.4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163" calcext:value-type="float">
            <text:p>469.163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6" calcext:value-type="float">
            <text:p>0.296</text:p>
          </table:table-cell>
          <table:table-cell office:value-type="float" office:value="0.477" calcext:value-type="float">
            <text:p>0.4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335" calcext:value-type="float">
            <text:p>469.335</text:p>
          </table:table-cell>
          <table:table-cell office:value-type="float" office:value="0.116" calcext:value-type="float">
            <text:p>0.116</text:p>
          </table:table-cell>
          <table:table-cell office:value-type="float" office:value="0.295" calcext:value-type="float">
            <text:p>0.295</text:p>
          </table:table-cell>
          <table:table-cell office:value-type="float" office:value="0.476" calcext:value-type="float">
            <text:p>0.4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506" calcext:value-type="float">
            <text:p>469.50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4" calcext:value-type="float">
            <text:p>0.294</text:p>
          </table:table-cell>
          <table:table-cell office:value-type="float" office:value="0.474" calcext:value-type="float">
            <text:p>0.4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678" calcext:value-type="float">
            <text:p>469.678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2" calcext:value-type="float">
            <text:p>0.4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69.85" calcext:value-type="float">
            <text:p>469.85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3" calcext:value-type="float">
            <text:p>0.29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022" calcext:value-type="float">
            <text:p>470.022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194" calcext:value-type="float">
            <text:p>470.194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2" calcext:value-type="float">
            <text:p>0.292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366" calcext:value-type="float">
            <text:p>470.366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538" calcext:value-type="float">
            <text:p>470.538</text:p>
          </table:table-cell>
          <table:table-cell office:value-type="float" office:value="0.114" calcext:value-type="float">
            <text:p>0.114</text:p>
          </table:table-cell>
          <table:table-cell office:value-type="float" office:value="0.291" calcext:value-type="float">
            <text:p>0.291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709" calcext:value-type="float">
            <text:p>470.709</text:p>
          </table:table-cell>
          <table:table-cell office:value-type="float" office:value="0.115" calcext:value-type="float">
            <text:p>0.115</text:p>
          </table:table-cell>
          <table:table-cell office:value-type="float" office:value="0.29" calcext:value-type="float">
            <text:p>0.2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0.881" calcext:value-type="float">
            <text:p>470.881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9" calcext:value-type="float">
            <text:p>0.289</text:p>
          </table:table-cell>
          <table:table-cell office:value-type="float" office:value="0.461" calcext:value-type="float">
            <text:p>0.4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053" calcext:value-type="float">
            <text:p>471.053</text:p>
          </table:table-cell>
          <table:table-cell office:value-type="float" office:value="0.114" calcext:value-type="float">
            <text:p>0.114</text:p>
          </table:table-cell>
          <table:table-cell office:value-type="float" office:value="0.288" calcext:value-type="float">
            <text:p>0.288</text:p>
          </table:table-cell>
          <table:table-cell office:value-type="float" office:value="0.459" calcext:value-type="float">
            <text:p>0.4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225" calcext:value-type="float">
            <text:p>471.225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7" calcext:value-type="float">
            <text:p>0.4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397" calcext:value-type="float">
            <text:p>471.397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7" calcext:value-type="float">
            <text:p>0.287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569" calcext:value-type="float">
            <text:p>471.569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6" calcext:value-type="float">
            <text:p>0.286</text:p>
          </table:table-cell>
          <table:table-cell office:value-type="float" office:value="0.455" calcext:value-type="float">
            <text:p>0.4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741" calcext:value-type="float">
            <text:p>471.741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5" calcext:value-type="float">
            <text:p>0.285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1.912" calcext:value-type="float">
            <text:p>471.9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084" calcext:value-type="float">
            <text:p>472.084</text:p>
          </table:table-cell>
          <table:table-cell office:value-type="float" office:value="0.113" calcext:value-type="float">
            <text:p>0.113</text:p>
          </table:table-cell>
          <table:table-cell office:value-type="float" office:value="0.284" calcext:value-type="float">
            <text:p>0.284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256" calcext:value-type="float">
            <text:p>472.25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2" calcext:value-type="float">
            <text:p>0.282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428" calcext:value-type="float">
            <text:p>472.428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1" calcext:value-type="float">
            <text:p>0.281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6" calcext:value-type="float">
            <text:p>472.6</text:p>
          </table:table-cell>
          <table:table-cell office:value-type="float" office:value="0.112" calcext:value-type="float">
            <text:p>0.112</text:p>
          </table:table-cell>
          <table:table-cell office:value-type="float" office:value="0.28" calcext:value-type="float">
            <text:p>0.28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772" calcext:value-type="float">
            <text:p>472.7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9" calcext:value-type="float">
            <text:p>0.279</text:p>
          </table:table-cell>
          <table:table-cell office:value-type="float" office:value="0.442" calcext:value-type="float">
            <text:p>0.4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2.944" calcext:value-type="float">
            <text:p>472.944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7" calcext:value-type="float">
            <text:p>0.277</text:p>
          </table:table-cell>
          <table:table-cell office:value-type="float" office:value="0.439" calcext:value-type="float">
            <text:p>0.4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115" calcext:value-type="float">
            <text:p>473.11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6" calcext:value-type="float">
            <text:p>0.276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287" calcext:value-type="float">
            <text:p>473.28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5" calcext:value-type="float">
            <text:p>0.275</text:p>
          </table:table-cell>
          <table:table-cell office:value-type="float" office:value="0.435" calcext:value-type="float">
            <text:p>0.4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459" calcext:value-type="float">
            <text:p>473.45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33" calcext:value-type="float">
            <text:p>0.4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631" calcext:value-type="float">
            <text:p>473.631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3" calcext:value-type="float">
            <text:p>0.273</text:p>
          </table:table-cell>
          <table:table-cell office:value-type="float" office:value="0.43" calcext:value-type="float">
            <text:p>0.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803" calcext:value-type="float">
            <text:p>473.803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3.975" calcext:value-type="float">
            <text:p>473.975</text:p>
          </table:table-cell>
          <table:table-cell office:value-type="float" office:value="0.112" calcext:value-type="float">
            <text:p>0.112</text:p>
          </table:table-cell>
          <table:table-cell office:value-type="float" office:value="0.271" calcext:value-type="float">
            <text:p>0.271</text:p>
          </table:table-cell>
          <table:table-cell office:value-type="float" office:value="0.425" calcext:value-type="float">
            <text:p>0.4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147" calcext:value-type="float">
            <text:p>474.147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9" calcext:value-type="float">
            <text:p>0.269</text:p>
          </table:table-cell>
          <table:table-cell office:value-type="float" office:value="0.422" calcext:value-type="float">
            <text:p>0.4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319" calcext:value-type="float">
            <text:p>474.319</text:p>
          </table:table-cell>
          <table:table-cell office:value-type="float" office:value="0.112" calcext:value-type="float">
            <text:p>0.112</text:p>
          </table:table-cell>
          <table:table-cell office:value-type="float" office:value="0.268" calcext:value-type="float">
            <text:p>0.268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49" calcext:value-type="float">
            <text:p>474.49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7" calcext:value-type="float">
            <text:p>0.267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662" calcext:value-type="float">
            <text:p>474.662</text:p>
          </table:table-cell>
          <table:table-cell office:value-type="float" office:value="0.111" calcext:value-type="float">
            <text:p>0.111</text:p>
          </table:table-cell>
          <table:table-cell office:value-type="float" office:value="0.265" calcext:value-type="float">
            <text:p>0.265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4.834" calcext:value-type="float">
            <text:p>474.834</text:p>
          </table:table-cell>
          <table:table-cell office:value-type="float" office:value="0.11" calcext:value-type="float">
            <text:p>0.11</text:p>
          </table:table-cell>
          <table:table-cell office:value-type="float" office:value="0.263" calcext:value-type="float">
            <text:p>0.263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006" calcext:value-type="float">
            <text:p>475.006</text:p>
          </table:table-cell>
          <table:table-cell office:value-type="float" office:value="0.11" calcext:value-type="float">
            <text:p>0.11</text:p>
          </table:table-cell>
          <table:table-cell office:value-type="float" office:value="0.262" calcext:value-type="float">
            <text:p>0.262</text:p>
          </table:table-cell>
          <table:table-cell office:value-type="float" office:value="0.408" calcext:value-type="float">
            <text:p>0.4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178" calcext:value-type="float">
            <text:p>475.178</text:p>
          </table:table-cell>
          <table:table-cell office:value-type="float" office:value="0.109" calcext:value-type="float">
            <text:p>0.109</text:p>
          </table:table-cell>
          <table:table-cell office:value-type="float" office:value="0.26" calcext:value-type="float">
            <text:p>0.2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35" calcext:value-type="float">
            <text:p>475.35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522" calcext:value-type="float">
            <text:p>475.522</text:p>
          </table:table-cell>
          <table:table-cell office:value-type="float" office:value="0.108" calcext:value-type="float">
            <text:p>0.108</text:p>
          </table:table-cell>
          <table:table-cell office:value-type="float" office:value="0.256" calcext:value-type="float">
            <text:p>0.256</text:p>
          </table:table-cell>
          <table:table-cell office:value-type="float" office:value="0.4" calcext:value-type="float">
            <text:p>0.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694" calcext:value-type="float">
            <text:p>475.694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4" calcext:value-type="float">
            <text:p>0.254</text:p>
          </table:table-cell>
          <table:table-cell office:value-type="float" office:value="0.397" calcext:value-type="float">
            <text:p>0.3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5.865" calcext:value-type="float">
            <text:p>475.865</text:p>
          </table:table-cell>
          <table:table-cell office:value-type="float" office:value="0.107" calcext:value-type="float">
            <text:p>0.10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037" calcext:value-type="float">
            <text:p>476.03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5" calcext:value-type="float">
            <text:p>0.25</text:p>
          </table:table-cell>
          <table:table-cell office:value-type="float" office:value="0.392" calcext:value-type="float">
            <text:p>0.3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209" calcext:value-type="float">
            <text:p>476.20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48" calcext:value-type="float">
            <text:p>0.248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381" calcext:value-type="float">
            <text:p>476.38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6" calcext:value-type="float">
            <text:p>0.3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553" calcext:value-type="float">
            <text:p>476.5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45" calcext:value-type="float">
            <text:p>0.245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725" calcext:value-type="float">
            <text:p>476.725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3" calcext:value-type="float">
            <text:p>0.243</text:p>
          </table:table-cell>
          <table:table-cell office:value-type="float" office:value="0.382" calcext:value-type="float">
            <text:p>0.3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6.897" calcext:value-type="float">
            <text:p>476.89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41" calcext:value-type="float">
            <text:p>0.241</text:p>
          </table:table-cell>
          <table:table-cell office:value-type="float" office:value="0.379" calcext:value-type="float">
            <text:p>0.3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069" calcext:value-type="float">
            <text:p>477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" calcext:value-type="float">
            <text:p>0.24</text:p>
          </table:table-cell>
          <table:table-cell office:value-type="float" office:value="0.377" calcext:value-type="float">
            <text:p>0.3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241" calcext:value-type="float">
            <text:p>477.241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8" calcext:value-type="float">
            <text:p>0.238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413" calcext:value-type="float">
            <text:p>477.4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6" calcext:value-type="float">
            <text:p>0.236</text:p>
          </table:table-cell>
          <table:table-cell office:value-type="float" office:value="0.373" calcext:value-type="float">
            <text:p>0.3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584" calcext:value-type="float">
            <text:p>477.584</text:p>
          </table:table-cell>
          <table:table-cell office:value-type="float" office:value="0.102" calcext:value-type="float">
            <text:p>0.102</text:p>
          </table:table-cell>
          <table:table-cell office:value-type="float" office:value="0.235" calcext:value-type="float">
            <text:p>0.235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756" calcext:value-type="float">
            <text:p>477.75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4" calcext:value-type="float">
            <text:p>0.234</text:p>
          </table:table-cell>
          <table:table-cell office:value-type="float" office:value="0.368" calcext:value-type="float">
            <text:p>0.3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7.928" calcext:value-type="float">
            <text:p>477.92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3" calcext:value-type="float">
            <text:p>0.233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1" calcext:value-type="float">
            <text:p>478.1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1" calcext:value-type="float">
            <text:p>0.231</text:p>
          </table:table-cell>
          <table:table-cell office:value-type="float" office:value="0.363" calcext:value-type="float">
            <text:p>0.3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272" calcext:value-type="float">
            <text:p>478.27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3" calcext:value-type="float">
            <text:p>0.23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444" calcext:value-type="float">
            <text:p>478.444</text:p>
          </table:table-cell>
          <table:table-cell office:value-type="float" office:value="0.1" calcext:value-type="float">
            <text:p>0.1</text:p>
          </table:table-cell>
          <table:table-cell office:value-type="float" office:value="0.229" calcext:value-type="float">
            <text:p>0.229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616" calcext:value-type="float">
            <text:p>478.616</text:p>
          </table:table-cell>
          <table:table-cell office:value-type="float" office:value="0.1" calcext:value-type="float">
            <text:p>0.1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788" calcext:value-type="float">
            <text:p>478.788</text:p>
          </table:table-cell>
          <table:table-cell office:value-type="float" office:value="0.1" calcext:value-type="float">
            <text:p>0.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52" calcext:value-type="float">
            <text:p>0.3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8.96" calcext:value-type="float">
            <text:p>478.96</text:p>
          </table:table-cell>
          <table:table-cell office:value-type="float" office:value="0.1" calcext:value-type="float">
            <text:p>0.1</text:p>
          </table:table-cell>
          <table:table-cell office:value-type="float" office:value="0.224" calcext:value-type="float">
            <text:p>0.224</text:p>
          </table:table-cell>
          <table:table-cell office:value-type="float" office:value="0.349" calcext:value-type="float">
            <text:p>0.3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132" calcext:value-type="float">
            <text:p>479.132</text:p>
          </table:table-cell>
          <table:table-cell office:value-type="float" office:value="0.1" calcext:value-type="float">
            <text:p>0.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46" calcext:value-type="float">
            <text:p>0.3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303" calcext:value-type="float">
            <text:p>479.303</text:p>
          </table:table-cell>
          <table:table-cell office:value-type="float" office:value="0.099" calcext:value-type="float">
            <text:p>0.099</text:p>
          </table:table-cell>
          <table:table-cell office:value-type="float" office:value="0.221" calcext:value-type="float">
            <text:p>0.221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475" calcext:value-type="float">
            <text:p>479.475</text:p>
          </table:table-cell>
          <table:table-cell office:value-type="float" office:value="0.099" calcext:value-type="float">
            <text:p>0.099</text:p>
          </table:table-cell>
          <table:table-cell office:value-type="float" office:value="0.219" calcext:value-type="float">
            <text:p>0.219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647" calcext:value-type="float">
            <text:p>479.647</text:p>
          </table:table-cell>
          <table:table-cell office:value-type="float" office:value="0.098" calcext:value-type="float">
            <text:p>0.098</text:p>
          </table:table-cell>
          <table:table-cell office:value-type="float" office:value="0.217" calcext:value-type="float">
            <text:p>0.217</text:p>
          </table:table-cell>
          <table:table-cell office:value-type="float" office:value="0.337" calcext:value-type="float">
            <text:p>0.3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819" calcext:value-type="float">
            <text:p>479.819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4" calcext:value-type="float">
            <text:p>0.3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79.991" calcext:value-type="float">
            <text:p>479.991</text:p>
          </table:table-cell>
          <table:table-cell office:value-type="float" office:value="0.097" calcext:value-type="float">
            <text:p>0.097</text:p>
          </table:table-cell>
          <table:table-cell office:value-type="float" office:value="0.214" calcext:value-type="float">
            <text:p>0.214</text:p>
          </table:table-cell>
          <table:table-cell office:value-type="float" office:value="0.331" calcext:value-type="float">
            <text:p>0.3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163" calcext:value-type="float">
            <text:p>480.1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2" calcext:value-type="float">
            <text:p>0.212</text:p>
          </table:table-cell>
          <table:table-cell office:value-type="float" office:value="0.328" calcext:value-type="float">
            <text:p>0.3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335" calcext:value-type="float">
            <text:p>480.3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211" calcext:value-type="float">
            <text:p>0.211</text:p>
          </table:table-cell>
          <table:table-cell office:value-type="float" office:value="0.326" calcext:value-type="float">
            <text:p>0.3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507" calcext:value-type="float">
            <text:p>480.507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9" calcext:value-type="float">
            <text:p>0.209</text:p>
          </table:table-cell>
          <table:table-cell office:value-type="float" office:value="0.323" calcext:value-type="float">
            <text:p>0.3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679" calcext:value-type="float">
            <text:p>480.67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08" calcext:value-type="float">
            <text:p>0.208</text:p>
          </table:table-cell>
          <table:table-cell office:value-type="float" office:value="0.321" calcext:value-type="float">
            <text:p>0.3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0.851" calcext:value-type="float">
            <text:p>480.851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7" calcext:value-type="float">
            <text:p>0.207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023" calcext:value-type="float">
            <text:p>481.023</text:p>
          </table:table-cell>
          <table:table-cell office:value-type="float" office:value="0.094" calcext:value-type="float">
            <text:p>0.094</text:p>
          </table:table-cell>
          <table:table-cell office:value-type="float" office:value="0.205" calcext:value-type="float">
            <text:p>0.205</text:p>
          </table:table-cell>
          <table:table-cell office:value-type="float" office:value="0.316" calcext:value-type="float">
            <text:p>0.3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194" calcext:value-type="float">
            <text:p>481.194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4" calcext:value-type="float">
            <text:p>0.204</text:p>
          </table:table-cell>
          <table:table-cell office:value-type="float" office:value="0.314" calcext:value-type="float">
            <text:p>0.3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366" calcext:value-type="float">
            <text:p>481.366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3" calcext:value-type="float">
            <text:p>0.203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538" calcext:value-type="float">
            <text:p>481.53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01" calcext:value-type="float">
            <text:p>0.201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71" calcext:value-type="float">
            <text:p>481.7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" calcext:value-type="float">
            <text:p>0.2</text:p>
          </table:table-cell>
          <table:table-cell office:value-type="float" office:value="0.307" calcext:value-type="float">
            <text:p>0.3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1.882" calcext:value-type="float">
            <text:p>481.88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9" calcext:value-type="float">
            <text:p>0.199</text:p>
          </table:table-cell>
          <table:table-cell office:value-type="float" office:value="0.305" calcext:value-type="float">
            <text:p>0.3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054" calcext:value-type="float">
            <text:p>482.05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7" calcext:value-type="float">
            <text:p>0.197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226" calcext:value-type="float">
            <text:p>482.22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1" calcext:value-type="float">
            <text:p>0.3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398" calcext:value-type="float">
            <text:p>482.398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4" calcext:value-type="float">
            <text:p>0.194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57" calcext:value-type="float">
            <text:p>482.57</text:p>
          </table:table-cell>
          <table:table-cell office:value-type="float" office:value="0.091" calcext:value-type="float">
            <text:p>0.091</text:p>
          </table:table-cell>
          <table:table-cell office:value-type="float" office:value="0.193" calcext:value-type="float">
            <text:p>0.193</text:p>
          </table:table-cell>
          <table:table-cell office:value-type="float" office:value="0.296" calcext:value-type="float">
            <text:p>0.2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742" calcext:value-type="float">
            <text:p>482.742</text:p>
          </table:table-cell>
          <table:table-cell office:value-type="float" office:value="0.09" calcext:value-type="float">
            <text:p>0.09</text:p>
          </table:table-cell>
          <table:table-cell office:value-type="float" office:value="0.191" calcext:value-type="float">
            <text:p>0.191</text:p>
          </table:table-cell>
          <table:table-cell office:value-type="float" office:value="0.293" calcext:value-type="float">
            <text:p>0.2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2.914" calcext:value-type="float">
            <text:p>482.914</text:p>
          </table:table-cell>
          <table:table-cell office:value-type="float" office:value="0.09" calcext:value-type="float">
            <text:p>0.09</text:p>
          </table:table-cell>
          <table:table-cell office:value-type="float" office:value="0.189" calcext:value-type="float">
            <text:p>0.189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086" calcext:value-type="float">
            <text:p>483.086</text:p>
          </table:table-cell>
          <table:table-cell office:value-type="float" office:value="0.09" calcext:value-type="float">
            <text:p>0.0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88" calcext:value-type="float">
            <text:p>0.2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258" calcext:value-type="float">
            <text:p>483.258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85" calcext:value-type="float">
            <text:p>0.2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429" calcext:value-type="float">
            <text:p>483.429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4" calcext:value-type="float">
            <text:p>0.184</text:p>
          </table:table-cell>
          <table:table-cell office:value-type="float" office:value="0.283" calcext:value-type="float">
            <text:p>0.2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601" calcext:value-type="float">
            <text:p>483.601</text:p>
          </table:table-cell>
          <table:table-cell office:value-type="float" office:value="0.089" calcext:value-type="float">
            <text:p>0.089</text:p>
          </table:table-cell>
          <table:table-cell office:value-type="float" office:value="0.182" calcext:value-type="float">
            <text:p>0.182</text:p>
          </table:table-cell>
          <table:table-cell office:value-type="float" office:value="0.28" calcext:value-type="float">
            <text:p>0.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773" calcext:value-type="float">
            <text:p>483.773</text:p>
          </table:table-cell>
          <table:table-cell office:value-type="float" office:value="0.088" calcext:value-type="float">
            <text:p>0.088</text:p>
          </table:table-cell>
          <table:table-cell office:value-type="float" office:value="0.18" calcext:value-type="float">
            <text:p>0.18</text:p>
          </table:table-cell>
          <table:table-cell office:value-type="float" office:value="0.278" calcext:value-type="float">
            <text:p>0.2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3.945" calcext:value-type="float">
            <text:p>483.945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9" calcext:value-type="float">
            <text:p>0.179</text:p>
          </table:table-cell>
          <table:table-cell office:value-type="float" office:value="0.275" calcext:value-type="float">
            <text:p>0.2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117" calcext:value-type="float">
            <text:p>484.117</text:p>
          </table:table-cell>
          <table:table-cell office:value-type="float" office:value="0.088" calcext:value-type="float">
            <text:p>0.08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73" calcext:value-type="float">
            <text:p>0.2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289" calcext:value-type="float">
            <text:p>484.289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6" calcext:value-type="float">
            <text:p>0.176</text:p>
          </table:table-cell>
          <table:table-cell office:value-type="float" office:value="0.271" calcext:value-type="float">
            <text:p>0.2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461" calcext:value-type="float">
            <text:p>484.4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174" calcext:value-type="float">
            <text:p>0.174</text:p>
          </table:table-cell>
          <table:table-cell office:value-type="float" office:value="0.268" calcext:value-type="float">
            <text:p>0.2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633" calcext:value-type="float">
            <text:p>484.633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3" calcext:value-type="float">
            <text:p>0.173</text:p>
          </table:table-cell>
          <table:table-cell office:value-type="float" office:value="0.266" calcext:value-type="float">
            <text:p>0.2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805" calcext:value-type="float">
            <text:p>484.80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1" calcext:value-type="float">
            <text:p>0.171</text:p>
          </table:table-cell>
          <table:table-cell office:value-type="float" office:value="0.264" calcext:value-type="float">
            <text:p>0.2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4.977" calcext:value-type="float">
            <text:p>484.97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7" calcext:value-type="float">
            <text:p>0.17</text:p>
          </table:table-cell>
          <table:table-cell office:value-type="float" office:value="0.262" calcext:value-type="float">
            <text:p>0.2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149" calcext:value-type="float">
            <text:p>485.14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9" calcext:value-type="float">
            <text:p>0.169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321" calcext:value-type="float">
            <text:p>485.321</text:p>
          </table:table-cell>
          <table:table-cell office:value-type="float" office:value="0.086" calcext:value-type="float">
            <text:p>0.086</text:p>
          </table:table-cell>
          <table:table-cell office:value-type="float" office:value="0.168" calcext:value-type="float">
            <text:p>0.168</text:p>
          </table:table-cell>
          <table:table-cell office:value-type="float" office:value="0.258" calcext:value-type="float">
            <text:p>0.2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493" calcext:value-type="float">
            <text:p>485.493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6" calcext:value-type="float">
            <text:p>0.166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665" calcext:value-type="float">
            <text:p>485.66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5" calcext:value-type="float">
            <text:p>0.165</text:p>
          </table:table-cell>
          <table:table-cell office:value-type="float" office:value="0.254" calcext:value-type="float">
            <text:p>0.2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5.837" calcext:value-type="float">
            <text:p>485.837</text:p>
          </table:table-cell>
          <table:table-cell office:value-type="float" office:value="0.085" calcext:value-type="float">
            <text:p>0.085</text:p>
          </table:table-cell>
          <table:table-cell office:value-type="float" office:value="0.164" calcext:value-type="float">
            <text:p>0.164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009" calcext:value-type="float">
            <text:p>486.009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3" calcext:value-type="float">
            <text:p>0.163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18" calcext:value-type="float">
            <text:p>486.1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2" calcext:value-type="float">
            <text:p>0.162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352" calcext:value-type="float">
            <text:p>486.352</text:p>
          </table:table-cell>
          <table:table-cell office:value-type="float" office:value="0.084" calcext:value-type="float">
            <text:p>0.084</text:p>
          </table:table-cell>
          <table:table-cell office:value-type="float" office:value="0.161" calcext:value-type="float">
            <text:p>0.161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524" calcext:value-type="float">
            <text:p>486.52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9" calcext:value-type="float">
            <text:p>0.159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696" calcext:value-type="float">
            <text:p>486.69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6.868" calcext:value-type="float">
            <text:p>486.86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7" calcext:value-type="float">
            <text:p>0.157</text:p>
          </table:table-cell>
          <table:table-cell office:value-type="float" office:value="0.239" calcext:value-type="float">
            <text:p>0.2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04" calcext:value-type="float">
            <text:p>487.04</text:p>
          </table:table-cell>
          <table:table-cell office:value-type="float" office:value="0.083" calcext:value-type="float">
            <text:p>0.083</text:p>
          </table:table-cell>
          <table:table-cell office:value-type="float" office:value="0.155" calcext:value-type="float">
            <text:p>0.155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212" calcext:value-type="float">
            <text:p>487.21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4" calcext:value-type="float">
            <text:p>0.154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384" calcext:value-type="float">
            <text:p>487.38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3" calcext:value-type="float">
            <text:p>0.153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556" calcext:value-type="float">
            <text:p>487.5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52" calcext:value-type="float">
            <text:p>0.152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728" calcext:value-type="float">
            <text:p>487.728</text:p>
          </table:table-cell>
          <table:table-cell office:value-type="float" office:value="0.081" calcext:value-type="float">
            <text:p>0.081</text:p>
          </table:table-cell>
          <table:table-cell office:value-type="float" office:value="0.15" calcext:value-type="float">
            <text:p>0.15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7.9" calcext:value-type="float">
            <text:p>487.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49" calcext:value-type="float">
            <text:p>0.149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072" calcext:value-type="float">
            <text:p>488.072</text:p>
          </table:table-cell>
          <table:table-cell office:value-type="float" office:value="0.08" calcext:value-type="float">
            <text:p>0.08</text:p>
          </table:table-cell>
          <table:table-cell office:value-type="float" office:value="0.148" calcext:value-type="float">
            <text:p>0.148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244" calcext:value-type="float">
            <text:p>488.244</text:p>
          </table:table-cell>
          <table:table-cell office:value-type="float" office:value="0.08" calcext:value-type="float">
            <text:p>0.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416" calcext:value-type="float">
            <text:p>488.416</text:p>
          </table:table-cell>
          <table:table-cell office:value-type="float" office:value="0.08" calcext:value-type="float">
            <text:p>0.08</text:p>
          </table:table-cell>
          <table:table-cell office:value-type="float" office:value="0.146" calcext:value-type="float">
            <text:p>0.146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588" calcext:value-type="float">
            <text:p>488.588</text:p>
          </table:table-cell>
          <table:table-cell office:value-type="float" office:value="0.08" calcext:value-type="float">
            <text:p>0.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221" calcext:value-type="float">
            <text:p>0.2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76" calcext:value-type="float">
            <text:p>488.76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4" calcext:value-type="float">
            <text:p>0.144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8.932" calcext:value-type="float">
            <text:p>488.93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3" calcext:value-type="float">
            <text:p>0.143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104" calcext:value-type="float">
            <text:p>489.104</text:p>
          </table:table-cell>
          <table:table-cell office:value-type="float" office:value="0.079" calcext:value-type="float">
            <text:p>0.079</text:p>
          </table:table-cell>
          <table:table-cell office:value-type="float" office:value="0.142" calcext:value-type="float">
            <text:p>0.142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276" calcext:value-type="float">
            <text:p>489.27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448" calcext:value-type="float">
            <text:p>489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4" calcext:value-type="float">
            <text:p>0.14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62" calcext:value-type="float">
            <text:p>489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39" calcext:value-type="float">
            <text:p>0.139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792" calcext:value-type="float">
            <text:p>489.792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9" calcext:value-type="float">
            <text:p>0.2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89.964" calcext:value-type="float">
            <text:p>489.96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8" calcext:value-type="float">
            <text:p>0.138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135" calcext:value-type="float">
            <text:p>490.13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5" calcext:value-type="float">
            <text:p>0.2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307" calcext:value-type="float">
            <text:p>490.30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6" calcext:value-type="float">
            <text:p>0.136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479" calcext:value-type="float">
            <text:p>490.47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5" calcext:value-type="float">
            <text:p>0.135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651" calcext:value-type="float">
            <text:p>490.65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4" calcext:value-type="float">
            <text:p>0.134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823" calcext:value-type="float">
            <text:p>490.82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0.995" calcext:value-type="float">
            <text:p>490.99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197" calcext:value-type="float">
            <text:p>0.1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167" calcext:value-type="float">
            <text:p>491.16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1" calcext:value-type="float">
            <text:p>0.131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339" calcext:value-type="float">
            <text:p>491.33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" calcext:value-type="float">
            <text:p>0.13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511" calcext:value-type="float">
            <text:p>491.51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9" calcext:value-type="float">
            <text:p>0.129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683" calcext:value-type="float">
            <text:p>491.6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1.855" calcext:value-type="float">
            <text:p>491.85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027" calcext:value-type="float">
            <text:p>492.02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7" calcext:value-type="float">
            <text:p>0.127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199" calcext:value-type="float">
            <text:p>492.199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371" calcext:value-type="float">
            <text:p>492.37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5" calcext:value-type="float">
            <text:p>0.125</text:p>
          </table:table-cell>
          <table:table-cell office:value-type="float" office:value="0.187" calcext:value-type="float">
            <text:p>0.1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543" calcext:value-type="float">
            <text:p>492.54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715" calcext:value-type="float">
            <text:p>492.71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2.887" calcext:value-type="float">
            <text:p>492.887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3" calcext:value-type="float">
            <text:p>0.123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059" calcext:value-type="float">
            <text:p>493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231" calcext:value-type="float">
            <text:p>493.231</text:p>
          </table:table-cell>
          <table:table-cell office:value-type="float" office:value="0.076" calcext:value-type="float">
            <text:p>0.076</text:p>
          </table:table-cell>
          <table:table-cell office:value-type="float" office:value="0.122" calcext:value-type="float">
            <text:p>0.122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403" calcext:value-type="float">
            <text:p>493.40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575" calcext:value-type="float">
            <text:p>493.57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1" calcext:value-type="float">
            <text:p>0.121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747" calcext:value-type="float">
            <text:p>493.747</text:p>
          </table:table-cell>
          <table:table-cell office:value-type="float" office:value="0.075" calcext:value-type="float">
            <text:p>0.075</text:p>
          </table:table-cell>
          <table:table-cell office:value-type="float" office:value="0.12" calcext:value-type="float">
            <text:p>0.12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3.919" calcext:value-type="float">
            <text:p>493.91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2" calcext:value-type="float">
            <text:p>0.12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091" calcext:value-type="float">
            <text:p>494.091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263" calcext:value-type="float">
            <text:p>494.2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435" calcext:value-type="float">
            <text:p>494.43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607" calcext:value-type="float">
            <text:p>494.60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779" calcext:value-type="float">
            <text:p>494.77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8" calcext:value-type="float">
            <text:p>0.118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4.951" calcext:value-type="float">
            <text:p>494.95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123" calcext:value-type="float">
            <text:p>495.12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7" calcext:value-type="float">
            <text:p>0.117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295" calcext:value-type="float">
            <text:p>495.29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467" calcext:value-type="float">
            <text:p>495.467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639" calcext:value-type="float">
            <text:p>495.63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811" calcext:value-type="float">
            <text:p>495.81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5" calcext:value-type="float">
            <text:p>0.115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5.983" calcext:value-type="float">
            <text:p>495.98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155" calcext:value-type="float">
            <text:p>496.15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4" calcext:value-type="float">
            <text:p>0.114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327" calcext:value-type="float">
            <text:p>496.32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499" calcext:value-type="float">
            <text:p>496.4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671" calcext:value-type="float">
            <text:p>496.6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6.843" calcext:value-type="float">
            <text:p>496.843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015" calcext:value-type="float">
            <text:p>497.01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187" calcext:value-type="float">
            <text:p>497.18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359" calcext:value-type="float">
            <text:p>497.35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531" calcext:value-type="float">
            <text:p>497.53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1" calcext:value-type="float">
            <text:p>0.11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703" calcext:value-type="float">
            <text:p>497.703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7.875" calcext:value-type="float">
            <text:p>497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047" calcext:value-type="float">
            <text:p>498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219" calcext:value-type="float">
            <text:p>498.219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391" calcext:value-type="float">
            <text:p>498.391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563" calcext:value-type="float">
            <text:p>498.563</text:p>
          </table:table-cell>
          <table:table-cell office:value-type="float" office:value="0.07" calcext:value-type="float">
            <text:p>0.0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735" calcext:value-type="float">
            <text:p>498.735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8.907" calcext:value-type="float">
            <text:p>498.907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079" calcext:value-type="float">
            <text:p>499.079</text:p>
          </table:table-cell>
          <table:table-cell office:value-type="float" office:value="0.07" calcext:value-type="float">
            <text:p>0.0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251" calcext:value-type="float">
            <text:p>499.251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423" calcext:value-type="float">
            <text:p>499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595" calcext:value-type="float">
            <text:p>499.595</text:p>
          </table:table-cell>
          <table:table-cell office:value-type="float" office:value="0.07" calcext:value-type="float">
            <text:p>0.0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767" calcext:value-type="float">
            <text:p>499.767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499.939" calcext:value-type="float">
            <text:p>499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111" calcext:value-type="float">
            <text:p>500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283" calcext:value-type="float">
            <text:p>500.283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455" calcext:value-type="float">
            <text:p>500.455</text:p>
          </table:table-cell>
          <table:table-cell office:value-type="float" office:value="0.07" calcext:value-type="float">
            <text:p>0.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627" calcext:value-type="float">
            <text:p>500.627</text:p>
          </table:table-cell>
          <table:table-cell office:value-type="float" office:value="0.07" calcext:value-type="float">
            <text:p>0.07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799" calcext:value-type="float">
            <text:p>500.79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0.971" calcext:value-type="float">
            <text:p>500.97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144" calcext:value-type="float">
            <text:p>501.14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316" calcext:value-type="float">
            <text:p>501.3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488" calcext:value-type="float">
            <text:p>501.4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2" calcext:value-type="float">
            <text:p>0.10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66" calcext:value-type="float">
            <text:p>501.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1.832" calcext:value-type="float">
            <text:p>501.83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004" calcext:value-type="float">
            <text:p>502.00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176" calcext:value-type="float">
            <text:p>502.17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01" calcext:value-type="float">
            <text:p>0.10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348" calcext:value-type="float">
            <text:p>502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52" calcext:value-type="float">
            <text:p>502.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" calcext:value-type="float">
            <text:p>0.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692" calcext:value-type="float">
            <text:p>502.69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2.864" calcext:value-type="float">
            <text:p>502.86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036" calcext:value-type="float">
            <text:p>503.0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208" calcext:value-type="float">
            <text:p>503.2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38" calcext:value-type="float">
            <text:p>503.38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552" calcext:value-type="float">
            <text:p>503.5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724" calcext:value-type="float">
            <text:p>503.7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3.896" calcext:value-type="float">
            <text:p>503.89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068" calcext:value-type="float">
            <text:p>504.06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8" calcext:value-type="float">
            <text:p>0.09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24" calcext:value-type="float">
            <text:p>504.2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412" calcext:value-type="float">
            <text:p>504.41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584" calcext:value-type="float">
            <text:p>504.5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756" calcext:value-type="float">
            <text:p>504.7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4.928" calcext:value-type="float">
            <text:p>504.92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101" calcext:value-type="float">
            <text:p>505.1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273" calcext:value-type="float">
            <text:p>505.2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445" calcext:value-type="float">
            <text:p>505.44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617" calcext:value-type="float">
            <text:p>505.61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789" calcext:value-type="float">
            <text:p>505.78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5.961" calcext:value-type="float">
            <text:p>505.96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133" calcext:value-type="float">
            <text:p>506.13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305" calcext:value-type="float">
            <text:p>506.3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477" calcext:value-type="float">
            <text:p>506.47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649" calcext:value-type="float">
            <text:p>506.64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821" calcext:value-type="float">
            <text:p>506.8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6.993" calcext:value-type="float">
            <text:p>506.9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165" calcext:value-type="float">
            <text:p>507.16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337" calcext:value-type="float">
            <text:p>507.3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509" calcext:value-type="float">
            <text:p>507.50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681" calcext:value-type="float">
            <text:p>507.68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7.854" calcext:value-type="float">
            <text:p>507.8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026" calcext:value-type="float">
            <text:p>508.02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198" calcext:value-type="float">
            <text:p>508.19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37" calcext:value-type="float">
            <text:p>508.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542" calcext:value-type="float">
            <text:p>508.54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714" calcext:value-type="float">
            <text:p>508.7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8.886" calcext:value-type="float">
            <text:p>508.88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058" calcext:value-type="float">
            <text:p>509.05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23" calcext:value-type="float">
            <text:p>509.2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402" calcext:value-type="float">
            <text:p>509.402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574" calcext:value-type="float">
            <text:p>509.5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746" calcext:value-type="float">
            <text:p>509.74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09.918" calcext:value-type="float">
            <text:p>509.918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091" calcext:value-type="float">
            <text:p>510.09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263" calcext:value-type="float">
            <text:p>510.263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435" calcext:value-type="float">
            <text:p>510.43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607" calcext:value-type="float">
            <text:p>510.607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779" calcext:value-type="float">
            <text:p>510.779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0.951" calcext:value-type="float">
            <text:p>510.9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123" calcext:value-type="float">
            <text:p>511.12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295" calcext:value-type="float">
            <text:p>511.2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467" calcext:value-type="float">
            <text:p>511.4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639" calcext:value-type="float">
            <text:p>511.6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811" calcext:value-type="float">
            <text:p>511.81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1.984" calcext:value-type="float">
            <text:p>511.98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156" calcext:value-type="float">
            <text:p>512.15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328" calcext:value-type="float">
            <text:p>512.3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5" calcext:value-type="float">
            <text:p>51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672" calcext:value-type="float">
            <text:p>512.6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2.844" calcext:value-type="float">
            <text:p>512.8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016" calcext:value-type="float">
            <text:p>513.0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188" calcext:value-type="float">
            <text:p>513.1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36" calcext:value-type="float">
            <text:p>513.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532" calcext:value-type="float">
            <text:p>513.5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705" calcext:value-type="float">
            <text:p>513.7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3.877" calcext:value-type="float">
            <text:p>513.8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049" calcext:value-type="float">
            <text:p>514.0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221" calcext:value-type="float">
            <text:p>514.2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393" calcext:value-type="float">
            <text:p>514.39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565" calcext:value-type="float">
            <text:p>514.56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737" calcext:value-type="float">
            <text:p>514.7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4.909" calcext:value-type="float">
            <text:p>514.9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081" calcext:value-type="float">
            <text:p>515.0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254" calcext:value-type="float">
            <text:p>515.2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426" calcext:value-type="float">
            <text:p>515.4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598" calcext:value-type="float">
            <text:p>515.5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77" calcext:value-type="float">
            <text:p>515.7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5.942" calcext:value-type="float">
            <text:p>515.9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114" calcext:value-type="float">
            <text:p>516.1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286" calcext:value-type="float">
            <text:p>516.28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458" calcext:value-type="float">
            <text:p>516.4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631" calcext:value-type="float">
            <text:p>516.6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803" calcext:value-type="float">
            <text:p>516.8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6.975" calcext:value-type="float">
            <text:p>516.97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147" calcext:value-type="float">
            <text:p>517.1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319" calcext:value-type="float">
            <text:p>517.3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491" calcext:value-type="float">
            <text:p>517.49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663" calcext:value-type="float">
            <text:p>517.66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7.835" calcext:value-type="float">
            <text:p>517.83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008" calcext:value-type="float">
            <text:p>518.00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18" calcext:value-type="float">
            <text:p>518.1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352" calcext:value-type="float">
            <text:p>518.3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524" calcext:value-type="float">
            <text:p>518.5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696" calcext:value-type="float">
            <text:p>518.6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8.868" calcext:value-type="float">
            <text:p>518.86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04" calcext:value-type="float">
            <text:p>519.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212" calcext:value-type="float">
            <text:p>519.21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385" calcext:value-type="float">
            <text:p>519.38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557" calcext:value-type="float">
            <text:p>519.55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729" calcext:value-type="float">
            <text:p>519.72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19.901" calcext:value-type="float">
            <text:p>519.90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073" calcext:value-type="float">
            <text:p>520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245" calcext:value-type="float">
            <text:p>520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417" calcext:value-type="float">
            <text:p>520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59" calcext:value-type="float">
            <text:p>520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762" calcext:value-type="float">
            <text:p>520.7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0.934" calcext:value-type="float">
            <text:p>520.93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106" calcext:value-type="float">
            <text:p>521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278" calcext:value-type="float">
            <text:p>521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89" calcext:value-type="float">
            <text:p>0.08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45" calcext:value-type="float">
            <text:p>521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622" calcext:value-type="float">
            <text:p>521.62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795" calcext:value-type="float">
            <text:p>521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1.967" calcext:value-type="float">
            <text:p>521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139" calcext:value-type="float">
            <text:p>522.13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311" calcext:value-type="float">
            <text:p>522.31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483" calcext:value-type="float">
            <text:p>522.4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655" calcext:value-type="float">
            <text:p>522.6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2.828" calcext:value-type="float">
            <text:p>522.82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" calcext:value-type="float">
            <text:p>5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172" calcext:value-type="float">
            <text:p>523.17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344" calcext:value-type="float">
            <text:p>523.3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516" calcext:value-type="float">
            <text:p>523.5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688" calcext:value-type="float">
            <text:p>523.6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3.861" calcext:value-type="float">
            <text:p>523.8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" calcext:value-type="float">
            <text:p>0.09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033" calcext:value-type="float">
            <text:p>524.0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205" calcext:value-type="float">
            <text:p>524.2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377" calcext:value-type="float">
            <text:p>524.3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549" calcext:value-type="float">
            <text:p>524.54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721" calcext:value-type="float">
            <text:p>524.72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4.894" calcext:value-type="float">
            <text:p>524.89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066" calcext:value-type="float">
            <text:p>525.06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238" calcext:value-type="float">
            <text:p>525.23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41" calcext:value-type="float">
            <text:p>525.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582" calcext:value-type="float">
            <text:p>525.5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754" calcext:value-type="float">
            <text:p>525.7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5.927" calcext:value-type="float">
            <text:p>525.9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099" calcext:value-type="float">
            <text:p>526.0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271" calcext:value-type="float">
            <text:p>526.2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443" calcext:value-type="float">
            <text:p>526.4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615" calcext:value-type="float">
            <text:p>526.6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787" calcext:value-type="float">
            <text:p>526.7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6.96" calcext:value-type="float">
            <text:p>526.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132" calcext:value-type="float">
            <text:p>527.1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304" calcext:value-type="float">
            <text:p>527.3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476" calcext:value-type="float">
            <text:p>527.4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648" calcext:value-type="float">
            <text:p>527.6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821" calcext:value-type="float">
            <text:p>527.8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7.993" calcext:value-type="float">
            <text:p>527.9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165" calcext:value-type="float">
            <text:p>528.1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337" calcext:value-type="float">
            <text:p>528.3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509" calcext:value-type="float">
            <text:p>528.5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682" calcext:value-type="float">
            <text:p>528.6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8.854" calcext:value-type="float">
            <text:p>528.8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026" calcext:value-type="float">
            <text:p>529.0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198" calcext:value-type="float">
            <text:p>529.1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37" calcext:value-type="float">
            <text:p>529.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543" calcext:value-type="float">
            <text:p>529.5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715" calcext:value-type="float">
            <text:p>529.7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29.887" calcext:value-type="float">
            <text:p>529.8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059" calcext:value-type="float">
            <text:p>530.0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231" calcext:value-type="float">
            <text:p>530.2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404" calcext:value-type="float">
            <text:p>530.4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576" calcext:value-type="float">
            <text:p>530.5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748" calcext:value-type="float">
            <text:p>530.7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0.92" calcext:value-type="float">
            <text:p>530.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092" calcext:value-type="float">
            <text:p>531.09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265" calcext:value-type="float">
            <text:p>531.2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437" calcext:value-type="float">
            <text:p>531.4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609" calcext:value-type="float">
            <text:p>531.60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781" calcext:value-type="float">
            <text:p>531.7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1.953" calcext:value-type="float">
            <text:p>531.9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126" calcext:value-type="float">
            <text:p>532.1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298" calcext:value-type="float">
            <text:p>532.2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47" calcext:value-type="float">
            <text:p>532.4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642" calcext:value-type="float">
            <text:p>532.6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814" calcext:value-type="float">
            <text:p>532.8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2.987" calcext:value-type="float">
            <text:p>532.9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159" calcext:value-type="float">
            <text:p>533.1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331" calcext:value-type="float">
            <text:p>533.3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503" calcext:value-type="float">
            <text:p>533.5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676" calcext:value-type="float">
            <text:p>533.6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3.848" calcext:value-type="float">
            <text:p>533.8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02" calcext:value-type="float">
            <text:p>534.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192" calcext:value-type="float">
            <text:p>534.1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364" calcext:value-type="float">
            <text:p>534.3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537" calcext:value-type="float">
            <text:p>534.5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709" calcext:value-type="float">
            <text:p>534.7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4.881" calcext:value-type="float">
            <text:p>534.8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053" calcext:value-type="float">
            <text:p>535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226" calcext:value-type="float">
            <text:p>535.2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398" calcext:value-type="float">
            <text:p>535.3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57" calcext:value-type="float">
            <text:p>535.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742" calcext:value-type="float">
            <text:p>535.74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5.914" calcext:value-type="float">
            <text:p>535.9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087" calcext:value-type="float">
            <text:p>536.08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259" calcext:value-type="float">
            <text:p>536.25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431" calcext:value-type="float">
            <text:p>536.4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603" calcext:value-type="float">
            <text:p>536.6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776" calcext:value-type="float">
            <text:p>536.7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6.948" calcext:value-type="float">
            <text:p>536.94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12" calcext:value-type="float">
            <text:p>537.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292" calcext:value-type="float">
            <text:p>537.2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465" calcext:value-type="float">
            <text:p>537.4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637" calcext:value-type="float">
            <text:p>537.6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809" calcext:value-type="float">
            <text:p>537.8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7.981" calcext:value-type="float">
            <text:p>537.9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154" calcext:value-type="float">
            <text:p>538.1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326" calcext:value-type="float">
            <text:p>538.3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498" calcext:value-type="float">
            <text:p>538.4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67" calcext:value-type="float">
            <text:p>538.6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8.843" calcext:value-type="float">
            <text:p>538.8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015" calcext:value-type="float">
            <text:p>539.01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187" calcext:value-type="float">
            <text:p>539.18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359" calcext:value-type="float">
            <text:p>539.3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532" calcext:value-type="float">
            <text:p>539.5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704" calcext:value-type="float">
            <text:p>539.70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39.876" calcext:value-type="float">
            <text:p>539.87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048" calcext:value-type="float">
            <text:p>540.0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221" calcext:value-type="float">
            <text:p>540.22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393" calcext:value-type="float">
            <text:p>540.39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565" calcext:value-type="float">
            <text:p>540.5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737" calcext:value-type="float">
            <text:p>540.73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0.91" calcext:value-type="float">
            <text:p>540.9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082" calcext:value-type="float">
            <text:p>541.08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254" calcext:value-type="float">
            <text:p>541.2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427" calcext:value-type="float">
            <text:p>541.4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599" calcext:value-type="float">
            <text:p>541.5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771" calcext:value-type="float">
            <text:p>541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1.943" calcext:value-type="float">
            <text:p>541.94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116" calcext:value-type="float">
            <text:p>542.1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288" calcext:value-type="float">
            <text:p>542.28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46" calcext:value-type="float">
            <text:p>542.4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632" calcext:value-type="float">
            <text:p>542.6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805" calcext:value-type="float">
            <text:p>542.80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2.977" calcext:value-type="float">
            <text:p>542.97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149" calcext:value-type="float">
            <text:p>543.1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321" calcext:value-type="float">
            <text:p>543.32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494" calcext:value-type="float">
            <text:p>543.4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666" calcext:value-type="float">
            <text:p>543.6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3.838" calcext:value-type="float">
            <text:p>543.8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011" calcext:value-type="float">
            <text:p>544.01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183" calcext:value-type="float">
            <text:p>544.18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355" calcext:value-type="float">
            <text:p>544.35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527" calcext:value-type="float">
            <text:p>544.52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7" calcext:value-type="float">
            <text:p>544.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4.872" calcext:value-type="float">
            <text:p>544.87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044" calcext:value-type="float">
            <text:p>545.0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217" calcext:value-type="float">
            <text:p>545.2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389" calcext:value-type="float">
            <text:p>545.38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561" calcext:value-type="float">
            <text:p>545.56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733" calcext:value-type="float">
            <text:p>545.73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5.906" calcext:value-type="float">
            <text:p>545.90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078" calcext:value-type="float">
            <text:p>546.07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25" calcext:value-type="float">
            <text:p>546.2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423" calcext:value-type="float">
            <text:p>546.42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595" calcext:value-type="float">
            <text:p>546.59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767" calcext:value-type="float">
            <text:p>546.76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6.94" calcext:value-type="float">
            <text:p>546.9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112" calcext:value-type="float">
            <text:p>547.11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284" calcext:value-type="float">
            <text:p>547.28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456" calcext:value-type="float">
            <text:p>547.45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629" calcext:value-type="float">
            <text:p>547.6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801" calcext:value-type="float">
            <text:p>547.80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7.973" calcext:value-type="float">
            <text:p>547.9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146" calcext:value-type="float">
            <text:p>548.14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318" calcext:value-type="float">
            <text:p>548.3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49" calcext:value-type="float">
            <text:p>548.4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663" calcext:value-type="float">
            <text:p>548.6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8.835" calcext:value-type="float">
            <text:p>548.8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007" calcext:value-type="float">
            <text:p>549.0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18" calcext:value-type="float">
            <text:p>549.1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352" calcext:value-type="float">
            <text:p>549.3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524" calcext:value-type="float">
            <text:p>549.52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696" calcext:value-type="float">
            <text:p>549.69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49.869" calcext:value-type="float">
            <text:p>549.86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041" calcext:value-type="float">
            <text:p>550.04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213" calcext:value-type="float">
            <text:p>550.2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386" calcext:value-type="float">
            <text:p>550.38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558" calcext:value-type="float">
            <text:p>550.55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73" calcext:value-type="float">
            <text:p>550.7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0.903" calcext:value-type="float">
            <text:p>550.90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075" calcext:value-type="float">
            <text:p>551.07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247" calcext:value-type="float">
            <text:p>551.24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42" calcext:value-type="float">
            <text:p>551.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592" calcext:value-type="float">
            <text:p>551.59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764" calcext:value-type="float">
            <text:p>551.76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1.937" calcext:value-type="float">
            <text:p>551.93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109" calcext:value-type="float">
            <text:p>552.10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281" calcext:value-type="float">
            <text:p>552.28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454" calcext:value-type="float">
            <text:p>552.45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626" calcext:value-type="float">
            <text:p>552.62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798" calcext:value-type="float">
            <text:p>552.79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2.971" calcext:value-type="float">
            <text:p>552.971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143" calcext:value-type="float">
            <text:p>553.14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7" calcext:value-type="float">
            <text:p>0.1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315" calcext:value-type="float">
            <text:p>553.31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488" calcext:value-type="float">
            <text:p>553.48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66" calcext:value-type="float">
            <text:p>553.6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3.832" calcext:value-type="float">
            <text:p>553.83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005" calcext:value-type="float">
            <text:p>554.00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177" calcext:value-type="float">
            <text:p>554.17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349" calcext:value-type="float">
            <text:p>554.34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" calcext:value-type="float">
            <text:p>0.09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522" calcext:value-type="float">
            <text:p>554.52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694" calcext:value-type="float">
            <text:p>554.69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4.866" calcext:value-type="float">
            <text:p>554.86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039" calcext:value-type="float">
            <text:p>555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211" calcext:value-type="float">
            <text:p>555.21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383" calcext:value-type="float">
            <text:p>555.38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556" calcext:value-type="float">
            <text:p>555.55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728" calcext:value-type="float">
            <text:p>555.72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5.9" calcext:value-type="float">
            <text:p>555.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073" calcext:value-type="float">
            <text:p>556.07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245" calcext:value-type="float">
            <text:p>556.2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417" calcext:value-type="float">
            <text:p>556.41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59" calcext:value-type="float">
            <text:p>556.5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762" calcext:value-type="float">
            <text:p>556.76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6.935" calcext:value-type="float">
            <text:p>556.935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107" calcext:value-type="float">
            <text:p>557.10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279" calcext:value-type="float">
            <text:p>557.27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452" calcext:value-type="float">
            <text:p>557.45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1" calcext:value-type="float">
            <text:p>0.091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624" calcext:value-type="float">
            <text:p>557.62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796" calcext:value-type="float">
            <text:p>557.79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7.969" calcext:value-type="float">
            <text:p>557.96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141" calcext:value-type="float">
            <text:p>558.14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313" calcext:value-type="float">
            <text:p>558.31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486" calcext:value-type="float">
            <text:p>558.48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658" calcext:value-type="float">
            <text:p>558.65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8.831" calcext:value-type="float">
            <text:p>558.83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003" calcext:value-type="float">
            <text:p>559.00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175" calcext:value-type="float">
            <text:p>559.17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348" calcext:value-type="float">
            <text:p>559.34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1" calcext:value-type="float">
            <text:p>0.1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52" calcext:value-type="float">
            <text:p>559.5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692" calcext:value-type="float">
            <text:p>55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59.865" calcext:value-type="float">
            <text:p>559.8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037" calcext:value-type="float">
            <text:p>560.03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209" calcext:value-type="float">
            <text:p>56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382" calcext:value-type="float">
            <text:p>560.38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554" calcext:value-type="float">
            <text:p>560.5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727" calcext:value-type="float">
            <text:p>560.727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0.899" calcext:value-type="float">
            <text:p>560.8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071" calcext:value-type="float">
            <text:p>561.0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244" calcext:value-type="float">
            <text:p>561.24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416" calcext:value-type="float">
            <text:p>561.41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589" calcext:value-type="float">
            <text:p>561.58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761" calcext:value-type="float">
            <text:p>561.76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3" calcext:value-type="float">
            <text:p>0.1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1.933" calcext:value-type="float">
            <text:p>561.93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106" calcext:value-type="float">
            <text:p>562.10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278" calcext:value-type="float">
            <text:p>562.27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45" calcext:value-type="float">
            <text:p>562.4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623" calcext:value-type="float">
            <text:p>562.62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795" calcext:value-type="float">
            <text:p>562.79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2.968" calcext:value-type="float">
            <text:p>56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14" calcext:value-type="float">
            <text:p>56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312" calcext:value-type="float">
            <text:p>563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485" calcext:value-type="float">
            <text:p>56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657" calcext:value-type="float">
            <text:p>563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3.83" calcext:value-type="float">
            <text:p>56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002" calcext:value-type="float">
            <text:p>564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174" calcext:value-type="float">
            <text:p>564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6" calcext:value-type="float">
            <text:p>0.1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347" calcext:value-type="float">
            <text:p>564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519" calcext:value-type="float">
            <text:p>564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692" calcext:value-type="float">
            <text:p>564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4.864" calcext:value-type="float">
            <text:p>564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036" calcext:value-type="float">
            <text:p>565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209" calcext:value-type="float">
            <text:p>565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381" calcext:value-type="float">
            <text:p>565.38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554" calcext:value-type="float">
            <text:p>565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726" calcext:value-type="float">
            <text:p>565.726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5.898" calcext:value-type="float">
            <text:p>565.89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071" calcext:value-type="float">
            <text:p>566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243" calcext:value-type="float">
            <text:p>566.24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416" calcext:value-type="float">
            <text:p>566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588" calcext:value-type="float">
            <text:p>566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76" calcext:value-type="float">
            <text:p>566.7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6.933" calcext:value-type="float">
            <text:p>566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8" calcext:value-type="float">
            <text:p>0.1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105" calcext:value-type="float">
            <text:p>567.1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278" calcext:value-type="float">
            <text:p>567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45" calcext:value-type="float">
            <text:p>567.4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623" calcext:value-type="float">
            <text:p>567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795" calcext:value-type="float">
            <text:p>567.79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7.967" calcext:value-type="float">
            <text:p>567.96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14" calcext:value-type="float">
            <text:p>568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312" calcext:value-type="float">
            <text:p>568.31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485" calcext:value-type="float">
            <text:p>568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657" calcext:value-type="float">
            <text:p>568.657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8.829" calcext:value-type="float">
            <text:p>568.82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002" calcext:value-type="float">
            <text:p>569.002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174" calcext:value-type="float">
            <text:p>569.17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9" calcext:value-type="float">
            <text:p>0.099</text:p>
          </table:table-cell>
          <table:table-cell office:value-type="float" office:value="0.12" calcext:value-type="float">
            <text:p>0.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347" calcext:value-type="float">
            <text:p>569.347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519" calcext:value-type="float">
            <text:p>569.51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692" calcext:value-type="float">
            <text:p>569.69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69.864" calcext:value-type="float">
            <text:p>569.86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036" calcext:value-type="float">
            <text:p>570.03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209" calcext:value-type="float">
            <text:p>570.20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381" calcext:value-type="float">
            <text:p>570.38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554" calcext:value-type="float">
            <text:p>570.5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726" calcext:value-type="float">
            <text:p>570.72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0.899" calcext:value-type="float">
            <text:p>570.8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1" calcext:value-type="float">
            <text:p>0.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071" calcext:value-type="float">
            <text:p>571.07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2" calcext:value-type="float">
            <text:p>0.1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244" calcext:value-type="float">
            <text:p>571.24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416" calcext:value-type="float">
            <text:p>571.41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588" calcext:value-type="float">
            <text:p>571.58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761" calcext:value-type="float">
            <text:p>571.76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1.933" calcext:value-type="float">
            <text:p>571.93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106" calcext:value-type="float">
            <text:p>572.10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278" calcext:value-type="float">
            <text:p>572.2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451" calcext:value-type="float">
            <text:p>572.451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623" calcext:value-type="float">
            <text:p>572.62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796" calcext:value-type="float">
            <text:p>572.796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2.968" calcext:value-type="float">
            <text:p>572.96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14" calcext:value-type="float">
            <text:p>573.14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313" calcext:value-type="float">
            <text:p>573.31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485" calcext:value-type="float">
            <text:p>573.48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658" calcext:value-type="float">
            <text:p>573.65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3.83" calcext:value-type="float">
            <text:p>573.8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003" calcext:value-type="float">
            <text:p>574.00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175" calcext:value-type="float">
            <text:p>574.1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348" calcext:value-type="float">
            <text:p>574.34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52" calcext:value-type="float">
            <text:p>574.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693" calcext:value-type="float">
            <text:p>574.69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4.865" calcext:value-type="float">
            <text:p>574.8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037" calcext:value-type="float">
            <text:p>575.0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21" calcext:value-type="float">
            <text:p>575.2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382" calcext:value-type="float">
            <text:p>575.3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555" calcext:value-type="float">
            <text:p>575.5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727" calcext:value-type="float">
            <text:p>575.7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5.9" calcext:value-type="float">
            <text:p>575.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072" calcext:value-type="float">
            <text:p>576.0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245" calcext:value-type="float">
            <text:p>576.2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417" calcext:value-type="float">
            <text:p>576.4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59" calcext:value-type="float">
            <text:p>576.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762" calcext:value-type="float">
            <text:p>576.7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6.935" calcext:value-type="float">
            <text:p>576.93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107" calcext:value-type="float">
            <text:p>577.1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28" calcext:value-type="float">
            <text:p>577.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452" calcext:value-type="float">
            <text:p>577.4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624" calcext:value-type="float">
            <text:p>577.6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797" calcext:value-type="float">
            <text:p>577.7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7.969" calcext:value-type="float">
            <text:p>577.9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142" calcext:value-type="float">
            <text:p>578.1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314" calcext:value-type="float">
            <text:p>578.3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487" calcext:value-type="float">
            <text:p>578.4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659" calcext:value-type="float">
            <text:p>578.6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8.832" calcext:value-type="float">
            <text:p>578.8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004" calcext:value-type="float">
            <text:p>579.0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177" calcext:value-type="float">
            <text:p>579.1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349" calcext:value-type="float">
            <text:p>579.3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522" calcext:value-type="float">
            <text:p>579.5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694" calcext:value-type="float">
            <text:p>579.6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79.867" calcext:value-type="float">
            <text:p>579.8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039" calcext:value-type="float">
            <text:p>580.0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212" calcext:value-type="float">
            <text:p>580.2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384" calcext:value-type="float">
            <text:p>580.38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557" calcext:value-type="float">
            <text:p>580.5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729" calcext:value-type="float">
            <text:p>580.72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0.902" calcext:value-type="float">
            <text:p>580.9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074" calcext:value-type="float">
            <text:p>581.0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247" calcext:value-type="float">
            <text:p>581.2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419" calcext:value-type="float">
            <text:p>581.41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592" calcext:value-type="float">
            <text:p>581.5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764" calcext:value-type="float">
            <text:p>581.76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1.937" calcext:value-type="float">
            <text:p>581.93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109" calcext:value-type="float">
            <text:p>582.10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282" calcext:value-type="float">
            <text:p>582.28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454" calcext:value-type="float">
            <text:p>582.4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627" calcext:value-type="float">
            <text:p>582.62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799" calcext:value-type="float">
            <text:p>582.79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2.972" calcext:value-type="float">
            <text:p>582.97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144" calcext:value-type="float">
            <text:p>583.1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317" calcext:value-type="float">
            <text:p>583.31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489" calcext:value-type="float">
            <text:p>583.4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662" calcext:value-type="float">
            <text:p>583.66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3.834" calcext:value-type="float">
            <text:p>583.8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007" calcext:value-type="float">
            <text:p>584.00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179" calcext:value-type="float">
            <text:p>584.1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352" calcext:value-type="float">
            <text:p>584.35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524" calcext:value-type="float">
            <text:p>584.5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697" calcext:value-type="float">
            <text:p>584.69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4.869" calcext:value-type="float">
            <text:p>584.8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042" calcext:value-type="float">
            <text:p>585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214" calcext:value-type="float">
            <text:p>585.2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387" calcext:value-type="float">
            <text:p>585.3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559" calcext:value-type="float">
            <text:p>585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732" calcext:value-type="float">
            <text:p>585.7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5.904" calcext:value-type="float">
            <text:p>585.9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077" calcext:value-type="float">
            <text:p>586.0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25" calcext:value-type="float">
            <text:p>586.2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422" calcext:value-type="float">
            <text:p>586.4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595" calcext:value-type="float">
            <text:p>586.5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767" calcext:value-type="float">
            <text:p>586.7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6.94" calcext:value-type="float">
            <text:p>586.9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112" calcext:value-type="float">
            <text:p>587.11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285" calcext:value-type="float">
            <text:p>587.2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457" calcext:value-type="float">
            <text:p>587.45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63" calcext:value-type="float">
            <text:p>587.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802" calcext:value-type="float">
            <text:p>587.80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7.975" calcext:value-type="float">
            <text:p>587.97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147" calcext:value-type="float">
            <text:p>588.14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32" calcext:value-type="float">
            <text:p>588.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492" calcext:value-type="float">
            <text:p>588.49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665" calcext:value-type="float">
            <text:p>588.66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8.838" calcext:value-type="float">
            <text:p>588.8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01" calcext:value-type="float">
            <text:p>589.0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183" calcext:value-type="float">
            <text:p>589.18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355" calcext:value-type="float">
            <text:p>589.3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528" calcext:value-type="float">
            <text:p>589.52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7" calcext:value-type="float">
            <text:p>589.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89.873" calcext:value-type="float">
            <text:p>589.87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045" calcext:value-type="float">
            <text:p>59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218" calcext:value-type="float">
            <text:p>590.21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39" calcext:value-type="float">
            <text:p>590.3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563" calcext:value-type="float">
            <text:p>590.56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736" calcext:value-type="float">
            <text:p>590.73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0.908" calcext:value-type="float">
            <text:p>590.90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081" calcext:value-type="float">
            <text:p>591.08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253" calcext:value-type="float">
            <text:p>591.2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426" calcext:value-type="float">
            <text:p>591.42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598" calcext:value-type="float">
            <text:p>591.59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771" calcext:value-type="float">
            <text:p>591.7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1.943" calcext:value-type="float">
            <text:p>591.9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116" calcext:value-type="float">
            <text:p>592.11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289" calcext:value-type="float">
            <text:p>592.28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461" calcext:value-type="float">
            <text:p>592.46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634" calcext:value-type="float">
            <text:p>592.63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806" calcext:value-type="float">
            <text:p>592.80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4" calcext:value-type="float">
            <text:p>0.1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2.979" calcext:value-type="float">
            <text:p>592.97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151" calcext:value-type="float">
            <text:p>593.151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324" calcext:value-type="float">
            <text:p>593.32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496" calcext:value-type="float">
            <text:p>593.49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669" calcext:value-type="float">
            <text:p>593.66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3.842" calcext:value-type="float">
            <text:p>593.8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014" calcext:value-type="float">
            <text:p>594.01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187" calcext:value-type="float">
            <text:p>594.18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359" calcext:value-type="float">
            <text:p>594.3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532" calcext:value-type="float">
            <text:p>594.5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704" calcext:value-type="float">
            <text:p>594.70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6" calcext:value-type="float">
            <text:p>0.1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4.877" calcext:value-type="float">
            <text:p>594.87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05" calcext:value-type="float">
            <text:p>595.0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222" calcext:value-type="float">
            <text:p>595.2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395" calcext:value-type="float">
            <text:p>595.39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567" calcext:value-type="float">
            <text:p>595.567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74" calcext:value-type="float">
            <text:p>595.74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5.913" calcext:value-type="float">
            <text:p>595.9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085" calcext:value-type="float">
            <text:p>596.085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258" calcext:value-type="float">
            <text:p>596.258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8" calcext:value-type="float">
            <text:p>0.1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43" calcext:value-type="float">
            <text:p>596.4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603" calcext:value-type="float">
            <text:p>596.60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775" calcext:value-type="float">
            <text:p>596.77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6.948" calcext:value-type="float">
            <text:p>596.94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121" calcext:value-type="float">
            <text:p>597.1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293" calcext:value-type="float">
            <text:p>597.29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6" calcext:value-type="float">
            <text:p>0.106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466" calcext:value-type="float">
            <text:p>597.46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" calcext:value-type="float">
            <text:p>0.1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638" calcext:value-type="float">
            <text:p>597.638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811" calcext:value-type="float">
            <text:p>597.81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7.984" calcext:value-type="float">
            <text:p>597.98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156" calcext:value-type="float">
            <text:p>598.1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329" calcext:value-type="float">
            <text:p>598.32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501" calcext:value-type="float">
            <text:p>598.50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7" calcext:value-type="float">
            <text:p>0.107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674" calcext:value-type="float">
            <text:p>598.67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8.847" calcext:value-type="float">
            <text:p>598.84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2" calcext:value-type="float">
            <text:p>0.1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019" calcext:value-type="float">
            <text:p>599.019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192" calcext:value-type="float">
            <text:p>599.19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364" calcext:value-type="float">
            <text:p>599.36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537" calcext:value-type="float">
            <text:p>599.53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71" calcext:value-type="float">
            <text:p>599.7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599.882" calcext:value-type="float">
            <text:p>599.882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4" calcext:value-type="float">
            <text:p>0.1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055" calcext:value-type="float">
            <text:p>60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227" calcext:value-type="float">
            <text:p>600.22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4" calcext:value-type="float">
            <text:p>600.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573" calcext:value-type="float">
            <text:p>600.573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745" calcext:value-type="float">
            <text:p>600.74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6" calcext:value-type="float">
            <text:p>0.1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0.918" calcext:value-type="float">
            <text:p>600.91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09" calcext:value-type="float">
            <text:p>601.0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" calcext:value-type="float">
            <text:p>0.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263" calcext:value-type="float">
            <text:p>601.263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7" calcext:value-type="float">
            <text:p>0.1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436" calcext:value-type="float">
            <text:p>601.43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608" calcext:value-type="float">
            <text:p>601.60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781" calcext:value-type="float">
            <text:p>601.78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1.954" calcext:value-type="float">
            <text:p>601.9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126" calcext:value-type="float">
            <text:p>602.126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299" calcext:value-type="float">
            <text:p>602.29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471" calcext:value-type="float">
            <text:p>602.471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9" calcext:value-type="float">
            <text:p>0.1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644" calcext:value-type="float">
            <text:p>602.64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817" calcext:value-type="float">
            <text:p>602.81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2.989" calcext:value-type="float">
            <text:p>602.989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162" calcext:value-type="float">
            <text:p>603.16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334" calcext:value-type="float">
            <text:p>603.334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507" calcext:value-type="float">
            <text:p>603.507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68" calcext:value-type="float">
            <text:p>603.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1" calcext:value-type="float">
            <text:p>0.1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3.852" calcext:value-type="float">
            <text:p>603.8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025" calcext:value-type="float">
            <text:p>604.02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4" calcext:value-type="float">
            <text:p>0.114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198" calcext:value-type="float">
            <text:p>604.19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2" calcext:value-type="float">
            <text:p>0.1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37" calcext:value-type="float">
            <text:p>604.3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543" calcext:value-type="float">
            <text:p>604.54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716" calcext:value-type="float">
            <text:p>604.71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4.888" calcext:value-type="float">
            <text:p>604.88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061" calcext:value-type="float">
            <text:p>605.06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233" calcext:value-type="float">
            <text:p>605.23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406" calcext:value-type="float">
            <text:p>605.4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579" calcext:value-type="float">
            <text:p>605.57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751" calcext:value-type="float">
            <text:p>605.7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5.924" calcext:value-type="float">
            <text:p>605.9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097" calcext:value-type="float">
            <text:p>606.09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269" calcext:value-type="float">
            <text:p>606.26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442" calcext:value-type="float">
            <text:p>606.4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615" calcext:value-type="float">
            <text:p>606.61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787" calcext:value-type="float">
            <text:p>606.78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6.96" calcext:value-type="float">
            <text:p>606.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132" calcext:value-type="float">
            <text:p>607.1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305" calcext:value-type="float">
            <text:p>607.30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478" calcext:value-type="float">
            <text:p>607.47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65" calcext:value-type="float">
            <text:p>607.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823" calcext:value-type="float">
            <text:p>607.82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7.996" calcext:value-type="float">
            <text:p>607.99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168" calcext:value-type="float">
            <text:p>608.1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341" calcext:value-type="float">
            <text:p>608.3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514" calcext:value-type="float">
            <text:p>608.5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686" calcext:value-type="float">
            <text:p>608.6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8.859" calcext:value-type="float">
            <text:p>608.8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032" calcext:value-type="float">
            <text:p>609.03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204" calcext:value-type="float">
            <text:p>609.2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377" calcext:value-type="float">
            <text:p>609.3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55" calcext:value-type="float">
            <text:p>609.5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722" calcext:value-type="float">
            <text:p>609.7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09.895" calcext:value-type="float">
            <text:p>609.8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068" calcext:value-type="float">
            <text:p>610.0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24" calcext:value-type="float">
            <text:p>610.2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413" calcext:value-type="float">
            <text:p>610.4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586" calcext:value-type="float">
            <text:p>610.5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758" calcext:value-type="float">
            <text:p>610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0.931" calcext:value-type="float">
            <text:p>610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" calcext:value-type="float">
            <text:p>0.1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104" calcext:value-type="float">
            <text:p>611.10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276" calcext:value-type="float">
            <text:p>611.2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449" calcext:value-type="float">
            <text:p>611.44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622" calcext:value-type="float">
            <text:p>611.6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794" calcext:value-type="float">
            <text:p>611.7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1.967" calcext:value-type="float">
            <text:p>611.96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14" calcext:value-type="float">
            <text:p>612.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312" calcext:value-type="float">
            <text:p>612.3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485" calcext:value-type="float">
            <text:p>612.4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658" calcext:value-type="float">
            <text:p>612.65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2.83" calcext:value-type="float">
            <text:p>612.8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003" calcext:value-type="float">
            <text:p>613.0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176" calcext:value-type="float">
            <text:p>613.17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348" calcext:value-type="float">
            <text:p>613.3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521" calcext:value-type="float">
            <text:p>613.5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694" calcext:value-type="float">
            <text:p>613.69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3.866" calcext:value-type="float">
            <text:p>613.8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039" calcext:value-type="float">
            <text:p>614.0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212" calcext:value-type="float">
            <text:p>614.2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385" calcext:value-type="float">
            <text:p>614.385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557" calcext:value-type="float">
            <text:p>614.5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73" calcext:value-type="float">
            <text:p>614.7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4.903" calcext:value-type="float">
            <text:p>614.90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075" calcext:value-type="float">
            <text:p>615.0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248" calcext:value-type="float">
            <text:p>615.2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421" calcext:value-type="float">
            <text:p>615.42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593" calcext:value-type="float">
            <text:p>615.5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766" calcext:value-type="float">
            <text:p>615.7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5.939" calcext:value-type="float">
            <text:p>615.9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111" calcext:value-type="float">
            <text:p>616.1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284" calcext:value-type="float">
            <text:p>616.2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457" calcext:value-type="float">
            <text:p>616.4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63" calcext:value-type="float">
            <text:p>616.6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802" calcext:value-type="float">
            <text:p>616.8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6.975" calcext:value-type="float">
            <text:p>616.9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148" calcext:value-type="float">
            <text:p>617.148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32" calcext:value-type="float">
            <text:p>617.3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493" calcext:value-type="float">
            <text:p>617.4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666" calcext:value-type="float">
            <text:p>617.6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7.839" calcext:value-type="float">
            <text:p>617.83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011" calcext:value-type="float">
            <text:p>618.0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184" calcext:value-type="float">
            <text:p>618.1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357" calcext:value-type="float">
            <text:p>618.3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529" calcext:value-type="float">
            <text:p>618.5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702" calcext:value-type="float">
            <text:p>618.7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8.875" calcext:value-type="float">
            <text:p>618.8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047" calcext:value-type="float">
            <text:p>619.0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22" calcext:value-type="float">
            <text:p>619.2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393" calcext:value-type="float">
            <text:p>619.3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566" calcext:value-type="float">
            <text:p>619.5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738" calcext:value-type="float">
            <text:p>619.7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19.911" calcext:value-type="float">
            <text:p>619.9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084" calcext:value-type="float">
            <text:p>620.0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257" calcext:value-type="float">
            <text:p>620.2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429" calcext:value-type="float">
            <text:p>620.4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602" calcext:value-type="float">
            <text:p>620.6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775" calcext:value-type="float">
            <text:p>620.7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0.947" calcext:value-type="float">
            <text:p>620.9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12" calcext:value-type="float">
            <text:p>621.1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293" calcext:value-type="float">
            <text:p>621.29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466" calcext:value-type="float">
            <text:p>621.46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638" calcext:value-type="float">
            <text:p>621.63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811" calcext:value-type="float">
            <text:p>621.811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1.984" calcext:value-type="float">
            <text:p>621.984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157" calcext:value-type="float">
            <text:p>622.15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329" calcext:value-type="float">
            <text:p>622.32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502" calcext:value-type="float">
            <text:p>622.502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675" calcext:value-type="float">
            <text:p>622.67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2.847" calcext:value-type="float">
            <text:p>622.847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02" calcext:value-type="float">
            <text:p>623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193" calcext:value-type="float">
            <text:p>623.193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366" calcext:value-type="float">
            <text:p>623.366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538" calcext:value-type="float">
            <text:p>623.538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711" calcext:value-type="float">
            <text:p>623.711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3.884" calcext:value-type="float">
            <text:p>623.884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057" calcext:value-type="float">
            <text:p>624.057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229" calcext:value-type="float">
            <text:p>624.229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402" calcext:value-type="float">
            <text:p>624.402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575" calcext:value-type="float">
            <text:p>624.575</text:p>
          </table:table-cell>
          <table:table-cell office:value-type="float" office:value="0.07" calcext:value-type="float">
            <text:p>0.0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748" calcext:value-type="float">
            <text:p>624.7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4.92" calcext:value-type="float">
            <text:p>624.9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093" calcext:value-type="float">
            <text:p>625.0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266" calcext:value-type="float">
            <text:p>625.2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439" calcext:value-type="float">
            <text:p>625.4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611" calcext:value-type="float">
            <text:p>625.61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784" calcext:value-type="float">
            <text:p>625.78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5.957" calcext:value-type="float">
            <text:p>625.9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13" calcext:value-type="float">
            <text:p>626.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302" calcext:value-type="float">
            <text:p>626.30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475" calcext:value-type="float">
            <text:p>626.47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648" calcext:value-type="float">
            <text:p>626.6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821" calcext:value-type="float">
            <text:p>626.8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6.993" calcext:value-type="float">
            <text:p>626.99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166" calcext:value-type="float">
            <text:p>627.1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339" calcext:value-type="float">
            <text:p>627.3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512" calcext:value-type="float">
            <text:p>627.5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685" calcext:value-type="float">
            <text:p>627.6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7.857" calcext:value-type="float">
            <text:p>627.8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03" calcext:value-type="float">
            <text:p>628.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203" calcext:value-type="float">
            <text:p>628.2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376" calcext:value-type="float">
            <text:p>628.3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548" calcext:value-type="float">
            <text:p>628.5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721" calcext:value-type="float">
            <text:p>628.7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8.894" calcext:value-type="float">
            <text:p>628.8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067" calcext:value-type="float">
            <text:p>629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239" calcext:value-type="float">
            <text:p>629.23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412" calcext:value-type="float">
            <text:p>629.41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585" calcext:value-type="float">
            <text:p>629.58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758" calcext:value-type="float">
            <text:p>629.7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29.931" calcext:value-type="float">
            <text:p>629.9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103" calcext:value-type="float">
            <text:p>630.10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276" calcext:value-type="float">
            <text:p>630.27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449" calcext:value-type="float">
            <text:p>630.44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622" calcext:value-type="float">
            <text:p>630.6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794" calcext:value-type="float">
            <text:p>630.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4" calcext:value-type="float">
            <text:p>0.1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0.967" calcext:value-type="float">
            <text:p>630.9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14" calcext:value-type="float">
            <text:p>631.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313" calcext:value-type="float">
            <text:p>631.3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486" calcext:value-type="float">
            <text:p>631.4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658" calcext:value-type="float">
            <text:p>631.6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1.831" calcext:value-type="float">
            <text:p>631.83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004" calcext:value-type="float">
            <text:p>632.00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177" calcext:value-type="float">
            <text:p>632.177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35" calcext:value-type="float">
            <text:p>632.3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522" calcext:value-type="float">
            <text:p>632.52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6" calcext:value-type="float">
            <text:p>0.1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695" calcext:value-type="float">
            <text:p>632.69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2.868" calcext:value-type="float">
            <text:p>632.868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7" calcext:value-type="float">
            <text:p>0.1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041" calcext:value-type="float">
            <text:p>633.04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214" calcext:value-type="float">
            <text:p>633.214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386" calcext:value-type="float">
            <text:p>633.38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559" calcext:value-type="float">
            <text:p>633.5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732" calcext:value-type="float">
            <text:p>633.732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3.905" calcext:value-type="float">
            <text:p>633.905</text:p>
          </table:table-cell>
          <table:table-cell office:value-type="float" office:value="0.07" calcext:value-type="float">
            <text:p>0.07</text:p>
          </table:table-cell>
          <table:table-cell office:value-type="float" office:value="0.119" calcext:value-type="float">
            <text:p>0.119</text:p>
          </table:table-cell>
          <table:table-cell office:value-type="float" office:value="0.149" calcext:value-type="float">
            <text:p>0.1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078" calcext:value-type="float">
            <text:p>634.0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25" calcext:value-type="float">
            <text:p>634.25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423" calcext:value-type="float">
            <text:p>634.423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596" calcext:value-type="float">
            <text:p>634.596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.151" calcext:value-type="float">
            <text:p>0.1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769" calcext:value-type="float">
            <text:p>634.769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" calcext:value-type="float">
            <text:p>0.1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4.942" calcext:value-type="float">
            <text:p>634.942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114" calcext:value-type="float">
            <text:p>635.114</text:p>
          </table:table-cell>
          <table:table-cell office:value-type="float" office:value="0.07" calcext:value-type="float">
            <text:p>0.07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287" calcext:value-type="float">
            <text:p>635.287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4" calcext:value-type="float">
            <text:p>0.1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46" calcext:value-type="float">
            <text:p>635.46</text:p>
          </table:table-cell>
          <table:table-cell office:value-type="float" office:value="0.07" calcext:value-type="float">
            <text:p>0.07</text:p>
          </table:table-cell>
          <table:table-cell office:value-type="float" office:value="0.122" calcext:value-type="float">
            <text:p>0.122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633" calcext:value-type="float">
            <text:p>635.633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5" calcext:value-type="float">
            <text:p>0.1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806" calcext:value-type="float">
            <text:p>635.806</text:p>
          </table:table-cell>
          <table:table-cell office:value-type="float" office:value="0.07" calcext:value-type="float">
            <text:p>0.07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5.978" calcext:value-type="float">
            <text:p>635.978</text:p>
          </table:table-cell>
          <table:table-cell office:value-type="float" office:value="0.07" calcext:value-type="float">
            <text:p>0.07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151" calcext:value-type="float">
            <text:p>636.151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7" calcext:value-type="float">
            <text:p>0.1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324" calcext:value-type="float">
            <text:p>636.324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8" calcext:value-type="float">
            <text:p>0.1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497" calcext:value-type="float">
            <text:p>636.49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5" calcext:value-type="float">
            <text:p>0.125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67" calcext:value-type="float">
            <text:p>636.6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" calcext:value-type="float">
            <text:p>0.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6.843" calcext:value-type="float">
            <text:p>636.8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015" calcext:value-type="float">
            <text:p>637.015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1" calcext:value-type="float">
            <text:p>0.1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188" calcext:value-type="float">
            <text:p>637.188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7" calcext:value-type="float">
            <text:p>0.127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361" calcext:value-type="float">
            <text:p>637.36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3" calcext:value-type="float">
            <text:p>0.1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534" calcext:value-type="float">
            <text:p>637.53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4" calcext:value-type="float">
            <text:p>0.1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707" calcext:value-type="float">
            <text:p>637.707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7.879" calcext:value-type="float">
            <text:p>637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6" calcext:value-type="float">
            <text:p>0.1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052" calcext:value-type="float">
            <text:p>638.052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" calcext:value-type="float">
            <text:p>0.13</text:p>
          </table:table-cell>
          <table:table-cell office:value-type="float" office:value="0.167" calcext:value-type="float">
            <text:p>0.1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225" calcext:value-type="float">
            <text:p>638.225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1" calcext:value-type="float">
            <text:p>0.131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398" calcext:value-type="float">
            <text:p>638.398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2" calcext:value-type="float">
            <text:p>0.132</text:p>
          </table:table-cell>
          <table:table-cell office:value-type="float" office:value="0.169" calcext:value-type="float">
            <text:p>0.1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571" calcext:value-type="float">
            <text:p>638.57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" calcext:value-type="float">
            <text:p>0.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744" calcext:value-type="float">
            <text:p>638.744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8.916" calcext:value-type="float">
            <text:p>638.91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2" calcext:value-type="float">
            <text:p>0.1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089" calcext:value-type="float">
            <text:p>639.089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3" calcext:value-type="float">
            <text:p>0.1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262" calcext:value-type="float">
            <text:p>639.262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435" calcext:value-type="float">
            <text:p>639.43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5" calcext:value-type="float">
            <text:p>0.135</text:p>
          </table:table-cell>
          <table:table-cell office:value-type="float" office:value="0.175" calcext:value-type="float">
            <text:p>0.1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608" calcext:value-type="float">
            <text:p>639.60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6" calcext:value-type="float">
            <text:p>0.1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781" calcext:value-type="float">
            <text:p>639.781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7" calcext:value-type="float">
            <text:p>0.1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39.953" calcext:value-type="float">
            <text:p>639.953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126" calcext:value-type="float">
            <text:p>640.126</text:p>
          </table:table-cell>
          <table:table-cell office:value-type="float" office:value="0.073" calcext:value-type="float">
            <text:p>0.073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" calcext:value-type="float">
            <text:p>0.1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299" calcext:value-type="float">
            <text:p>640.2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472" calcext:value-type="float">
            <text:p>640.47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39" calcext:value-type="float">
            <text:p>0.139</text:p>
          </table:table-cell>
          <table:table-cell office:value-type="float" office:value="0.182" calcext:value-type="float">
            <text:p>0.1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645" calcext:value-type="float">
            <text:p>640.645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" calcext:value-type="float">
            <text:p>0.14</text:p>
          </table:table-cell>
          <table:table-cell office:value-type="float" office:value="0.183" calcext:value-type="float">
            <text:p>0.1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818" calcext:value-type="float">
            <text:p>640.818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4" calcext:value-type="float">
            <text:p>0.1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0.99" calcext:value-type="float">
            <text:p>640.9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163" calcext:value-type="float">
            <text:p>641.163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6" calcext:value-type="float">
            <text:p>0.1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336" calcext:value-type="float">
            <text:p>641.336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3" calcext:value-type="float">
            <text:p>0.143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509" calcext:value-type="float">
            <text:p>641.509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4" calcext:value-type="float">
            <text:p>0.144</text:p>
          </table:table-cell>
          <table:table-cell office:value-type="float" office:value="0.189" calcext:value-type="float">
            <text:p>0.1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682" calcext:value-type="float">
            <text:p>641.682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5" calcext:value-type="float">
            <text:p>0.145</text:p>
          </table:table-cell>
          <table:table-cell office:value-type="float" office:value="0.19" calcext:value-type="float">
            <text:p>0.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1.855" calcext:value-type="float">
            <text:p>641.85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1" calcext:value-type="float">
            <text:p>0.1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028" calcext:value-type="float">
            <text:p>642.028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93" calcext:value-type="float">
            <text:p>0.1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2" calcext:value-type="float">
            <text:p>642.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4" calcext:value-type="float">
            <text:p>0.1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373" calcext:value-type="float">
            <text:p>642.373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8" calcext:value-type="float">
            <text:p>0.148</text:p>
          </table:table-cell>
          <table:table-cell office:value-type="float" office:value="0.195" calcext:value-type="float">
            <text:p>0.1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546" calcext:value-type="float">
            <text:p>642.54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719" calcext:value-type="float">
            <text:p>642.71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8" calcext:value-type="float">
            <text:p>0.1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2.892" calcext:value-type="float">
            <text:p>642.89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" calcext:value-type="float">
            <text:p>0.15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065" calcext:value-type="float">
            <text:p>643.065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1" calcext:value-type="float">
            <text:p>0.151</text:p>
          </table:table-cell>
          <table:table-cell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237" calcext:value-type="float">
            <text:p>643.23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2" calcext:value-type="float">
            <text:p>0.152</text:p>
          </table:table-cell>
          <table:table-cell office:value-type="float" office:value="0.202" calcext:value-type="float">
            <text:p>0.2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41" calcext:value-type="float">
            <text:p>643.41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3" calcext:value-type="float">
            <text:p>0.153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583" calcext:value-type="float">
            <text:p>643.583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756" calcext:value-type="float">
            <text:p>643.75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6" calcext:value-type="float">
            <text:p>0.2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3.929" calcext:value-type="float">
            <text:p>643.929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5" calcext:value-type="float">
            <text:p>0.155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102" calcext:value-type="float">
            <text:p>644.10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8" calcext:value-type="float">
            <text:p>0.2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275" calcext:value-type="float">
            <text:p>644.275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7" calcext:value-type="float">
            <text:p>0.157</text:p>
          </table:table-cell>
          <table:table-cell office:value-type="float" office:value="0.21" calcext:value-type="float">
            <text:p>0.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448" calcext:value-type="float">
            <text:p>644.44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8" calcext:value-type="float">
            <text:p>0.158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62" calcext:value-type="float">
            <text:p>644.62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2" calcext:value-type="float">
            <text:p>0.2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793" calcext:value-type="float">
            <text:p>644.793</text:p>
          </table:table-cell>
          <table:table-cell office:value-type="float" office:value="0.078" calcext:value-type="float">
            <text:p>0.078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4" calcext:value-type="float">
            <text:p>0.2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4.966" calcext:value-type="float">
            <text:p>644.966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" calcext:value-type="float">
            <text:p>0.16</text:p>
          </table:table-cell>
          <table:table-cell office:value-type="float" office:value="0.215" calcext:value-type="float">
            <text:p>0.2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139" calcext:value-type="float">
            <text:p>645.139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312" calcext:value-type="float">
            <text:p>645.31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2" calcext:value-type="float">
            <text:p>0.162</text:p>
          </table:table-cell>
          <table:table-cell office:value-type="float" office:value="0.217" calcext:value-type="float">
            <text:p>0.2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485" calcext:value-type="float">
            <text:p>645.48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3" calcext:value-type="float">
            <text:p>0.163</text:p>
          </table:table-cell>
          <table:table-cell office:value-type="float" office:value="0.219" calcext:value-type="float">
            <text:p>0.2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658" calcext:value-type="float">
            <text:p>645.658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5.83" calcext:value-type="float">
            <text:p>645.83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2" calcext:value-type="float">
            <text:p>0.2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003" calcext:value-type="float">
            <text:p>646.003</text:p>
          </table:table-cell>
          <table:table-cell office:value-type="float" office:value="0.08" calcext:value-type="float">
            <text:p>0.08</text:p>
          </table:table-cell>
          <table:table-cell office:value-type="float" office:value="0.165" calcext:value-type="float">
            <text:p>0.165</text:p>
          </table:table-cell>
          <table:table-cell office:value-type="float" office:value="0.223" calcext:value-type="float">
            <text:p>0.2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176" calcext:value-type="float">
            <text:p>646.176</text:p>
          </table:table-cell>
          <table:table-cell office:value-type="float" office:value="0.08" calcext:value-type="float">
            <text:p>0.08</text:p>
          </table:table-cell>
          <table:table-cell office:value-type="float" office:value="0.166" calcext:value-type="float">
            <text:p>0.166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349" calcext:value-type="float">
            <text:p>646.349</text:p>
          </table:table-cell>
          <table:table-cell office:value-type="float" office:value="0.08" calcext:value-type="float">
            <text:p>0.08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6" calcext:value-type="float">
            <text:p>0.2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522" calcext:value-type="float">
            <text:p>646.522</text:p>
          </table:table-cell>
          <table:table-cell office:value-type="float" office:value="0.08" calcext:value-type="float">
            <text:p>0.08</text:p>
          </table:table-cell>
          <table:table-cell office:value-type="float" office:value="0.168" calcext:value-type="float">
            <text:p>0.168</text:p>
          </table:table-cell>
          <table:table-cell office:value-type="float" office:value="0.227" calcext:value-type="float">
            <text:p>0.2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695" calcext:value-type="float">
            <text:p>646.695</text:p>
          </table:table-cell>
          <table:table-cell office:value-type="float" office:value="0.08" calcext:value-type="float">
            <text:p>0.08</text:p>
          </table:table-cell>
          <table:table-cell office:value-type="float" office:value="0.169" calcext:value-type="float">
            <text:p>0.169</text:p>
          </table:table-cell>
          <table:table-cell office:value-type="float" office:value="0.229" calcext:value-type="float">
            <text:p>0.2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6.868" calcext:value-type="float">
            <text:p>646.868</text:p>
          </table:table-cell>
          <table:table-cell office:value-type="float" office:value="0.08" calcext:value-type="float">
            <text:p>0.08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041" calcext:value-type="float">
            <text:p>647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2" calcext:value-type="float">
            <text:p>0.2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213" calcext:value-type="float">
            <text:p>647.21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386" calcext:value-type="float">
            <text:p>647.386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5" calcext:value-type="float">
            <text:p>0.2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559" calcext:value-type="float">
            <text:p>647.559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3" calcext:value-type="float">
            <text:p>0.173</text:p>
          </table:table-cell>
          <table:table-cell office:value-type="float" office:value="0.236" calcext:value-type="float">
            <text:p>0.2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732" calcext:value-type="float">
            <text:p>647.7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4" calcext:value-type="float">
            <text:p>0.174</text:p>
          </table:table-cell>
          <table:table-cell office:value-type="float" office:value="0.238" calcext:value-type="float">
            <text:p>0.2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7.905" calcext:value-type="float">
            <text:p>647.905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" calcext:value-type="float">
            <text:p>0.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078" calcext:value-type="float">
            <text:p>648.078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6" calcext:value-type="float">
            <text:p>0.176</text:p>
          </table:table-cell>
          <table:table-cell office:value-type="float" office:value="0.241" calcext:value-type="float">
            <text:p>0.2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251" calcext:value-type="float">
            <text:p>648.251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7" calcext:value-type="float">
            <text:p>0.177</text:p>
          </table:table-cell>
          <table:table-cell office:value-type="float" office:value="0.243" calcext:value-type="float">
            <text:p>0.2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424" calcext:value-type="float">
            <text:p>648.424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5" calcext:value-type="float">
            <text:p>0.2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597" calcext:value-type="float">
            <text:p>648.597</text:p>
          </table:table-cell>
          <table:table-cell office:value-type="float" office:value="0.082" calcext:value-type="float">
            <text:p>0.082</text:p>
          </table:table-cell>
          <table:table-cell office:value-type="float" office:value="0.179" calcext:value-type="float">
            <text:p>0.179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769" calcext:value-type="float">
            <text:p>648.769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" calcext:value-type="float">
            <text:p>0.18</text:p>
          </table:table-cell>
          <table:table-cell office:value-type="float" office:value="0.248" calcext:value-type="float">
            <text:p>0.2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8.942" calcext:value-type="float">
            <text:p>648.942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2" calcext:value-type="float">
            <text:p>0.182</text:p>
          </table:table-cell>
          <table:table-cell office:value-type="float" office:value="0.25" calcext:value-type="float">
            <text:p>0.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115" calcext:value-type="float">
            <text:p>649.115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2" calcext:value-type="float">
            <text:p>0.25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288" calcext:value-type="float">
            <text:p>649.28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4" calcext:value-type="float">
            <text:p>0.184</text:p>
          </table:table-cell>
          <table:table-cell office:value-type="float" office:value="0.253" calcext:value-type="float">
            <text:p>0.2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461" calcext:value-type="float">
            <text:p>649.461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5" calcext:value-type="float">
            <text:p>0.185</text:p>
          </table:table-cell>
          <table:table-cell office:value-type="float" office:value="0.255" calcext:value-type="float">
            <text:p>0.2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634" calcext:value-type="float">
            <text:p>649.634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6" calcext:value-type="float">
            <text:p>0.186</text:p>
          </table:table-cell>
          <table:table-cell office:value-type="float" office:value="0.257" calcext:value-type="float">
            <text:p>0.2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807" calcext:value-type="float">
            <text:p>649.80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7" calcext:value-type="float">
            <text:p>0.187</text:p>
          </table:table-cell>
          <table:table-cell office:value-type="float" office:value="0.259" calcext:value-type="float">
            <text:p>0.2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49.98" calcext:value-type="float">
            <text:p>649.98</text:p>
          </table:table-cell>
          <table:table-cell office:value-type="float" office:value="0.084" calcext:value-type="float">
            <text:p>0.084</text:p>
          </table:table-cell>
          <table:table-cell office:value-type="float" office:value="0.188" calcext:value-type="float">
            <text:p>0.188</text:p>
          </table:table-cell>
          <table:table-cell office:value-type="float" office:value="0.261" calcext:value-type="float">
            <text:p>0.2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153" calcext:value-type="float">
            <text:p>650.153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" calcext:value-type="float">
            <text:p>0.19</text:p>
          </table:table-cell>
          <table:table-cell office:value-type="float" office:value="0.263" calcext:value-type="float">
            <text:p>0.2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325" calcext:value-type="float">
            <text:p>650.325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1" calcext:value-type="float">
            <text:p>0.191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498" calcext:value-type="float">
            <text:p>650.498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2" calcext:value-type="float">
            <text:p>0.192</text:p>
          </table:table-cell>
          <table:table-cell office:value-type="float" office:value="0.267" calcext:value-type="float">
            <text:p>0.2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671" calcext:value-type="float">
            <text:p>650.67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0.844" calcext:value-type="float">
            <text:p>650.844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5" calcext:value-type="float">
            <text:p>0.195</text:p>
          </table:table-cell>
          <table:table-cell office:value-type="float" office:value="0.272" calcext:value-type="float">
            <text:p>0.2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017" calcext:value-type="float">
            <text:p>651.017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6" calcext:value-type="float">
            <text:p>0.196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19" calcext:value-type="float">
            <text:p>651.19</text:p>
          </table:table-cell>
          <table:table-cell office:value-type="float" office:value="0.086" calcext:value-type="float">
            <text:p>0.086</text:p>
          </table:table-cell>
          <table:table-cell office:value-type="float" office:value="0.198" calcext:value-type="float">
            <text:p>0.198</text:p>
          </table:table-cell>
          <table:table-cell office:value-type="float" office:value="0.277" calcext:value-type="float">
            <text:p>0.2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363" calcext:value-type="float">
            <text:p>651.363</text:p>
          </table:table-cell>
          <table:table-cell office:value-type="float" office:value="0.087" calcext:value-type="float">
            <text:p>0.087</text:p>
          </table:table-cell>
          <table:table-cell office:value-type="float" office:value="0.199" calcext:value-type="float">
            <text:p>0.199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536" calcext:value-type="float">
            <text:p>651.5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1" calcext:value-type="float">
            <text:p>0.201</text:p>
          </table:table-cell>
          <table:table-cell office:value-type="float" office:value="0.282" calcext:value-type="float">
            <text:p>0.2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709" calcext:value-type="float">
            <text:p>651.70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1.882" calcext:value-type="float">
            <text:p>651.882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4" calcext:value-type="float">
            <text:p>0.204</text:p>
          </table:table-cell>
          <table:table-cell office:value-type="float" office:value="0.287" calcext:value-type="float">
            <text:p>0.2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054" calcext:value-type="float">
            <text:p>652.05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" calcext:value-type="float">
            <text:p>0.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227" calcext:value-type="float">
            <text:p>652.227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8" calcext:value-type="float">
            <text:p>0.208</text:p>
          </table:table-cell>
          <table:table-cell office:value-type="float" office:value="0.292" calcext:value-type="float">
            <text:p>0.2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4" calcext:value-type="float">
            <text:p>652.4</text:p>
          </table:table-cell>
          <table:table-cell office:value-type="float" office:value="0.089" calcext:value-type="float">
            <text:p>0.089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5" calcext:value-type="float">
            <text:p>0.2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573" calcext:value-type="float">
            <text:p>652.57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1" calcext:value-type="float">
            <text:p>0.211</text:p>
          </table:table-cell>
          <table:table-cell office:value-type="float" office:value="0.298" calcext:value-type="float">
            <text:p>0.2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746" calcext:value-type="float">
            <text:p>652.746</text:p>
          </table:table-cell>
          <table:table-cell office:value-type="float" office:value="0.09" calcext:value-type="float">
            <text:p>0.09</text:p>
          </table:table-cell>
          <table:table-cell office:value-type="float" office:value="0.213" calcext:value-type="float">
            <text:p>0.213</text:p>
          </table:table-cell>
          <table:table-cell office:value-type="float" office:value="0.3" calcext:value-type="float">
            <text:p>0.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2.919" calcext:value-type="float">
            <text:p>652.919</text:p>
          </table:table-cell>
          <table:table-cell office:value-type="float" office:value="0.09" calcext:value-type="float">
            <text:p>0.0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3" calcext:value-type="float">
            <text:p>0.3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092" calcext:value-type="float">
            <text:p>653.092</text:p>
          </table:table-cell>
          <table:table-cell office:value-type="float" office:value="0.09" calcext:value-type="float">
            <text:p>0.09</text:p>
          </table:table-cell>
          <table:table-cell office:value-type="float" office:value="0.216" calcext:value-type="float">
            <text:p>0.216</text:p>
          </table:table-cell>
          <table:table-cell office:value-type="float" office:value="0.306" calcext:value-type="float">
            <text:p>0.3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265" calcext:value-type="float">
            <text:p>653.265</text:p>
          </table:table-cell>
          <table:table-cell office:value-type="float" office:value="0.091" calcext:value-type="float">
            <text:p>0.091</text:p>
          </table:table-cell>
          <table:table-cell office:value-type="float" office:value="0.218" calcext:value-type="float">
            <text:p>0.218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438" calcext:value-type="float">
            <text:p>653.438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" calcext:value-type="float">
            <text:p>0.22</text:p>
          </table:table-cell>
          <table:table-cell office:value-type="float" office:value="0.312" calcext:value-type="float">
            <text:p>0.3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611" calcext:value-type="float">
            <text:p>653.611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784" calcext:value-type="float">
            <text:p>653.784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4" calcext:value-type="float">
            <text:p>0.224</text:p>
          </table:table-cell>
          <table:table-cell office:value-type="float" office:value="0.319" calcext:value-type="float">
            <text:p>0.3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3.956" calcext:value-type="float">
            <text:p>653.956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6" calcext:value-type="float">
            <text:p>0.226</text:p>
          </table:table-cell>
          <table:table-cell office:value-type="float" office:value="0.322" calcext:value-type="float">
            <text:p>0.3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129" calcext:value-type="float">
            <text:p>654.129</text:p>
          </table:table-cell>
          <table:table-cell office:value-type="float" office:value="0.093" calcext:value-type="float">
            <text:p>0.093</text:p>
          </table:table-cell>
          <table:table-cell office:value-type="float" office:value="0.228" calcext:value-type="float">
            <text:p>0.228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302" calcext:value-type="float">
            <text:p>654.302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" calcext:value-type="float">
            <text:p>0.23</text:p>
          </table:table-cell>
          <table:table-cell office:value-type="float" office:value="0.329" calcext:value-type="float">
            <text:p>0.3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475" calcext:value-type="float">
            <text:p>654.47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648" calcext:value-type="float">
            <text:p>654.648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4" calcext:value-type="float">
            <text:p>0.234</text:p>
          </table:table-cell>
          <table:table-cell office:value-type="float" office:value="0.336" calcext:value-type="float">
            <text:p>0.3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821" calcext:value-type="float">
            <text:p>654.8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236" calcext:value-type="float">
            <text:p>0.236</text:p>
          </table:table-cell>
          <table:table-cell office:value-type="float" office:value="0.339" calcext:value-type="float">
            <text:p>0.33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4.994" calcext:value-type="float">
            <text:p>654.99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38" calcext:value-type="float">
            <text:p>0.238</text:p>
          </table:table-cell>
          <table:table-cell office:value-type="float" office:value="0.343" calcext:value-type="float">
            <text:p>0.3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167" calcext:value-type="float">
            <text:p>655.167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47" calcext:value-type="float">
            <text:p>0.3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34" calcext:value-type="float">
            <text:p>655.34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513" calcext:value-type="float">
            <text:p>655.513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5" calcext:value-type="float">
            <text:p>0.245</text:p>
          </table:table-cell>
          <table:table-cell office:value-type="float" office:value="0.354" calcext:value-type="float">
            <text:p>0.35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686" calcext:value-type="float">
            <text:p>655.686</text:p>
          </table:table-cell>
          <table:table-cell office:value-type="float" office:value="0.097" calcext:value-type="float">
            <text:p>0.097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8" calcext:value-type="float">
            <text:p>0.3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5.859" calcext:value-type="float">
            <text:p>655.859</text:p>
          </table:table-cell>
          <table:table-cell office:value-type="float" office:value="0.098" calcext:value-type="float">
            <text:p>0.098</text:p>
          </table:table-cell>
          <table:table-cell office:value-type="float" office:value="0.249" calcext:value-type="float">
            <text:p>0.249</text:p>
          </table:table-cell>
          <table:table-cell office:value-type="float" office:value="0.361" calcext:value-type="float">
            <text:p>0.3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032" calcext:value-type="float">
            <text:p>656.032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2" calcext:value-type="float">
            <text:p>0.252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204" calcext:value-type="float">
            <text:p>656.204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4" calcext:value-type="float">
            <text:p>0.254</text:p>
          </table:table-cell>
          <table:table-cell office:value-type="float" office:value="0.369" calcext:value-type="float">
            <text:p>0.3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377" calcext:value-type="float">
            <text:p>656.377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6" calcext:value-type="float">
            <text:p>0.256</text:p>
          </table:table-cell>
          <table:table-cell office:value-type="float" office:value="0.372" calcext:value-type="float">
            <text:p>0.3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55" calcext:value-type="float">
            <text:p>656.55</text:p>
          </table:table-cell>
          <table:table-cell office:value-type="float" office:value="0.1" calcext:value-type="float">
            <text:p>0.1</text:p>
          </table:table-cell>
          <table:table-cell office:value-type="float" office:value="0.259" calcext:value-type="float">
            <text:p>0.259</text:p>
          </table:table-cell>
          <table:table-cell office:value-type="float" office:value="0.376" calcext:value-type="float">
            <text:p>0.3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723" calcext:value-type="float">
            <text:p>656.723</text:p>
          </table:table-cell>
          <table:table-cell office:value-type="float" office:value="0.1" calcext:value-type="float">
            <text:p>0.1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6.896" calcext:value-type="float">
            <text:p>656.8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3" calcext:value-type="float">
            <text:p>0.263</text:p>
          </table:table-cell>
          <table:table-cell office:value-type="float" office:value="0.384" calcext:value-type="float">
            <text:p>0.3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069" calcext:value-type="float">
            <text:p>657.06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8" calcext:value-type="float">
            <text:p>0.3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242" calcext:value-type="float">
            <text:p>657.24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7" calcext:value-type="float">
            <text:p>0.267</text:p>
          </table:table-cell>
          <table:table-cell office:value-type="float" office:value="0.391" calcext:value-type="float">
            <text:p>0.3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415" calcext:value-type="float">
            <text:p>657.415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" calcext:value-type="float">
            <text:p>0.27</text:p>
          </table:table-cell>
          <table:table-cell office:value-type="float" office:value="0.395" calcext:value-type="float">
            <text:p>0.3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588" calcext:value-type="float">
            <text:p>657.588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99" calcext:value-type="float">
            <text:p>0.3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761" calcext:value-type="float">
            <text:p>657.761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7.934" calcext:value-type="float">
            <text:p>657.934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6" calcext:value-type="float">
            <text:p>0.276</text:p>
          </table:table-cell>
          <table:table-cell office:value-type="float" office:value="0.406" calcext:value-type="float">
            <text:p>0.4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107" calcext:value-type="float">
            <text:p>658.107</text:p>
          </table:table-cell>
          <table:table-cell office:value-type="float" office:value="0.104" calcext:value-type="float">
            <text:p>0.104</text:p>
          </table:table-cell>
          <table:table-cell office:value-type="float" office:value="0.278" calcext:value-type="float">
            <text:p>0.278</text:p>
          </table:table-cell>
          <table:table-cell office:value-type="float" office:value="0.41" calcext:value-type="float">
            <text:p>0.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28" calcext:value-type="float">
            <text:p>658.28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1" calcext:value-type="float">
            <text:p>0.281</text:p>
          </table:table-cell>
          <table:table-cell office:value-type="float" office:value="0.414" calcext:value-type="float">
            <text:p>0.4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453" calcext:value-type="float">
            <text:p>658.453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3" calcext:value-type="float">
            <text:p>0.283</text:p>
          </table:table-cell>
          <table:table-cell office:value-type="float" office:value="0.417" calcext:value-type="float">
            <text:p>0.4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626" calcext:value-type="float">
            <text:p>658.626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5" calcext:value-type="float">
            <text:p>0.285</text:p>
          </table:table-cell>
          <table:table-cell office:value-type="float" office:value="0.421" calcext:value-type="float">
            <text:p>0.4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799" calcext:value-type="float">
            <text:p>658.799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7" calcext:value-type="float">
            <text:p>0.287</text:p>
          </table:table-cell>
          <table:table-cell office:value-type="float" office:value="0.424" calcext:value-type="float">
            <text:p>0.4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8.971" calcext:value-type="float">
            <text:p>658.9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289" calcext:value-type="float">
            <text:p>0.289</text:p>
          </table:table-cell>
          <table:table-cell office:value-type="float" office:value="0.428" calcext:value-type="float">
            <text:p>0.4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144" calcext:value-type="float">
            <text:p>659.144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317" calcext:value-type="float">
            <text:p>659.317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49" calcext:value-type="float">
            <text:p>659.4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4" calcext:value-type="float">
            <text:p>0.294</text:p>
          </table:table-cell>
          <table:table-cell office:value-type="float" office:value="0.437" calcext:value-type="float">
            <text:p>0.4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663" calcext:value-type="float">
            <text:p>659.6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" calcext:value-type="float">
            <text:p>0.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59.836" calcext:value-type="float">
            <text:p>659.836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3" calcext:value-type="float">
            <text:p>0.4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009" calcext:value-type="float">
            <text:p>660.009</text:p>
          </table:table-cell>
          <table:table-cell office:value-type="float" office:value="0.108" calcext:value-type="float">
            <text:p>0.108</text:p>
          </table:table-cell>
          <table:table-cell office:value-type="float" office:value="0.299" calcext:value-type="float">
            <text:p>0.299</text:p>
          </table:table-cell>
          <table:table-cell office:value-type="float" office:value="0.446" calcext:value-type="float">
            <text:p>0.4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182" calcext:value-type="float">
            <text:p>660.182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1" calcext:value-type="float">
            <text:p>0.301</text:p>
          </table:table-cell>
          <table:table-cell office:value-type="float" office:value="0.449" calcext:value-type="float">
            <text:p>0.44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355" calcext:value-type="float">
            <text:p>660.35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1" calcext:value-type="float">
            <text:p>0.4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528" calcext:value-type="float">
            <text:p>660.52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701" calcext:value-type="float">
            <text:p>660.701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5" calcext:value-type="float">
            <text:p>0.305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0.874" calcext:value-type="float">
            <text:p>660.874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047" calcext:value-type="float">
            <text:p>661.047</text:p>
          </table:table-cell>
          <table:table-cell office:value-type="float" office:value="0.11" calcext:value-type="float">
            <text:p>0.11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22" calcext:value-type="float">
            <text:p>661.22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393" calcext:value-type="float">
            <text:p>661.393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3" calcext:value-type="float">
            <text:p>0.4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566" calcext:value-type="float">
            <text:p>661.56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739" calcext:value-type="float">
            <text:p>661.739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6" calcext:value-type="float">
            <text:p>0.4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1.912" calcext:value-type="float">
            <text:p>661.912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085" calcext:value-type="float">
            <text:p>662.085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258" calcext:value-type="float">
            <text:p>662.258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431" calcext:value-type="float">
            <text:p>662.43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604" calcext:value-type="float">
            <text:p>662.604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777" calcext:value-type="float">
            <text:p>662.777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2.95" calcext:value-type="float">
            <text:p>662.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122" calcext:value-type="float">
            <text:p>663.122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295" calcext:value-type="float">
            <text:p>663.295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3" calcext:value-type="float">
            <text:p>0.313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468" calcext:value-type="float">
            <text:p>663.468</text:p>
          </table:table-cell>
          <table:table-cell office:value-type="float" office:value="0.111" calcext:value-type="float">
            <text:p>0.1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1" calcext:value-type="float">
            <text:p>0.4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641" calcext:value-type="float">
            <text:p>663.641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814" calcext:value-type="float">
            <text:p>663.814</text:p>
          </table:table-cell>
          <table:table-cell office:value-type="float" office:value="0.11" calcext:value-type="float">
            <text:p>0.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47" calcext:value-type="float">
            <text:p>0.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3.987" calcext:value-type="float">
            <text:p>663.987</text:p>
          </table:table-cell>
          <table:table-cell office:value-type="float" office:value="0.11" calcext:value-type="float">
            <text:p>0.11</text:p>
          </table:table-cell>
          <table:table-cell office:value-type="float" office:value="0.311" calcext:value-type="float">
            <text:p>0.311</text:p>
          </table:table-cell>
          <table:table-cell office:value-type="float" office:value="0.469" calcext:value-type="float">
            <text:p>0.4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16" calcext:value-type="float">
            <text:p>664.16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8" calcext:value-type="float">
            <text:p>0.4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333" calcext:value-type="float">
            <text:p>664.333</text:p>
          </table:table-cell>
          <table:table-cell office:value-type="float" office:value="0.11" calcext:value-type="float">
            <text:p>0.11</text:p>
          </table:table-cell>
          <table:table-cell office:value-type="float" office:value="0.31" calcext:value-type="float">
            <text:p>0.31</text:p>
          </table:table-cell>
          <table:table-cell office:value-type="float" office:value="0.467" calcext:value-type="float">
            <text:p>0.4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506" calcext:value-type="float">
            <text:p>664.506</text:p>
          </table:table-cell>
          <table:table-cell office:value-type="float" office:value="0.11" calcext:value-type="float">
            <text:p>0.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465" calcext:value-type="float">
            <text:p>0.4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679" calcext:value-type="float">
            <text:p>664.679</text:p>
          </table:table-cell>
          <table:table-cell office:value-type="float" office:value="0.11" calcext:value-type="float">
            <text:p>0.11</text:p>
          </table:table-cell>
          <table:table-cell office:value-type="float" office:value="0.308" calcext:value-type="float">
            <text:p>0.308</text:p>
          </table:table-cell>
          <table:table-cell office:value-type="float" office:value="0.464" calcext:value-type="float">
            <text:p>0.4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4.852" calcext:value-type="float">
            <text:p>664.852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7" calcext:value-type="float">
            <text:p>0.307</text:p>
          </table:table-cell>
          <table:table-cell office:value-type="float" office:value="0.462" calcext:value-type="float">
            <text:p>0.4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025" calcext:value-type="float">
            <text:p>665.025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6" calcext:value-type="float">
            <text:p>0.306</text:p>
          </table:table-cell>
          <table:table-cell office:value-type="float" office:value="0.46" calcext:value-type="float">
            <text:p>0.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198" calcext:value-type="float">
            <text:p>665.198</text:p>
          </table:table-cell>
          <table:table-cell office:value-type="float" office:value="0.109" calcext:value-type="float">
            <text:p>0.10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58" calcext:value-type="float">
            <text:p>0.4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371" calcext:value-type="float">
            <text:p>665.371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3" calcext:value-type="float">
            <text:p>0.303</text:p>
          </table:table-cell>
          <table:table-cell office:value-type="float" office:value="0.456" calcext:value-type="float">
            <text:p>0.4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544" calcext:value-type="float">
            <text:p>665.544</text:p>
          </table:table-cell>
          <table:table-cell office:value-type="float" office:value="0.108" calcext:value-type="float">
            <text:p>0.108</text:p>
          </table:table-cell>
          <table:table-cell office:value-type="float" office:value="0.302" calcext:value-type="float">
            <text:p>0.302</text:p>
          </table:table-cell>
          <table:table-cell office:value-type="float" office:value="0.453" calcext:value-type="float">
            <text:p>0.4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717" calcext:value-type="float">
            <text:p>665.717</text:p>
          </table:table-cell>
          <table:table-cell office:value-type="float" office:value="0.108" calcext:value-type="float">
            <text:p>0.108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5.89" calcext:value-type="float">
            <text:p>665.89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8" calcext:value-type="float">
            <text:p>0.298</text:p>
          </table:table-cell>
          <table:table-cell office:value-type="float" office:value="0.447" calcext:value-type="float">
            <text:p>0.44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063" calcext:value-type="float">
            <text:p>666.063</text:p>
          </table:table-cell>
          <table:table-cell office:value-type="float" office:value="0.107" calcext:value-type="float">
            <text:p>0.107</text:p>
          </table:table-cell>
          <table:table-cell office:value-type="float" office:value="0.296" calcext:value-type="float">
            <text:p>0.296</text:p>
          </table:table-cell>
          <table:table-cell office:value-type="float" office:value="0.444" calcext:value-type="float">
            <text:p>0.44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236" calcext:value-type="float">
            <text:p>666.236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4" calcext:value-type="float">
            <text:p>0.294</text:p>
          </table:table-cell>
          <table:table-cell office:value-type="float" office:value="0.441" calcext:value-type="float">
            <text:p>0.44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409" calcext:value-type="float">
            <text:p>666.409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2" calcext:value-type="float">
            <text:p>0.292</text:p>
          </table:table-cell>
          <table:table-cell office:value-type="float" office:value="0.438" calcext:value-type="float">
            <text:p>0.4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582" calcext:value-type="float">
            <text:p>666.58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91" calcext:value-type="float">
            <text:p>0.291</text:p>
          </table:table-cell>
          <table:table-cell office:value-type="float" office:value="0.434" calcext:value-type="float">
            <text:p>0.4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755" calcext:value-type="float">
            <text:p>666.755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8" calcext:value-type="float">
            <text:p>0.288</text:p>
          </table:table-cell>
          <table:table-cell office:value-type="float" office:value="0.431" calcext:value-type="float">
            <text:p>0.4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6.928" calcext:value-type="float">
            <text:p>666.928</text:p>
          </table:table-cell>
          <table:table-cell office:value-type="float" office:value="0.105" calcext:value-type="float">
            <text:p>0.105</text:p>
          </table:table-cell>
          <table:table-cell office:value-type="float" office:value="0.286" calcext:value-type="float">
            <text:p>0.286</text:p>
          </table:table-cell>
          <table:table-cell office:value-type="float" office:value="0.427" calcext:value-type="float">
            <text:p>0.4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101" calcext:value-type="float">
            <text:p>667.101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4" calcext:value-type="float">
            <text:p>0.284</text:p>
          </table:table-cell>
          <table:table-cell office:value-type="float" office:value="0.423" calcext:value-type="float">
            <text:p>0.4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274" calcext:value-type="float">
            <text:p>667.274</text:p>
          </table:table-cell>
          <table:table-cell office:value-type="float" office:value="0.104" calcext:value-type="float">
            <text:p>0.104</text:p>
          </table:table-cell>
          <table:table-cell office:value-type="float" office:value="0.282" calcext:value-type="float">
            <text:p>0.282</text:p>
          </table:table-cell>
          <table:table-cell office:value-type="float" office:value="0.419" calcext:value-type="float">
            <text:p>0.4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447" calcext:value-type="float">
            <text:p>667.447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9" calcext:value-type="float">
            <text:p>0.279</text:p>
          </table:table-cell>
          <table:table-cell office:value-type="float" office:value="0.415" calcext:value-type="float">
            <text:p>0.4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62" calcext:value-type="float">
            <text:p>667.62</text:p>
          </table:table-cell>
          <table:table-cell office:value-type="float" office:value="0.103" calcext:value-type="float">
            <text:p>0.103</text:p>
          </table:table-cell>
          <table:table-cell office:value-type="float" office:value="0.277" calcext:value-type="float">
            <text:p>0.277</text:p>
          </table:table-cell>
          <table:table-cell office:value-type="float" office:value="0.411" calcext:value-type="float">
            <text:p>0.4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793" calcext:value-type="float">
            <text:p>667.79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4" calcext:value-type="float">
            <text:p>0.274</text:p>
          </table:table-cell>
          <table:table-cell office:value-type="float" office:value="0.407" calcext:value-type="float">
            <text:p>0.4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7.966" calcext:value-type="float">
            <text:p>667.966</text:p>
          </table:table-cell>
          <table:table-cell office:value-type="float" office:value="0.102" calcext:value-type="float">
            <text:p>0.1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403" calcext:value-type="float">
            <text:p>0.4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139" calcext:value-type="float">
            <text:p>668.139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9" calcext:value-type="float">
            <text:p>0.269</text:p>
          </table:table-cell>
          <table:table-cell office:value-type="float" office:value="0.398" calcext:value-type="float">
            <text:p>0.3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312" calcext:value-type="float">
            <text:p>668.312</text:p>
          </table:table-cell>
          <table:table-cell office:value-type="float" office:value="0.101" calcext:value-type="float">
            <text:p>0.101</text:p>
          </table:table-cell>
          <table:table-cell office:value-type="float" office:value="0.266" calcext:value-type="float">
            <text:p>0.266</text:p>
          </table:table-cell>
          <table:table-cell office:value-type="float" office:value="0.394" calcext:value-type="float">
            <text:p>0.3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485" calcext:value-type="float">
            <text:p>668.485</text:p>
          </table:table-cell>
          <table:table-cell office:value-type="float" office:value="0.1" calcext:value-type="float">
            <text:p>0.1</text:p>
          </table:table-cell>
          <table:table-cell office:value-type="float" office:value="0.264" calcext:value-type="float">
            <text:p>0.264</text:p>
          </table:table-cell>
          <table:table-cell office:value-type="float" office:value="0.389" calcext:value-type="float">
            <text:p>0.3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658" calcext:value-type="float">
            <text:p>668.658</text:p>
          </table:table-cell>
          <table:table-cell office:value-type="float" office:value="0.099" calcext:value-type="float">
            <text:p>0.099</text:p>
          </table:table-cell>
          <table:table-cell office:value-type="float" office:value="0.261" calcext:value-type="float">
            <text:p>0.261</text:p>
          </table:table-cell>
          <table:table-cell office:value-type="float" office:value="0.385" calcext:value-type="float">
            <text:p>0.3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8.831" calcext:value-type="float">
            <text:p>668.831</text:p>
          </table:table-cell>
          <table:table-cell office:value-type="float" office:value="0.099" calcext:value-type="float">
            <text:p>0.099</text:p>
          </table:table-cell>
          <table:table-cell office:value-type="float" office:value="0.258" calcext:value-type="float">
            <text:p>0.258</text:p>
          </table:table-cell>
          <table:table-cell office:value-type="float" office:value="0.38" calcext:value-type="float">
            <text:p>0.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004" calcext:value-type="float">
            <text:p>669.004</text:p>
          </table:table-cell>
          <table:table-cell office:value-type="float" office:value="0.098" calcext:value-type="float">
            <text:p>0.098</text:p>
          </table:table-cell>
          <table:table-cell office:value-type="float" office:value="0.255" calcext:value-type="float">
            <text:p>0.255</text:p>
          </table:table-cell>
          <table:table-cell office:value-type="float" office:value="0.375" calcext:value-type="float">
            <text:p>0.3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177" calcext:value-type="float">
            <text:p>669.177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2" calcext:value-type="float">
            <text:p>0.252</text:p>
          </table:table-cell>
          <table:table-cell office:value-type="float" office:value="0.37" calcext:value-type="float">
            <text:p>0.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35" calcext:value-type="float">
            <text:p>669.35</text:p>
          </table:table-cell>
          <table:table-cell office:value-type="float" office:value="0.097" calcext:value-type="float">
            <text:p>0.097</text:p>
          </table:table-cell>
          <table:table-cell office:value-type="float" office:value="0.25" calcext:value-type="float">
            <text:p>0.25</text:p>
          </table:table-cell>
          <table:table-cell office:value-type="float" office:value="0.365" calcext:value-type="float">
            <text:p>0.3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523" calcext:value-type="float">
            <text:p>669.523</text:p>
          </table:table-cell>
          <table:table-cell office:value-type="float" office:value="0.096" calcext:value-type="float">
            <text:p>0.096</text:p>
          </table:table-cell>
          <table:table-cell office:value-type="float" office:value="0.247" calcext:value-type="float">
            <text:p>0.247</text:p>
          </table:table-cell>
          <table:table-cell office:value-type="float" office:value="0.36" calcext:value-type="float">
            <text:p>0.3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696" calcext:value-type="float">
            <text:p>669.69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3" calcext:value-type="float">
            <text:p>0.243</text:p>
          </table:table-cell>
          <table:table-cell office:value-type="float" office:value="0.355" calcext:value-type="float">
            <text:p>0.3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69.869" calcext:value-type="float">
            <text:p>669.869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" calcext:value-type="float">
            <text:p>0.24</text:p>
          </table:table-cell>
          <table:table-cell office:value-type="float" office:value="0.35" calcext:value-type="float">
            <text:p>0.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042" calcext:value-type="float">
            <text:p>670.042</text:p>
          </table:table-cell>
          <table:table-cell office:value-type="float" office:value="0.094" calcext:value-type="float">
            <text:p>0.094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5" calcext:value-type="float">
            <text:p>0.3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215" calcext:value-type="float">
            <text:p>670.215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4" calcext:value-type="float">
            <text:p>0.234</text:p>
          </table:table-cell>
          <table:table-cell office:value-type="float" office:value="0.34" calcext:value-type="float">
            <text:p>0.3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388" calcext:value-type="float">
            <text:p>670.388</text:p>
          </table:table-cell>
          <table:table-cell office:value-type="float" office:value="0.093" calcext:value-type="float">
            <text:p>0.093</text:p>
          </table:table-cell>
          <table:table-cell office:value-type="float" office:value="0.231" calcext:value-type="float">
            <text:p>0.231</text:p>
          </table:table-cell>
          <table:table-cell office:value-type="float" office:value="0.335" calcext:value-type="float">
            <text:p>0.3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561" calcext:value-type="float">
            <text:p>670.561</text:p>
          </table:table-cell>
          <table:table-cell office:value-type="float" office:value="0.092" calcext:value-type="float">
            <text:p>0.092</text:p>
          </table:table-cell>
          <table:table-cell office:value-type="float" office:value="0.228" calcext:value-type="float">
            <text:p>0.228</text:p>
          </table:table-cell>
          <table:table-cell office:value-type="float" office:value="0.33" calcext:value-type="float">
            <text:p>0.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734" calcext:value-type="float">
            <text:p>670.734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5" calcext:value-type="float">
            <text:p>0.225</text:p>
          </table:table-cell>
          <table:table-cell office:value-type="float" office:value="0.325" calcext:value-type="float">
            <text:p>0.3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0.907" calcext:value-type="float">
            <text:p>670.907</text:p>
          </table:table-cell>
          <table:table-cell office:value-type="float" office:value="0.091" calcext:value-type="float">
            <text:p>0.091</text:p>
          </table:table-cell>
          <table:table-cell office:value-type="float" office:value="0.222" calcext:value-type="float">
            <text:p>0.222</text:p>
          </table:table-cell>
          <table:table-cell office:value-type="float" office:value="0.32" calcext:value-type="float">
            <text:p>0.3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08" calcext:value-type="float">
            <text:p>671.08</text:p>
          </table:table-cell>
          <table:table-cell office:value-type="float" office:value="0.09" calcext:value-type="float">
            <text:p>0.09</text:p>
          </table:table-cell>
          <table:table-cell office:value-type="float" office:value="0.218" calcext:value-type="float">
            <text:p>0.218</text:p>
          </table:table-cell>
          <table:table-cell office:value-type="float" office:value="0.315" calcext:value-type="float">
            <text:p>0.3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253" calcext:value-type="float">
            <text:p>671.253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5" calcext:value-type="float">
            <text:p>0.215</text:p>
          </table:table-cell>
          <table:table-cell office:value-type="float" office:value="0.309" calcext:value-type="float">
            <text:p>0.3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426" calcext:value-type="float">
            <text:p>671.426</text:p>
          </table:table-cell>
          <table:table-cell office:value-type="float" office:value="0.089" calcext:value-type="float">
            <text:p>0.089</text:p>
          </table:table-cell>
          <table:table-cell office:value-type="float" office:value="0.212" calcext:value-type="float">
            <text:p>0.212</text:p>
          </table:table-cell>
          <table:table-cell office:value-type="float" office:value="0.304" calcext:value-type="float">
            <text:p>0.30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599" calcext:value-type="float">
            <text:p>671.599</text:p>
          </table:table-cell>
          <table:table-cell office:value-type="float" office:value="0.088" calcext:value-type="float">
            <text:p>0.088</text:p>
          </table:table-cell>
          <table:table-cell office:value-type="float" office:value="0.209" calcext:value-type="float">
            <text:p>0.209</text:p>
          </table:table-cell>
          <table:table-cell office:value-type="float" office:value="0.299" calcext:value-type="float">
            <text:p>0.2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772" calcext:value-type="float">
            <text:p>671.772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6" calcext:value-type="float">
            <text:p>0.206</text:p>
          </table:table-cell>
          <table:table-cell office:value-type="float" office:value="0.294" calcext:value-type="float">
            <text:p>0.2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1.945" calcext:value-type="float">
            <text:p>671.945</text:p>
          </table:table-cell>
          <table:table-cell office:value-type="float" office:value="0.087" calcext:value-type="float">
            <text:p>0.087</text:p>
          </table:table-cell>
          <table:table-cell office:value-type="float" office:value="0.203" calcext:value-type="float">
            <text:p>0.203</text:p>
          </table:table-cell>
          <table:table-cell office:value-type="float" office:value="0.289" calcext:value-type="float">
            <text:p>0.2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118" calcext:value-type="float">
            <text:p>672.118</text:p>
          </table:table-cell>
          <table:table-cell office:value-type="float" office:value="0.086" calcext:value-type="float">
            <text:p>0.086</text:p>
          </table:table-cell>
          <table:table-cell office:value-type="float" office:value="0.2" calcext:value-type="float">
            <text:p>0.2</text:p>
          </table:table-cell>
          <table:table-cell office:value-type="float" office:value="0.284" calcext:value-type="float">
            <text:p>0.2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291" calcext:value-type="float">
            <text:p>672.291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79" calcext:value-type="float">
            <text:p>0.2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464" calcext:value-type="float">
            <text:p>672.464</text:p>
          </table:table-cell>
          <table:table-cell office:value-type="float" office:value="0.085" calcext:value-type="float">
            <text:p>0.085</text:p>
          </table:table-cell>
          <table:table-cell office:value-type="float" office:value="0.194" calcext:value-type="float">
            <text:p>0.194</text:p>
          </table:table-cell>
          <table:table-cell office:value-type="float" office:value="0.274" calcext:value-type="float">
            <text:p>0.2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637" calcext:value-type="float">
            <text:p>672.637</text:p>
          </table:table-cell>
          <table:table-cell office:value-type="float" office:value="0.084" calcext:value-type="float">
            <text:p>0.084</text:p>
          </table:table-cell>
          <table:table-cell office:value-type="float" office:value="0.192" calcext:value-type="float">
            <text:p>0.192</text:p>
          </table:table-cell>
          <table:table-cell office:value-type="float" office:value="0.27" calcext:value-type="float">
            <text:p>0.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81" calcext:value-type="float">
            <text:p>672.81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9" calcext:value-type="float">
            <text:p>0.189</text:p>
          </table:table-cell>
          <table:table-cell office:value-type="float" office:value="0.265" calcext:value-type="float">
            <text:p>0.2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2.983" calcext:value-type="float">
            <text:p>672.983</text:p>
          </table:table-cell>
          <table:table-cell office:value-type="float" office:value="0.083" calcext:value-type="float">
            <text:p>0.083</text:p>
          </table:table-cell>
          <table:table-cell office:value-type="float" office:value="0.186" calcext:value-type="float">
            <text:p>0.186</text:p>
          </table:table-cell>
          <table:table-cell office:value-type="float" office:value="0.26" calcext:value-type="float">
            <text:p>0.2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156" calcext:value-type="float">
            <text:p>673.156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3" calcext:value-type="float">
            <text:p>0.183</text:p>
          </table:table-cell>
          <table:table-cell office:value-type="float" office:value="0.256" calcext:value-type="float">
            <text:p>0.2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329" calcext:value-type="float">
            <text:p>673.329</text:p>
          </table:table-cell>
          <table:table-cell office:value-type="float" office:value="0.082" calcext:value-type="float">
            <text:p>0.082</text:p>
          </table:table-cell>
          <table:table-cell office:value-type="float" office:value="0.18" calcext:value-type="float">
            <text:p>0.18</text:p>
          </table:table-cell>
          <table:table-cell office:value-type="float" office:value="0.251" calcext:value-type="float">
            <text:p>0.25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503" calcext:value-type="float">
            <text:p>673.503</text:p>
          </table:table-cell>
          <table:table-cell office:value-type="float" office:value="0.081" calcext:value-type="float">
            <text:p>0.081</text:p>
          </table:table-cell>
          <table:table-cell office:value-type="float" office:value="0.178" calcext:value-type="float">
            <text:p>0.178</text:p>
          </table:table-cell>
          <table:table-cell office:value-type="float" office:value="0.246" calcext:value-type="float">
            <text:p>0.24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676" calcext:value-type="float">
            <text:p>673.676</text:p>
          </table:table-cell>
          <table:table-cell office:value-type="float" office:value="0.08" calcext:value-type="float">
            <text:p>0.08</text:p>
          </table:table-cell>
          <table:table-cell office:value-type="float" office:value="0.175" calcext:value-type="float">
            <text:p>0.175</text:p>
          </table:table-cell>
          <table:table-cell office:value-type="float" office:value="0.242" calcext:value-type="float">
            <text:p>0.24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3.849" calcext:value-type="float">
            <text:p>673.849</text:p>
          </table:table-cell>
          <table:table-cell office:value-type="float" office:value="0.08" calcext:value-type="float">
            <text:p>0.0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37" calcext:value-type="float">
            <text:p>0.23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022" calcext:value-type="float">
            <text:p>674.022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9" calcext:value-type="float">
            <text:p>0.169</text:p>
          </table:table-cell>
          <table:table-cell office:value-type="float" office:value="0.233" calcext:value-type="float">
            <text:p>0.2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195" calcext:value-type="float">
            <text:p>674.195</text:p>
          </table:table-cell>
          <table:table-cell office:value-type="float" office:value="0.079" calcext:value-type="float">
            <text:p>0.079</text:p>
          </table:table-cell>
          <table:table-cell office:value-type="float" office:value="0.167" calcext:value-type="float">
            <text:p>0.167</text:p>
          </table:table-cell>
          <table:table-cell office:value-type="float" office:value="0.228" calcext:value-type="float">
            <text:p>0.22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368" calcext:value-type="float">
            <text:p>674.368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4" calcext:value-type="float">
            <text:p>0.164</text:p>
          </table:table-cell>
          <table:table-cell office:value-type="float" office:value="0.224" calcext:value-type="float">
            <text:p>0.22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541" calcext:value-type="float">
            <text:p>674.541</text:p>
          </table:table-cell>
          <table:table-cell office:value-type="float" office:value="0.078" calcext:value-type="float">
            <text:p>0.078</text:p>
          </table:table-cell>
          <table:table-cell office:value-type="float" office:value="0.161" calcext:value-type="float">
            <text:p>0.161</text:p>
          </table:table-cell>
          <table:table-cell office:value-type="float" office:value="0.22" calcext:value-type="float">
            <text:p>0.2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714" calcext:value-type="float">
            <text:p>674.714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6" calcext:value-type="float">
            <text:p>0.21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4.887" calcext:value-type="float">
            <text:p>674.887</text:p>
          </table:table-cell>
          <table:table-cell office:value-type="float" office:value="0.077" calcext:value-type="float">
            <text:p>0.077</text:p>
          </table:table-cell>
          <table:table-cell office:value-type="float" office:value="0.156" calcext:value-type="float">
            <text:p>0.156</text:p>
          </table:table-cell>
          <table:table-cell office:value-type="float" office:value="0.211" calcext:value-type="float">
            <text:p>0.2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06" calcext:value-type="float">
            <text:p>675.06</text:p>
          </table:table-cell>
          <table:table-cell office:value-type="float" office:value="0.076" calcext:value-type="float">
            <text:p>0.076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7" calcext:value-type="float">
            <text:p>0.2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233" calcext:value-type="float">
            <text:p>675.2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151" calcext:value-type="float">
            <text:p>0.151</text:p>
          </table:table-cell>
          <table:table-cell office:value-type="float" office:value="0.203" calcext:value-type="float">
            <text:p>0.2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406" calcext:value-type="float">
            <text:p>675.40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49" calcext:value-type="float">
            <text:p>0.149</text:p>
          </table:table-cell>
          <table:table-cell office:value-type="float" office:value="0.199" calcext:value-type="float">
            <text:p>0.1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579" calcext:value-type="float">
            <text:p>675.579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6" calcext:value-type="float">
            <text:p>0.1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752" calcext:value-type="float">
            <text:p>675.752</text:p>
          </table:table-cell>
          <table:table-cell office:value-type="float" office:value="0.074" calcext:value-type="float">
            <text:p>0.074</text:p>
          </table:table-cell>
          <table:table-cell office:value-type="float" office:value="0.144" calcext:value-type="float">
            <text:p>0.144</text:p>
          </table:table-cell>
          <table:table-cell office:value-type="float" office:value="0.192" calcext:value-type="float">
            <text:p>0.1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5.925" calcext:value-type="float">
            <text:p>675.925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2" calcext:value-type="float">
            <text:p>0.142</text:p>
          </table:table-cell>
          <table:table-cell office:value-type="float" office:value="0.188" calcext:value-type="float">
            <text:p>0.1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098" calcext:value-type="float">
            <text:p>676.098</text:p>
          </table:table-cell>
          <table:table-cell office:value-type="float" office:value="0.073" calcext:value-type="float">
            <text:p>0.073</text:p>
          </table:table-cell>
          <table:table-cell office:value-type="float" office:value="0.14" calcext:value-type="float">
            <text:p>0.14</text:p>
          </table:table-cell>
          <table:table-cell office:value-type="float" office:value="0.185" calcext:value-type="float">
            <text:p>0.1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271" calcext:value-type="float">
            <text:p>676.271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1" calcext:value-type="float">
            <text:p>0.1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444" calcext:value-type="float">
            <text:p>676.444</text:p>
          </table:table-cell>
          <table:table-cell office:value-type="float" office:value="0.072" calcext:value-type="float">
            <text:p>0.072</text:p>
          </table:table-cell>
          <table:table-cell office:value-type="float" office:value="0.136" calcext:value-type="float">
            <text:p>0.136</text:p>
          </table:table-cell>
          <table:table-cell office:value-type="float" office:value="0.178" calcext:value-type="float">
            <text:p>0.1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617" calcext:value-type="float">
            <text:p>676.617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4" calcext:value-type="float">
            <text:p>0.134</text:p>
          </table:table-cell>
          <table:table-cell office:value-type="float" office:value="0.174" calcext:value-type="float">
            <text:p>0.1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79" calcext:value-type="float">
            <text:p>676.79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2" calcext:value-type="float">
            <text:p>0.132</text:p>
          </table:table-cell>
          <table:table-cell office:value-type="float" office:value="0.171" calcext:value-type="float">
            <text:p>0.1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6.963" calcext:value-type="float">
            <text:p>676.963</text:p>
          </table:table-cell>
          <table:table-cell office:value-type="float" office:value="0.071" calcext:value-type="float">
            <text:p>0.071</text:p>
          </table:table-cell>
          <table:table-cell office:value-type="float" office:value="0.13" calcext:value-type="float">
            <text:p>0.13</text:p>
          </table:table-cell>
          <table:table-cell office:value-type="float" office:value="0.168" calcext:value-type="float">
            <text:p>0.1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136" calcext:value-type="float">
            <text:p>677.136</text:p>
          </table:table-cell>
          <table:table-cell office:value-type="float" office:value="0.07" calcext:value-type="float">
            <text:p>0.07</text:p>
          </table:table-cell>
          <table:table-cell office:value-type="float" office:value="0.128" calcext:value-type="float">
            <text:p>0.128</text:p>
          </table:table-cell>
          <table:table-cell office:value-type="float" office:value="0.165" calcext:value-type="float">
            <text:p>0.1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309" calcext:value-type="float">
            <text:p>677.3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6" calcext:value-type="float">
            <text:p>0.126</text:p>
          </table:table-cell>
          <table:table-cell office:value-type="float" office:value="0.162" calcext:value-type="float">
            <text:p>0.1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482" calcext:value-type="float">
            <text:p>677.482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4" calcext:value-type="float">
            <text:p>0.124</text:p>
          </table:table-cell>
          <table:table-cell office:value-type="float" office:value="0.159" calcext:value-type="float">
            <text:p>0.1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656" calcext:value-type="float">
            <text:p>677.656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3" calcext:value-type="float">
            <text:p>0.123</text:p>
          </table:table-cell>
          <table:table-cell office:value-type="float" office:value="0.156" calcext:value-type="float">
            <text:p>0.1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7.829" calcext:value-type="float">
            <text:p>677.829</text:p>
          </table:table-cell>
          <table:table-cell office:value-type="float" office:value="0.069" calcext:value-type="float">
            <text:p>0.069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3" calcext:value-type="float">
            <text:p>0.15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002" calcext:value-type="float">
            <text:p>678.002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9" calcext:value-type="float">
            <text:p>0.119</text:p>
          </table:table-cell>
          <table:table-cell office:value-type="float" office:value="0.15" calcext:value-type="float">
            <text:p>0.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175" calcext:value-type="float">
            <text:p>678.175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8" calcext:value-type="float">
            <text:p>0.118</text:p>
          </table:table-cell>
          <table:table-cell office:value-type="float" office:value="0.148" calcext:value-type="float">
            <text:p>0.14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348" calcext:value-type="float">
            <text:p>678.348</text:p>
          </table:table-cell>
          <table:table-cell office:value-type="float" office:value="0.068" calcext:value-type="float">
            <text:p>0.06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45" calcext:value-type="float">
            <text:p>0.14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521" calcext:value-type="float">
            <text:p>678.521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5" calcext:value-type="float">
            <text:p>0.115</text:p>
          </table:table-cell>
          <table:table-cell office:value-type="float" office:value="0.143" calcext:value-type="float">
            <text:p>0.14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694" calcext:value-type="float">
            <text:p>678.69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3" calcext:value-type="float">
            <text:p>0.113</text:p>
          </table:table-cell>
          <table:table-cell office:value-type="float" office:value="0.14" calcext:value-type="float">
            <text:p>0.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8.867" calcext:value-type="float">
            <text:p>678.867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2" calcext:value-type="float">
            <text:p>0.112</text:p>
          </table:table-cell>
          <table:table-cell office:value-type="float" office:value="0.138" calcext:value-type="float">
            <text:p>0.13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04" calcext:value-type="float">
            <text:p>679.04</text:p>
          </table:table-cell>
          <table:table-cell office:value-type="float" office:value="0.067" calcext:value-type="float">
            <text:p>0.067</text:p>
          </table:table-cell>
          <table:table-cell office:value-type="float" office:value="0.11" calcext:value-type="float">
            <text:p>0.11</text:p>
          </table:table-cell>
          <table:table-cell office:value-type="float" office:value="0.135" calcext:value-type="float">
            <text:p>0.13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213" calcext:value-type="float">
            <text:p>679.213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3" calcext:value-type="float">
            <text:p>0.13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386" calcext:value-type="float">
            <text:p>679.386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1" calcext:value-type="float">
            <text:p>0.13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559" calcext:value-type="float">
            <text:p>679.559</text:p>
          </table:table-cell>
          <table:table-cell office:value-type="float" office:value="0.066" calcext:value-type="float">
            <text:p>0.066</text:p>
          </table:table-cell>
          <table:table-cell office:value-type="float" office:value="0.106" calcext:value-type="float">
            <text:p>0.106</text:p>
          </table:table-cell>
          <table:table-cell office:value-type="float" office:value="0.129" calcext:value-type="float">
            <text:p>0.12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732" calcext:value-type="float">
            <text:p>679.732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5" calcext:value-type="float">
            <text:p>0.105</text:p>
          </table:table-cell>
          <table:table-cell office:value-type="float" office:value="0.127" calcext:value-type="float">
            <text:p>0.12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79.905" calcext:value-type="float">
            <text:p>679.905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4" calcext:value-type="float">
            <text:p>0.104</text:p>
          </table:table-cell>
          <table:table-cell office:value-type="float" office:value="0.125" calcext:value-type="float">
            <text:p>0.12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078" calcext:value-type="float">
            <text:p>680.078</text:p>
          </table:table-cell>
          <table:table-cell office:value-type="float" office:value="0.065" calcext:value-type="float">
            <text:p>0.06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23" calcext:value-type="float">
            <text:p>0.12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251" calcext:value-type="float">
            <text:p>680.251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1" calcext:value-type="float">
            <text:p>0.12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425" calcext:value-type="float">
            <text:p>680.425</text:p>
          </table:table-cell>
          <table:table-cell office:value-type="float" office:value="0.064" calcext:value-type="float">
            <text:p>0.064</text:p>
          </table:table-cell>
          <table:table-cell office:value-type="float" office:value="0.1" calcext:value-type="float">
            <text:p>0.1</text:p>
          </table:table-cell>
          <table:table-cell office:value-type="float" office:value="0.119" calcext:value-type="float">
            <text:p>0.11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598" calcext:value-type="float">
            <text:p>680.598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7" calcext:value-type="float">
            <text:p>0.11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771" calcext:value-type="float">
            <text:p>680.771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5" calcext:value-type="float">
            <text:p>0.11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0.944" calcext:value-type="float">
            <text:p>680.944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4" calcext:value-type="float">
            <text:p>0.11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117" calcext:value-type="float">
            <text:p>681.117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6" calcext:value-type="float">
            <text:p>0.096</text:p>
          </table:table-cell>
          <table:table-cell office:value-type="float" office:value="0.112" calcext:value-type="float">
            <text:p>0.11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29" calcext:value-type="float">
            <text:p>681.29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5" calcext:value-type="float">
            <text:p>0.095</text:p>
          </table:table-cell>
          <table:table-cell office:value-type="float" office:value="0.11" calcext:value-type="float">
            <text:p>0.1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463" calcext:value-type="float">
            <text:p>681.46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4" calcext:value-type="float">
            <text:p>0.094</text:p>
          </table:table-cell>
          <table:table-cell office:value-type="float" office:value="0.109" calcext:value-type="float">
            <text:p>0.1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636" calcext:value-type="float">
            <text:p>681.636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08" calcext:value-type="float">
            <text:p>0.1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809" calcext:value-type="float">
            <text:p>681.809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2" calcext:value-type="float">
            <text:p>0.092</text:p>
          </table:table-cell>
          <table:table-cell office:value-type="float" office:value="0.106" calcext:value-type="float">
            <text:p>0.1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1.982" calcext:value-type="float">
            <text:p>681.98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5" calcext:value-type="float">
            <text:p>0.10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155" calcext:value-type="float">
            <text:p>682.15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1" calcext:value-type="float">
            <text:p>0.091</text:p>
          </table:table-cell>
          <table:table-cell office:value-type="float" office:value="0.103" calcext:value-type="float">
            <text:p>0.10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328" calcext:value-type="float">
            <text:p>682.3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09" calcext:value-type="float">
            <text:p>0.09</text:p>
          </table:table-cell>
          <table:table-cell office:value-type="float" office:value="0.102" calcext:value-type="float">
            <text:p>0.10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501" calcext:value-type="float">
            <text:p>682.50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1" calcext:value-type="float">
            <text:p>0.10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675" calcext:value-type="float">
            <text:p>682.67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9" calcext:value-type="float">
            <text:p>0.09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2.848" calcext:value-type="float">
            <text:p>682.8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8" calcext:value-type="float">
            <text:p>0.088</text:p>
          </table:table-cell>
          <table:table-cell office:value-type="float" office:value="0.098" calcext:value-type="float">
            <text:p>0.09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021" calcext:value-type="float">
            <text:p>683.0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7" calcext:value-type="float">
            <text:p>0.087</text:p>
          </table:table-cell>
          <table:table-cell office:value-type="float" office:value="0.097" calcext:value-type="float">
            <text:p>0.09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194" calcext:value-type="float">
            <text:p>683.19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6" calcext:value-type="float">
            <text:p>0.09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367" calcext:value-type="float">
            <text:p>683.36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6" calcext:value-type="float">
            <text:p>0.086</text:p>
          </table:table-cell>
          <table:table-cell office:value-type="float" office:value="0.095" calcext:value-type="float">
            <text:p>0.09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54" calcext:value-type="float">
            <text:p>683.54</text:p>
          </table:table-cell>
          <table:table-cell office:value-type="float" office:value="0.061" calcext:value-type="float">
            <text:p>0.061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4" calcext:value-type="float">
            <text:p>0.09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713" calcext:value-type="float">
            <text:p>683.713</text:p>
          </table:table-cell>
          <table:table-cell office:value-type="float" office:value="0.06" calcext:value-type="float">
            <text:p>0.0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93" calcext:value-type="float">
            <text:p>0.09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3.886" calcext:value-type="float">
            <text:p>683.886</text:p>
          </table:table-cell>
          <table:table-cell office:value-type="float" office:value="0.06" calcext:value-type="float">
            <text:p>0.06</text:p>
          </table:table-cell>
          <table:table-cell office:value-type="float" office:value="0.084" calcext:value-type="float">
            <text:p>0.084</text:p>
          </table:table-cell>
          <table:table-cell office:value-type="float" office:value="0.092" calcext:value-type="float">
            <text:p>0.09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059" calcext:value-type="float">
            <text:p>684.059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232" calcext:value-type="float">
            <text:p>684.232</text:p>
          </table:table-cell>
          <table:table-cell office:value-type="float" office:value="0.06" calcext:value-type="float">
            <text:p>0.0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1" calcext:value-type="float">
            <text:p>0.09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405" calcext:value-type="float">
            <text:p>684.405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9" calcext:value-type="float">
            <text:p>0.0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579" calcext:value-type="float">
            <text:p>684.579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9" calcext:value-type="float">
            <text:p>0.08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752" calcext:value-type="float">
            <text:p>684.752</text:p>
          </table:table-cell>
          <table:table-cell office:value-type="float" office:value="0.06" calcext:value-type="float">
            <text:p>0.06</text:p>
          </table:table-cell>
          <table:table-cell office:value-type="float" office:value="0.082" calcext:value-type="float">
            <text:p>0.082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4.925" calcext:value-type="float">
            <text:p>684.925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" calcext:value-type="float">
            <text:p>0.08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098" calcext:value-type="float">
            <text:p>685.098</text:p>
          </table:table-cell>
          <table:table-cell office:value-type="float" office:value="0.06" calcext:value-type="float">
            <text:p>0.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7" calcext:value-type="float">
            <text:p>0.08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271" calcext:value-type="float">
            <text:p>685.2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444" calcext:value-type="float">
            <text:p>685.4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8" calcext:value-type="float">
            <text:p>0.08</text:p>
          </table:table-cell>
          <table:table-cell office:value-type="float" office:value="0.086" calcext:value-type="float">
            <text:p>0.08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617" calcext:value-type="float">
            <text:p>685.6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5" calcext:value-type="float">
            <text:p>0.08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79" calcext:value-type="float">
            <text:p>685.7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5.963" calcext:value-type="float">
            <text:p>685.9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136" calcext:value-type="float">
            <text:p>686.13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3" calcext:value-type="float">
            <text:p>0.08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31" calcext:value-type="float">
            <text:p>686.3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8" calcext:value-type="float">
            <text:p>0.078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483" calcext:value-type="float">
            <text:p>686.4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2" calcext:value-type="float">
            <text:p>0.08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656" calcext:value-type="float">
            <text:p>686.6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6.829" calcext:value-type="float">
            <text:p>686.82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1" calcext:value-type="float">
            <text:p>0.08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002" calcext:value-type="float">
            <text:p>687.002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7" calcext:value-type="float">
            <text:p>0.077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175" calcext:value-type="float">
            <text:p>687.17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" calcext:value-type="float">
            <text:p>0.0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348" calcext:value-type="float">
            <text:p>687.3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521" calcext:value-type="float">
            <text:p>687.52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9" calcext:value-type="float">
            <text:p>0.07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694" calcext:value-type="float">
            <text:p>687.69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7.867" calcext:value-type="float">
            <text:p>687.86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041" calcext:value-type="float">
            <text:p>688.04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8" calcext:value-type="float">
            <text:p>0.07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214" calcext:value-type="float">
            <text:p>688.214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387" calcext:value-type="float">
            <text:p>688.387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56" calcext:value-type="float">
            <text:p>688.5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5" calcext:value-type="float">
            <text:p>0.075</text:p>
          </table:table-cell>
          <table:table-cell office:value-type="float" office:value="0.077" calcext:value-type="float">
            <text:p>0.07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733" calcext:value-type="float">
            <text:p>688.733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8.906" calcext:value-type="float">
            <text:p>688.90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079" calcext:value-type="float">
            <text:p>689.07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252" calcext:value-type="float">
            <text:p>689.25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426" calcext:value-type="float">
            <text:p>689.42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599" calcext:value-type="float">
            <text:p>689.59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772" calcext:value-type="float">
            <text:p>689.772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5" calcext:value-type="float">
            <text:p>0.07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89.945" calcext:value-type="float">
            <text:p>689.94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118" calcext:value-type="float">
            <text:p>690.11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291" calcext:value-type="float">
            <text:p>690.29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74" calcext:value-type="float">
            <text:p>0.07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464" calcext:value-type="float">
            <text:p>690.46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637" calcext:value-type="float">
            <text:p>690.63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811" calcext:value-type="float">
            <text:p>690.81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0.984" calcext:value-type="float">
            <text:p>690.98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157" calcext:value-type="float">
            <text:p>691.157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33" calcext:value-type="float">
            <text:p>691.3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503" calcext:value-type="float">
            <text:p>691.503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676" calcext:value-type="float">
            <text:p>691.67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1.849" calcext:value-type="float">
            <text:p>691.84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2" calcext:value-type="float">
            <text:p>0.07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022" calcext:value-type="float">
            <text:p>692.02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196" calcext:value-type="float">
            <text:p>692.196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369" calcext:value-type="float">
            <text:p>692.36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542" calcext:value-type="float">
            <text:p>692.542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715" calcext:value-type="float">
            <text:p>692.715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2.888" calcext:value-type="float">
            <text:p>692.88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061" calcext:value-type="float">
            <text:p>693.061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234" calcext:value-type="float">
            <text:p>693.234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408" calcext:value-type="float">
            <text:p>693.40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581" calcext:value-type="float">
            <text:p>693.58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754" calcext:value-type="float">
            <text:p>693.75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3.927" calcext:value-type="float">
            <text:p>693.92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1" calcext:value-type="float">
            <text:p>694.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273" calcext:value-type="float">
            <text:p>694.27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447" calcext:value-type="float">
            <text:p>694.44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62" calcext:value-type="float">
            <text:p>694.6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793" calcext:value-type="float">
            <text:p>694.79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4.966" calcext:value-type="float">
            <text:p>694.966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139" calcext:value-type="float">
            <text:p>695.13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312" calcext:value-type="float">
            <text:p>695.31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485" calcext:value-type="float">
            <text:p>695.48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659" calcext:value-type="float">
            <text:p>695.6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2" calcext:value-type="float">
            <text:p>0.072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5.832" calcext:value-type="float">
            <text:p>695.83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005" calcext:value-type="float">
            <text:p>696.005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178" calcext:value-type="float">
            <text:p>696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351" calcext:value-type="float">
            <text:p>696.35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71" calcext:value-type="float">
            <text:p>0.071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524" calcext:value-type="float">
            <text:p>696.52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698" calcext:value-type="float">
            <text:p>696.69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6.871" calcext:value-type="float">
            <text:p>696.87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7" calcext:value-type="float">
            <text:p>0.07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044" calcext:value-type="float">
            <text:p>697.044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217" calcext:value-type="float">
            <text:p>697.21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39" calcext:value-type="float">
            <text:p>697.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563" calcext:value-type="float">
            <text:p>697.56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737" calcext:value-type="float">
            <text:p>697.7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1" calcext:value-type="float">
            <text:p>0.07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7.91" calcext:value-type="float">
            <text:p>697.9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083" calcext:value-type="float">
            <text:p>698.08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256" calcext:value-type="float">
            <text:p>698.25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9" calcext:value-type="float">
            <text:p>0.069</text:p>
          </table:table-cell>
          <table:table-cell office:value-type="float" office:value="0.07" calcext:value-type="float">
            <text:p>0.0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429" calcext:value-type="float">
            <text:p>698.429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602" calcext:value-type="float">
            <text:p>698.602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776" calcext:value-type="float">
            <text:p>698.776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.069" calcext:value-type="float">
            <text:p>0.06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8.949" calcext:value-type="float">
            <text:p>698.9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122" calcext:value-type="float">
            <text:p>699.12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295" calcext:value-type="float">
            <text:p>699.29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468" calcext:value-type="float">
            <text:p>699.46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" calcext:value-type="float">
            <text:p>0.06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641" calcext:value-type="float">
            <text:p>699.64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815" calcext:value-type="float">
            <text:p>699.815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699.988" calcext:value-type="float">
            <text:p>699.98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161" calcext:value-type="float">
            <text:p>700.16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334" calcext:value-type="float">
            <text:p>700.33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7" calcext:value-type="float">
            <text:p>0.06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507" calcext:value-type="float">
            <text:p>700.50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681" calcext:value-type="float">
            <text:p>700.68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0.854" calcext:value-type="float">
            <text:p>700.85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027" calcext:value-type="float">
            <text:p>701.02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2" calcext:value-type="float">
            <text:p>701.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373" calcext:value-type="float">
            <text:p>701.37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547" calcext:value-type="float">
            <text:p>701.54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72" calcext:value-type="float">
            <text:p>701.7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1.893" calcext:value-type="float">
            <text:p>701.89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066" calcext:value-type="float">
            <text:p>702.06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239" calcext:value-type="float">
            <text:p>702.23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413" calcext:value-type="float">
            <text:p>702.413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586" calcext:value-type="float">
            <text:p>702.58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759" calcext:value-type="float">
            <text:p>702.75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2.932" calcext:value-type="float">
            <text:p>702.93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105" calcext:value-type="float">
            <text:p>703.10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279" calcext:value-type="float">
            <text:p>703.279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452" calcext:value-type="float">
            <text:p>703.452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625" calcext:value-type="float">
            <text:p>703.6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798" calcext:value-type="float">
            <text:p>703.7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3.971" calcext:value-type="float">
            <text:p>703.97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145" calcext:value-type="float">
            <text:p>704.14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6" calcext:value-type="float">
            <text:p>0.06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318" calcext:value-type="float">
            <text:p>704.31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491" calcext:value-type="float">
            <text:p>704.49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664" calcext:value-type="float">
            <text:p>704.66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4.837" calcext:value-type="float">
            <text:p>704.8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011" calcext:value-type="float">
            <text:p>705.01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184" calcext:value-type="float">
            <text:p>705.18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357" calcext:value-type="float">
            <text:p>705.3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53" calcext:value-type="float">
            <text:p>705.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5" calcext:value-type="float">
            <text:p>0.06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703" calcext:value-type="float">
            <text:p>705.7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5.877" calcext:value-type="float">
            <text:p>705.8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05" calcext:value-type="float">
            <text:p>706.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223" calcext:value-type="float">
            <text:p>706.2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396" calcext:value-type="float">
            <text:p>706.3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57" calcext:value-type="float">
            <text:p>706.5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743" calcext:value-type="float">
            <text:p>706.7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6.916" calcext:value-type="float">
            <text:p>706.9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089" calcext:value-type="float">
            <text:p>707.0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262" calcext:value-type="float">
            <text:p>707.2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436" calcext:value-type="float">
            <text:p>707.43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609" calcext:value-type="float">
            <text:p>707.6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782" calcext:value-type="float">
            <text:p>707.78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7.955" calcext:value-type="float">
            <text:p>707.9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129" calcext:value-type="float">
            <text:p>708.12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302" calcext:value-type="float">
            <text:p>708.3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475" calcext:value-type="float">
            <text:p>708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648" calcext:value-type="float">
            <text:p>708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821" calcext:value-type="float">
            <text:p>708.8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8.995" calcext:value-type="float">
            <text:p>708.9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168" calcext:value-type="float">
            <text:p>709.1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341" calcext:value-type="float">
            <text:p>709.3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514" calcext:value-type="float">
            <text:p>709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688" calcext:value-type="float">
            <text:p>709.68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09.861" calcext:value-type="float">
            <text:p>709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034" calcext:value-type="float">
            <text:p>710.0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207" calcext:value-type="float">
            <text:p>710.2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381" calcext:value-type="float">
            <text:p>710.3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554" calcext:value-type="float">
            <text:p>710.55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727" calcext:value-type="float">
            <text:p>710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0.9" calcext:value-type="float">
            <text:p>710.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074" calcext:value-type="float">
            <text:p>711.0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247" calcext:value-type="float">
            <text:p>711.2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42" calcext:value-type="float">
            <text:p>711.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593" calcext:value-type="float">
            <text:p>711.59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767" calcext:value-type="float">
            <text:p>711.7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1.94" calcext:value-type="float">
            <text:p>711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113" calcext:value-type="float">
            <text:p>712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286" calcext:value-type="float">
            <text:p>712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46" calcext:value-type="float">
            <text:p>712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633" calcext:value-type="float">
            <text:p>712.6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806" calcext:value-type="float">
            <text:p>712.8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2.979" calcext:value-type="float">
            <text:p>712.9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153" calcext:value-type="float">
            <text:p>713.1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326" calcext:value-type="float">
            <text:p>713.3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499" calcext:value-type="float">
            <text:p>713.4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672" calcext:value-type="float">
            <text:p>713.6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3.846" calcext:value-type="float">
            <text:p>713.8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019" calcext:value-type="float">
            <text:p>714.0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192" calcext:value-type="float">
            <text:p>714.1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366" calcext:value-type="float">
            <text:p>714.3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539" calcext:value-type="float">
            <text:p>714.5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712" calcext:value-type="float">
            <text:p>714.71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4.885" calcext:value-type="float">
            <text:p>714.88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059" calcext:value-type="float">
            <text:p>715.05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232" calcext:value-type="float">
            <text:p>715.2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405" calcext:value-type="float">
            <text:p>715.4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578" calcext:value-type="float">
            <text:p>715.5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752" calcext:value-type="float">
            <text:p>715.7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5.925" calcext:value-type="float">
            <text:p>715.9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098" calcext:value-type="float">
            <text:p>716.0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271" calcext:value-type="float">
            <text:p>716.27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445" calcext:value-type="float">
            <text:p>716.44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618" calcext:value-type="float">
            <text:p>716.6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791" calcext:value-type="float">
            <text:p>716.7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6.965" calcext:value-type="float">
            <text:p>716.9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138" calcext:value-type="float">
            <text:p>717.1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311" calcext:value-type="float">
            <text:p>717.31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484" calcext:value-type="float">
            <text:p>717.4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658" calcext:value-type="float">
            <text:p>717.6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7.831" calcext:value-type="float">
            <text:p>717.8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004" calcext:value-type="float">
            <text:p>718.0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178" calcext:value-type="float">
            <text:p>718.1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351" calcext:value-type="float">
            <text:p>718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524" calcext:value-type="float">
            <text:p>718.5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697" calcext:value-type="float">
            <text:p>718.6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8.871" calcext:value-type="float">
            <text:p>718.8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044" calcext:value-type="float">
            <text:p>719.0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217" calcext:value-type="float">
            <text:p>71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391" calcext:value-type="float">
            <text:p>71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564" calcext:value-type="float">
            <text:p>719.5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737" calcext:value-type="float">
            <text:p>719.7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19.911" calcext:value-type="float">
            <text:p>719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084" calcext:value-type="float">
            <text:p>720.08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257" calcext:value-type="float">
            <text:p>72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43" calcext:value-type="float">
            <text:p>720.4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604" calcext:value-type="float">
            <text:p>720.6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777" calcext:value-type="float">
            <text:p>720.7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0.95" calcext:value-type="float">
            <text:p>720.9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124" calcext:value-type="float">
            <text:p>721.12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297" calcext:value-type="float">
            <text:p>721.29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47" calcext:value-type="float">
            <text:p>721.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644" calcext:value-type="float">
            <text:p>721.6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817" calcext:value-type="float">
            <text:p>721.8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1.99" calcext:value-type="float">
            <text:p>721.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163" calcext:value-type="float">
            <text:p>722.1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337" calcext:value-type="float">
            <text:p>722.3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51" calcext:value-type="float">
            <text:p>722.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683" calcext:value-type="float">
            <text:p>722.68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2.857" calcext:value-type="float">
            <text:p>722.85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03" calcext:value-type="float">
            <text:p>723.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203" calcext:value-type="float">
            <text:p>723.203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377" calcext:value-type="float">
            <text:p>723.377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55" calcext:value-type="float">
            <text:p>723.55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723" calcext:value-type="float">
            <text:p>723.72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3.897" calcext:value-type="float">
            <text:p>723.89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07" calcext:value-type="float">
            <text:p>724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243" calcext:value-type="float">
            <text:p>724.24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417" calcext:value-type="float">
            <text:p>724.41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59" calcext:value-type="float">
            <text:p>724.59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763" calcext:value-type="float">
            <text:p>724.763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4.937" calcext:value-type="float">
            <text:p>724.937</text:p>
          </table:table-cell>
          <table:table-cell office:value-type="float" office:value="0.05" calcext:value-type="float">
            <text:p>0.05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11" calcext:value-type="float">
            <text:p>725.1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283" calcext:value-type="float">
            <text:p>725.2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457" calcext:value-type="float">
            <text:p>725.4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63" calcext:value-type="float">
            <text:p>725.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803" calcext:value-type="float">
            <text:p>725.8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5.977" calcext:value-type="float">
            <text:p>725.9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15" calcext:value-type="float">
            <text:p>726.1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323" calcext:value-type="float">
            <text:p>726.3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497" calcext:value-type="float">
            <text:p>726.4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67" calcext:value-type="float">
            <text:p>726.6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6.843" calcext:value-type="float">
            <text:p>726.8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017" calcext:value-type="float">
            <text:p>727.01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19" calcext:value-type="float">
            <text:p>727.1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363" calcext:value-type="float">
            <text:p>727.3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537" calcext:value-type="float">
            <text:p>727.5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71" calcext:value-type="float">
            <text:p>727.7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7.883" calcext:value-type="float">
            <text:p>727.88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057" calcext:value-type="float">
            <text:p>728.0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23" calcext:value-type="float">
            <text:p>728.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403" calcext:value-type="float">
            <text:p>728.40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577" calcext:value-type="float">
            <text:p>728.5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75" calcext:value-type="float">
            <text:p>728.7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8.923" calcext:value-type="float">
            <text:p>728.9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097" calcext:value-type="float">
            <text:p>729.09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27" calcext:value-type="float">
            <text:p>729.2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443" calcext:value-type="float">
            <text:p>729.4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617" calcext:value-type="float">
            <text:p>729.6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79" calcext:value-type="float">
            <text:p>729.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29.963" calcext:value-type="float">
            <text:p>729.96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137" calcext:value-type="float">
            <text:p>730.1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31" calcext:value-type="float">
            <text:p>730.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484" calcext:value-type="float">
            <text:p>730.4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657" calcext:value-type="float">
            <text:p>730.6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0.83" calcext:value-type="float">
            <text:p>730.8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004" calcext:value-type="float">
            <text:p>731.0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177" calcext:value-type="float">
            <text:p>731.17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35" calcext:value-type="float">
            <text:p>731.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524" calcext:value-type="float">
            <text:p>731.5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697" calcext:value-type="float">
            <text:p>731.6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1.87" calcext:value-type="float">
            <text:p>731.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044" calcext:value-type="float">
            <text:p>732.0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217" calcext:value-type="float">
            <text:p>732.21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391" calcext:value-type="float">
            <text:p>732.3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564" calcext:value-type="float">
            <text:p>732.56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737" calcext:value-type="float">
            <text:p>732.73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2.911" calcext:value-type="float">
            <text:p>732.9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084" calcext:value-type="float">
            <text:p>733.08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257" calcext:value-type="float">
            <text:p>733.25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431" calcext:value-type="float">
            <text:p>733.43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604" calcext:value-type="float">
            <text:p>733.60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778" calcext:value-type="float">
            <text:p>733.7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3.951" calcext:value-type="float">
            <text:p>733.95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124" calcext:value-type="float">
            <text:p>734.12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298" calcext:value-type="float">
            <text:p>734.29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471" calcext:value-type="float">
            <text:p>734.47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644" calcext:value-type="float">
            <text:p>734.64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818" calcext:value-type="float">
            <text:p>734.81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4.991" calcext:value-type="float">
            <text:p>734.99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165" calcext:value-type="float">
            <text:p>735.16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338" calcext:value-type="float">
            <text:p>735.33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511" calcext:value-type="float">
            <text:p>735.51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685" calcext:value-type="float">
            <text:p>735.6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5.858" calcext:value-type="float">
            <text:p>735.85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032" calcext:value-type="float">
            <text:p>736.03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205" calcext:value-type="float">
            <text:p>736.20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378" calcext:value-type="float">
            <text:p>736.37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552" calcext:value-type="float">
            <text:p>736.55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725" calcext:value-type="float">
            <text:p>736.72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6.899" calcext:value-type="float">
            <text:p>736.89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072" calcext:value-type="float">
            <text:p>737.07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245" calcext:value-type="float">
            <text:p>737.2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419" calcext:value-type="float">
            <text:p>737.41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592" calcext:value-type="float">
            <text:p>737.59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766" calcext:value-type="float">
            <text:p>737.76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7.939" calcext:value-type="float">
            <text:p>737.93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112" calcext:value-type="float">
            <text:p>738.11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286" calcext:value-type="float">
            <text:p>738.28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459" calcext:value-type="float">
            <text:p>738.45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633" calcext:value-type="float">
            <text:p>738.63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806" calcext:value-type="float">
            <text:p>738.8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8.979" calcext:value-type="float">
            <text:p>738.97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153" calcext:value-type="float">
            <text:p>739.15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326" calcext:value-type="float">
            <text:p>739.32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5" calcext:value-type="float">
            <text:p>739.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673" calcext:value-type="float">
            <text:p>739.67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39.846" calcext:value-type="float">
            <text:p>739.84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02" calcext:value-type="float">
            <text:p>740.0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193" calcext:value-type="float">
            <text:p>740.19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367" calcext:value-type="float">
            <text:p>740.36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54" calcext:value-type="float">
            <text:p>740.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713" calcext:value-type="float">
            <text:p>740.71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0.887" calcext:value-type="float">
            <text:p>740.88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06" calcext:value-type="float">
            <text:p>741.06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234" calcext:value-type="float">
            <text:p>741.23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407" calcext:value-type="float">
            <text:p>741.4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581" calcext:value-type="float">
            <text:p>741.58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754" calcext:value-type="float">
            <text:p>741.75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1.927" calcext:value-type="float">
            <text:p>741.92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101" calcext:value-type="float">
            <text:p>742.10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274" calcext:value-type="float">
            <text:p>742.27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448" calcext:value-type="float">
            <text:p>742.44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621" calcext:value-type="float">
            <text:p>742.62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795" calcext:value-type="float">
            <text:p>742.79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2.968" calcext:value-type="float">
            <text:p>742.96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141" calcext:value-type="float">
            <text:p>743.141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315" calcext:value-type="float">
            <text:p>743.31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488" calcext:value-type="float">
            <text:p>743.48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662" calcext:value-type="float">
            <text:p>743.66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3.835" calcext:value-type="float">
            <text:p>743.83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55" calcext:value-type="float">
            <text:p>0.05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009" calcext:value-type="float">
            <text:p>744.009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182" calcext:value-type="float">
            <text:p>744.182</text:p>
          </table:table-cell>
          <table:table-cell office:value-type="float" office:value="0.048" calcext:value-type="float">
            <text:p>0.048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355" calcext:value-type="float">
            <text:p>744.3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529" calcext:value-type="float">
            <text:p>744.52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702" calcext:value-type="float">
            <text:p>744.702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4.876" calcext:value-type="float">
            <text:p>744.87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049" calcext:value-type="float">
            <text:p>745.04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223" calcext:value-type="float">
            <text:p>745.22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396" calcext:value-type="float">
            <text:p>745.39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57" calcext:value-type="float">
            <text:p>745.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743" calcext:value-type="float">
            <text:p>745.74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5.916" calcext:value-type="float">
            <text:p>745.91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09" calcext:value-type="float">
            <text:p>746.0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263" calcext:value-type="float">
            <text:p>746.263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437" calcext:value-type="float">
            <text:p>746.43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61" calcext:value-type="float">
            <text:p>746.6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784" calcext:value-type="float">
            <text:p>746.78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6.957" calcext:value-type="float">
            <text:p>746.95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131" calcext:value-type="float">
            <text:p>747.1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304" calcext:value-type="float">
            <text:p>747.30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478" calcext:value-type="float">
            <text:p>747.47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651" calcext:value-type="float">
            <text:p>747.65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824" calcext:value-type="float">
            <text:p>747.824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7.998" calcext:value-type="float">
            <text:p>747.998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171" calcext:value-type="float">
            <text:p>748.1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345" calcext:value-type="float">
            <text:p>748.3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6" calcext:value-type="float">
            <text:p>0.05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518" calcext:value-type="float">
            <text:p>748.518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692" calcext:value-type="float">
            <text:p>748.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8.865" calcext:value-type="float">
            <text:p>748.865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039" calcext:value-type="float">
            <text:p>749.039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212" calcext:value-type="float">
            <text:p>749.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386" calcext:value-type="float">
            <text:p>749.3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559" calcext:value-type="float">
            <text:p>749.559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733" calcext:value-type="float">
            <text:p>749.73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49.906" calcext:value-type="float">
            <text:p>749.90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08" calcext:value-type="float">
            <text:p>750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253" calcext:value-type="float">
            <text:p>750.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426" calcext:value-type="float">
            <text:p>750.4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6" calcext:value-type="float">
            <text:p>750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773" calcext:value-type="float">
            <text:p>750.773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0.947" calcext:value-type="float">
            <text:p>750.9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12" calcext:value-type="float">
            <text:p>751.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294" calcext:value-type="float">
            <text:p>751.2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467" calcext:value-type="float">
            <text:p>751.4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641" calcext:value-type="float">
            <text:p>751.6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814" calcext:value-type="float">
            <text:p>751.8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1.988" calcext:value-type="float">
            <text:p>751.9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161" calcext:value-type="float">
            <text:p>752.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335" calcext:value-type="float">
            <text:p>752.3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508" calcext:value-type="float">
            <text:p>752.5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682" calcext:value-type="float">
            <text:p>75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2.855" calcext:value-type="float">
            <text:p>752.8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029" calcext:value-type="float">
            <text:p>753.0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202" calcext:value-type="float">
            <text:p>753.2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376" calcext:value-type="float">
            <text:p>753.3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549" calcext:value-type="float">
            <text:p>753.5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723" calcext:value-type="float">
            <text:p>753.72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3.896" calcext:value-type="float">
            <text:p>753.8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07" calcext:value-type="float">
            <text:p>754.0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243" calcext:value-type="float">
            <text:p>754.2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417" calcext:value-type="float">
            <text:p>754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59" calcext:value-type="float">
            <text:p>754.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764" calcext:value-type="float">
            <text:p>754.7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4.937" calcext:value-type="float">
            <text:p>754.9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111" calcext:value-type="float">
            <text:p>755.1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7" calcext:value-type="float">
            <text:p>0.057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284" calcext:value-type="float">
            <text:p>755.2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458" calcext:value-type="float">
            <text:p>755.4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631" calcext:value-type="float">
            <text:p>755.6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805" calcext:value-type="float">
            <text:p>755.8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5.978" calcext:value-type="float">
            <text:p>755.9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152" calcext:value-type="float">
            <text:p>756.1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325" calcext:value-type="float">
            <text:p>756.3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499" calcext:value-type="float">
            <text:p>756.4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672" calcext:value-type="float">
            <text:p>756.6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6.846" calcext:value-type="float">
            <text:p>756.8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019" calcext:value-type="float">
            <text:p>757.01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193" calcext:value-type="float">
            <text:p>757.19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366" calcext:value-type="float">
            <text:p>757.3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54" calcext:value-type="float">
            <text:p>757.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713" calcext:value-type="float">
            <text:p>757.7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7.887" calcext:value-type="float">
            <text:p>757.8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06" calcext:value-type="float">
            <text:p>758.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234" calcext:value-type="float">
            <text:p>758.2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407" calcext:value-type="float">
            <text:p>758.4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581" calcext:value-type="float">
            <text:p>758.5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754" calcext:value-type="float">
            <text:p>758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8.928" calcext:value-type="float">
            <text:p>758.9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101" calcext:value-type="float">
            <text:p>759.1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275" calcext:value-type="float">
            <text:p>759.2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448" calcext:value-type="float">
            <text:p>759.4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622" calcext:value-type="float">
            <text:p>759.6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795" calcext:value-type="float">
            <text:p>759.7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59.969" calcext:value-type="float">
            <text:p>759.9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143" calcext:value-type="float">
            <text:p>760.1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316" calcext:value-type="float">
            <text:p>760.3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49" calcext:value-type="float">
            <text:p>760.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663" calcext:value-type="float">
            <text:p>760.66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0.837" calcext:value-type="float">
            <text:p>760.8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01" calcext:value-type="float">
            <text:p>761.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184" calcext:value-type="float">
            <text:p>761.1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357" calcext:value-type="float">
            <text:p>761.3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531" calcext:value-type="float">
            <text:p>761.5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704" calcext:value-type="float">
            <text:p>761.7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1.878" calcext:value-type="float">
            <text:p>761.8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051" calcext:value-type="float">
            <text:p>762.0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225" calcext:value-type="float">
            <text:p>762.2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399" calcext:value-type="float">
            <text:p>762.3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572" calcext:value-type="float">
            <text:p>762.57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746" calcext:value-type="float">
            <text:p>762.7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2.919" calcext:value-type="float">
            <text:p>762.9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093" calcext:value-type="float">
            <text:p>763.09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266" calcext:value-type="float">
            <text:p>763.2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44" calcext:value-type="float">
            <text:p>763.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613" calcext:value-type="float">
            <text:p>763.6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787" calcext:value-type="float">
            <text:p>763.7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3.96" calcext:value-type="float">
            <text:p>763.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134" calcext:value-type="float">
            <text:p>764.1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308" calcext:value-type="float">
            <text:p>764.3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481" calcext:value-type="float">
            <text:p>764.48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655" calcext:value-type="float">
            <text:p>764.6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4.828" calcext:value-type="float">
            <text:p>764.8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002" calcext:value-type="float">
            <text:p>765.0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175" calcext:value-type="float">
            <text:p>765.1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349" calcext:value-type="float">
            <text:p>765.3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522" calcext:value-type="float">
            <text:p>765.5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696" calcext:value-type="float">
            <text:p>765.6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5.87" calcext:value-type="float">
            <text:p>765.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043" calcext:value-type="float">
            <text:p>766.0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217" calcext:value-type="float">
            <text:p>766.2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39" calcext:value-type="float">
            <text:p>766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564" calcext:value-type="float">
            <text:p>766.56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737" calcext:value-type="float">
            <text:p>766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6.911" calcext:value-type="float">
            <text:p>766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085" calcext:value-type="float">
            <text:p>767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258" calcext:value-type="float">
            <text:p>767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432" calcext:value-type="float">
            <text:p>767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605" calcext:value-type="float">
            <text:p>767.6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779" calcext:value-type="float">
            <text:p>767.7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7.952" calcext:value-type="float">
            <text:p>767.9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126" calcext:value-type="float">
            <text:p>768.1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3" calcext:value-type="float">
            <text:p>768.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473" calcext:value-type="float">
            <text:p>768.4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647" calcext:value-type="float">
            <text:p>768.6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82" calcext:value-type="float">
            <text:p>768.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8.994" calcext:value-type="float">
            <text:p>768.9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167" calcext:value-type="float">
            <text:p>769.1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341" calcext:value-type="float">
            <text:p>769.3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515" calcext:value-type="float">
            <text:p>769.5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688" calcext:value-type="float">
            <text:p>769.68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69.862" calcext:value-type="float">
            <text:p>769.86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035" calcext:value-type="float">
            <text:p>770.03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209" calcext:value-type="float">
            <text:p>770.20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383" calcext:value-type="float">
            <text:p>770.38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556" calcext:value-type="float">
            <text:p>770.55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73" calcext:value-type="float">
            <text:p>770.7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0.903" calcext:value-type="float">
            <text:p>770.90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077" calcext:value-type="float">
            <text:p>771.07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25" calcext:value-type="float">
            <text:p>771.2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424" calcext:value-type="float">
            <text:p>771.42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598" calcext:value-type="float">
            <text:p>771.5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771" calcext:value-type="float">
            <text:p>771.77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1.945" calcext:value-type="float">
            <text:p>771.94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118" calcext:value-type="float">
            <text:p>772.11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292" calcext:value-type="float">
            <text:p>772.29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466" calcext:value-type="float">
            <text:p>772.4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639" calcext:value-type="float">
            <text:p>772.63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813" calcext:value-type="float">
            <text:p>772.81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2.986" calcext:value-type="float">
            <text:p>772.98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16" calcext:value-type="float">
            <text:p>773.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334" calcext:value-type="float">
            <text:p>773.3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507" calcext:value-type="float">
            <text:p>773.5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681" calcext:value-type="float">
            <text:p>773.68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3.855" calcext:value-type="float">
            <text:p>773.85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028" calcext:value-type="float">
            <text:p>774.02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202" calcext:value-type="float">
            <text:p>774.20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375" calcext:value-type="float">
            <text:p>774.37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549" calcext:value-type="float">
            <text:p>774.54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723" calcext:value-type="float">
            <text:p>774.72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4.896" calcext:value-type="float">
            <text:p>774.89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07" calcext:value-type="float">
            <text:p>775.0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243" calcext:value-type="float">
            <text:p>775.24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417" calcext:value-type="float">
            <text:p>775.41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591" calcext:value-type="float">
            <text:p>775.59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764" calcext:value-type="float">
            <text:p>775.76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5.938" calcext:value-type="float">
            <text:p>775.93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112" calcext:value-type="float">
            <text:p>776.11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285" calcext:value-type="float">
            <text:p>776.28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459" calcext:value-type="float">
            <text:p>776.45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632" calcext:value-type="float">
            <text:p>776.63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806" calcext:value-type="float">
            <text:p>776.80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6.98" calcext:value-type="float">
            <text:p>776.9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153" calcext:value-type="float">
            <text:p>777.15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327" calcext:value-type="float">
            <text:p>777.32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501" calcext:value-type="float">
            <text:p>777.50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674" calcext:value-type="float">
            <text:p>777.67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7.848" calcext:value-type="float">
            <text:p>777.84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021" calcext:value-type="float">
            <text:p>778.02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195" calcext:value-type="float">
            <text:p>778.19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369" calcext:value-type="float">
            <text:p>778.36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542" calcext:value-type="float">
            <text:p>778.54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716" calcext:value-type="float">
            <text:p>778.71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8.89" calcext:value-type="float">
            <text:p>778.8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063" calcext:value-type="float">
            <text:p>779.063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237" calcext:value-type="float">
            <text:p>779.237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41" calcext:value-type="float">
            <text:p>779.4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584" calcext:value-type="float">
            <text:p>779.58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758" calcext:value-type="float">
            <text:p>779.758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79.931" calcext:value-type="float">
            <text:p>779.931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105" calcext:value-type="float">
            <text:p>780.10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279" calcext:value-type="float">
            <text:p>780.279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452" calcext:value-type="float">
            <text:p>780.452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626" calcext:value-type="float">
            <text:p>780.62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8" calcext:value-type="float">
            <text:p>780.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0.973" calcext:value-type="float">
            <text:p>780.9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147" calcext:value-type="float">
            <text:p>781.1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321" calcext:value-type="float">
            <text:p>781.3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494" calcext:value-type="float">
            <text:p>781.4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668" calcext:value-type="float">
            <text:p>781.6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1.842" calcext:value-type="float">
            <text:p>781.8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015" calcext:value-type="float">
            <text:p>782.0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189" calcext:value-type="float">
            <text:p>782.1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363" calcext:value-type="float">
            <text:p>782.3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536" calcext:value-type="float">
            <text:p>782.5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71" calcext:value-type="float">
            <text:p>782.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2.884" calcext:value-type="float">
            <text:p>782.8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057" calcext:value-type="float">
            <text:p>783.0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231" calcext:value-type="float">
            <text:p>783.2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404" calcext:value-type="float">
            <text:p>783.4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578" calcext:value-type="float">
            <text:p>783.5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752" calcext:value-type="float">
            <text:p>783.7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3.925" calcext:value-type="float">
            <text:p>783.9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099" calcext:value-type="float">
            <text:p>784.0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273" calcext:value-type="float">
            <text:p>784.2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446" calcext:value-type="float">
            <text:p>784.4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62" calcext:value-type="float">
            <text:p>784.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794" calcext:value-type="float">
            <text:p>784.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4.968" calcext:value-type="float">
            <text:p>784.9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141" calcext:value-type="float">
            <text:p>785.1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315" calcext:value-type="float">
            <text:p>785.3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489" calcext:value-type="float">
            <text:p>785.4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662" calcext:value-type="float">
            <text:p>785.6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5.836" calcext:value-type="float">
            <text:p>785.8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01" calcext:value-type="float">
            <text:p>786.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183" calcext:value-type="float">
            <text:p>786.1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357" calcext:value-type="float">
            <text:p>786.3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531" calcext:value-type="float">
            <text:p>786.5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704" calcext:value-type="float">
            <text:p>786.7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6.878" calcext:value-type="float">
            <text:p>786.8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052" calcext:value-type="float">
            <text:p>787.0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225" calcext:value-type="float">
            <text:p>787.2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399" calcext:value-type="float">
            <text:p>787.3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573" calcext:value-type="float">
            <text:p>787.5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746" calcext:value-type="float">
            <text:p>787.7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7.92" calcext:value-type="float">
            <text:p>787.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094" calcext:value-type="float">
            <text:p>788.0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267" calcext:value-type="float">
            <text:p>788.26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441" calcext:value-type="float">
            <text:p>788.4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615" calcext:value-type="float">
            <text:p>788.6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789" calcext:value-type="float">
            <text:p>788.7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8.962" calcext:value-type="float">
            <text:p>788.9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136" calcext:value-type="float">
            <text:p>789.1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31" calcext:value-type="float">
            <text:p>789.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483" calcext:value-type="float">
            <text:p>789.48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657" calcext:value-type="float">
            <text:p>789.65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89.831" calcext:value-type="float">
            <text:p>789.83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004" calcext:value-type="float">
            <text:p>790.0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178" calcext:value-type="float">
            <text:p>790.1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352" calcext:value-type="float">
            <text:p>790.3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526" calcext:value-type="float">
            <text:p>790.5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699" calcext:value-type="float">
            <text:p>790.6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0.873" calcext:value-type="float">
            <text:p>790.8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047" calcext:value-type="float">
            <text:p>791.0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22" calcext:value-type="float">
            <text:p>791.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394" calcext:value-type="float">
            <text:p>791.3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568" calcext:value-type="float">
            <text:p>791.5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741" calcext:value-type="float">
            <text:p>791.74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1.915" calcext:value-type="float">
            <text:p>791.9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089" calcext:value-type="float">
            <text:p>792.0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263" calcext:value-type="float">
            <text:p>792.2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436" calcext:value-type="float">
            <text:p>792.43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61" calcext:value-type="float">
            <text:p>792.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784" calcext:value-type="float">
            <text:p>792.78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2.958" calcext:value-type="float">
            <text:p>792.95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131" calcext:value-type="float">
            <text:p>793.1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305" calcext:value-type="float">
            <text:p>793.3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479" calcext:value-type="float">
            <text:p>793.47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652" calcext:value-type="float">
            <text:p>793.65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3.826" calcext:value-type="float">
            <text:p>793.8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" calcext:value-type="float">
            <text:p>7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174" calcext:value-type="float">
            <text:p>794.17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347" calcext:value-type="float">
            <text:p>794.34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521" calcext:value-type="float">
            <text:p>794.52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695" calcext:value-type="float">
            <text:p>794.6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4.868" calcext:value-type="float">
            <text:p>794.8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042" calcext:value-type="float">
            <text:p>795.0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216" calcext:value-type="float">
            <text:p>795.2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39" calcext:value-type="float">
            <text:p>795.3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563" calcext:value-type="float">
            <text:p>795.5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737" calcext:value-type="float">
            <text:p>795.7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5.911" calcext:value-type="float">
            <text:p>795.9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085" calcext:value-type="float">
            <text:p>796.08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258" calcext:value-type="float">
            <text:p>796.2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432" calcext:value-type="float">
            <text:p>796.4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606" calcext:value-type="float">
            <text:p>796.6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78" calcext:value-type="float">
            <text:p>796.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6.953" calcext:value-type="float">
            <text:p>796.9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127" calcext:value-type="float">
            <text:p>797.1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301" calcext:value-type="float">
            <text:p>797.3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475" calcext:value-type="float">
            <text:p>797.4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648" calcext:value-type="float">
            <text:p>797.64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822" calcext:value-type="float">
            <text:p>797.82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7.996" calcext:value-type="float">
            <text:p>797.99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17" calcext:value-type="float">
            <text:p>798.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343" calcext:value-type="float">
            <text:p>798.34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517" calcext:value-type="float">
            <text:p>798.51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691" calcext:value-type="float">
            <text:p>798.69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8.865" calcext:value-type="float">
            <text:p>798.86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038" calcext:value-type="float">
            <text:p>799.0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212" calcext:value-type="float">
            <text:p>799.2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386" calcext:value-type="float">
            <text:p>799.38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56" calcext:value-type="float">
            <text:p>799.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733" calcext:value-type="float">
            <text:p>799.73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799.907" calcext:value-type="float">
            <text:p>799.90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081" calcext:value-type="float">
            <text:p>800.08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255" calcext:value-type="float">
            <text:p>800.25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428" calcext:value-type="float">
            <text:p>800.4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602" calcext:value-type="float">
            <text:p>800.60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776" calcext:value-type="float">
            <text:p>800.77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0.95" calcext:value-type="float">
            <text:p>800.9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123" calcext:value-type="float">
            <text:p>801.12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297" calcext:value-type="float">
            <text:p>801.29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471" calcext:value-type="float">
            <text:p>801.47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645" calcext:value-type="float">
            <text:p>801.64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818" calcext:value-type="float">
            <text:p>801.81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1.992" calcext:value-type="float">
            <text:p>801.99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166" calcext:value-type="float">
            <text:p>802.16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34" calcext:value-type="float">
            <text:p>802.3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514" calcext:value-type="float">
            <text:p>802.51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687" calcext:value-type="float">
            <text:p>802.68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2.861" calcext:value-type="float">
            <text:p>802.86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035" calcext:value-type="float">
            <text:p>803.03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209" calcext:value-type="float">
            <text:p>803.20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382" calcext:value-type="float">
            <text:p>803.38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556" calcext:value-type="float">
            <text:p>803.55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73" calcext:value-type="float">
            <text:p>803.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3.904" calcext:value-type="float">
            <text:p>803.90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078" calcext:value-type="float">
            <text:p>804.07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251" calcext:value-type="float">
            <text:p>804.2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425" calcext:value-type="float">
            <text:p>804.42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599" calcext:value-type="float">
            <text:p>804.59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773" calcext:value-type="float">
            <text:p>804.77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4.946" calcext:value-type="float">
            <text:p>804.94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12" calcext:value-type="float">
            <text:p>805.1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294" calcext:value-type="float">
            <text:p>805.29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468" calcext:value-type="float">
            <text:p>805.46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642" calcext:value-type="float">
            <text:p>805.64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815" calcext:value-type="float">
            <text:p>805.81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5.989" calcext:value-type="float">
            <text:p>805.9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163" calcext:value-type="float">
            <text:p>806.16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337" calcext:value-type="float">
            <text:p>806.33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511" calcext:value-type="float">
            <text:p>806.51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684" calcext:value-type="float">
            <text:p>806.6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6.858" calcext:value-type="float">
            <text:p>806.85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032" calcext:value-type="float">
            <text:p>807.0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206" calcext:value-type="float">
            <text:p>807.20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38" calcext:value-type="float">
            <text:p>807.3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553" calcext:value-type="float">
            <text:p>807.553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727" calcext:value-type="float">
            <text:p>807.727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7.901" calcext:value-type="float">
            <text:p>807.901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075" calcext:value-type="float">
            <text:p>808.075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249" calcext:value-type="float">
            <text:p>808.24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422" calcext:value-type="float">
            <text:p>808.4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596" calcext:value-type="float">
            <text:p>808.5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77" calcext:value-type="float">
            <text:p>808.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8.944" calcext:value-type="float">
            <text:p>808.9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118" calcext:value-type="float">
            <text:p>809.11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291" calcext:value-type="float">
            <text:p>809.2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465" calcext:value-type="float">
            <text:p>809.4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639" calcext:value-type="float">
            <text:p>809.6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813" calcext:value-type="float">
            <text:p>809.8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09.987" calcext:value-type="float">
            <text:p>809.9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161" calcext:value-type="float">
            <text:p>810.1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334" calcext:value-type="float">
            <text:p>810.3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508" calcext:value-type="float">
            <text:p>810.5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682" calcext:value-type="float">
            <text:p>810.6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0.856" calcext:value-type="float">
            <text:p>810.8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03" calcext:value-type="float">
            <text:p>811.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203" calcext:value-type="float">
            <text:p>811.2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377" calcext:value-type="float">
            <text:p>811.37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551" calcext:value-type="float">
            <text:p>811.55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725" calcext:value-type="float">
            <text:p>811.72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1.899" calcext:value-type="float">
            <text:p>811.8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073" calcext:value-type="float">
            <text:p>812.0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246" calcext:value-type="float">
            <text:p>812.2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42" calcext:value-type="float">
            <text:p>812.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594" calcext:value-type="float">
            <text:p>812.5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768" calcext:value-type="float">
            <text:p>812.7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2.942" calcext:value-type="float">
            <text:p>812.94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116" calcext:value-type="float">
            <text:p>813.11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289" calcext:value-type="float">
            <text:p>813.289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463" calcext:value-type="float">
            <text:p>813.46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637" calcext:value-type="float">
            <text:p>813.63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811" calcext:value-type="float">
            <text:p>813.81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3.985" calcext:value-type="float">
            <text:p>813.98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159" calcext:value-type="float">
            <text:p>814.15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332" calcext:value-type="float">
            <text:p>814.33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506" calcext:value-type="float">
            <text:p>814.50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68" calcext:value-type="float">
            <text:p>814.6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4.854" calcext:value-type="float">
            <text:p>814.8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028" calcext:value-type="float">
            <text:p>815.02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202" calcext:value-type="float">
            <text:p>815.20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375" calcext:value-type="float">
            <text:p>815.37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549" calcext:value-type="float">
            <text:p>815.54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723" calcext:value-type="float">
            <text:p>815.72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5.897" calcext:value-type="float">
            <text:p>815.89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071" calcext:value-type="float">
            <text:p>816.07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245" calcext:value-type="float">
            <text:p>816.24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419" calcext:value-type="float">
            <text:p>816.41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592" calcext:value-type="float">
            <text:p>816.59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766" calcext:value-type="float">
            <text:p>816.76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6.94" calcext:value-type="float">
            <text:p>816.9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114" calcext:value-type="float">
            <text:p>817.1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288" calcext:value-type="float">
            <text:p>817.28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462" calcext:value-type="float">
            <text:p>817.46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636" calcext:value-type="float">
            <text:p>817.63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809" calcext:value-type="float">
            <text:p>817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7.983" calcext:value-type="float">
            <text:p>817.98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157" calcext:value-type="float">
            <text:p>818.15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331" calcext:value-type="float">
            <text:p>818.33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505" calcext:value-type="float">
            <text:p>818.50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679" calcext:value-type="float">
            <text:p>818.67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8.853" calcext:value-type="float">
            <text:p>818.85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027" calcext:value-type="float">
            <text:p>819.02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2" calcext:value-type="float">
            <text:p>819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374" calcext:value-type="float">
            <text:p>819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548" calcext:value-type="float">
            <text:p>819.54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722" calcext:value-type="float">
            <text:p>819.72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19.896" calcext:value-type="float">
            <text:p>819.89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07" calcext:value-type="float">
            <text:p>820.0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244" calcext:value-type="float">
            <text:p>820.24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417" calcext:value-type="float">
            <text:p>820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591" calcext:value-type="float">
            <text:p>820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765" calcext:value-type="float">
            <text:p>820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0.939" calcext:value-type="float">
            <text:p>820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113" calcext:value-type="float">
            <text:p>821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287" calcext:value-type="float">
            <text:p>821.28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461" calcext:value-type="float">
            <text:p>821.46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635" calcext:value-type="float">
            <text:p>821.63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809" calcext:value-type="float">
            <text:p>821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1.982" calcext:value-type="float">
            <text:p>821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156" calcext:value-type="float">
            <text:p>822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33" calcext:value-type="float">
            <text:p>822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504" calcext:value-type="float">
            <text:p>822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678" calcext:value-type="float">
            <text:p>822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2.852" calcext:value-type="float">
            <text:p>822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026" calcext:value-type="float">
            <text:p>823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2" calcext:value-type="float">
            <text:p>823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374" calcext:value-type="float">
            <text:p>823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547" calcext:value-type="float">
            <text:p>823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721" calcext:value-type="float">
            <text:p>823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3.895" calcext:value-type="float">
            <text:p>823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069" calcext:value-type="float">
            <text:p>824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243" calcext:value-type="float">
            <text:p>824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417" calcext:value-type="float">
            <text:p>824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591" calcext:value-type="float">
            <text:p>824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765" calcext:value-type="float">
            <text:p>824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4.939" calcext:value-type="float">
            <text:p>824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113" calcext:value-type="float">
            <text:p>825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286" calcext:value-type="float">
            <text:p>825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46" calcext:value-type="float">
            <text:p>825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634" calcext:value-type="float">
            <text:p>825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808" calcext:value-type="float">
            <text:p>825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5.982" calcext:value-type="float">
            <text:p>825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156" calcext:value-type="float">
            <text:p>826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33" calcext:value-type="float">
            <text:p>826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504" calcext:value-type="float">
            <text:p>826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678" calcext:value-type="float">
            <text:p>826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6.852" calcext:value-type="float">
            <text:p>826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026" calcext:value-type="float">
            <text:p>827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199" calcext:value-type="float">
            <text:p>827.19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373" calcext:value-type="float">
            <text:p>827.37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547" calcext:value-type="float">
            <text:p>827.54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721" calcext:value-type="float">
            <text:p>827.72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7.895" calcext:value-type="float">
            <text:p>827.89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069" calcext:value-type="float">
            <text:p>828.06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243" calcext:value-type="float">
            <text:p>828.24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417" calcext:value-type="float">
            <text:p>828.417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591" calcext:value-type="float">
            <text:p>828.59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765" calcext:value-type="float">
            <text:p>828.76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8.939" calcext:value-type="float">
            <text:p>828.939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113" calcext:value-type="float">
            <text:p>829.11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286" calcext:value-type="float">
            <text:p>829.28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46" calcext:value-type="float">
            <text:p>829.4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634" calcext:value-type="float">
            <text:p>829.63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808" calcext:value-type="float">
            <text:p>829.80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29.982" calcext:value-type="float">
            <text:p>829.98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156" calcext:value-type="float">
            <text:p>830.1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33" calcext:value-type="float">
            <text:p>830.3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504" calcext:value-type="float">
            <text:p>830.50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678" calcext:value-type="float">
            <text:p>830.678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0.852" calcext:value-type="float">
            <text:p>830.85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026" calcext:value-type="float">
            <text:p>831.02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2" calcext:value-type="float">
            <text:p>831.2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374" calcext:value-type="float">
            <text:p>831.37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548" calcext:value-type="float">
            <text:p>831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722" calcext:value-type="float">
            <text:p>831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1.895" calcext:value-type="float">
            <text:p>831.8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069" calcext:value-type="float">
            <text:p>832.0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243" calcext:value-type="float">
            <text:p>832.2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417" calcext:value-type="float">
            <text:p>832.4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591" calcext:value-type="float">
            <text:p>832.5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765" calcext:value-type="float">
            <text:p>832.7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2.939" calcext:value-type="float">
            <text:p>832.9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113" calcext:value-type="float">
            <text:p>833.1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287" calcext:value-type="float">
            <text:p>833.2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461" calcext:value-type="float">
            <text:p>833.4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635" calcext:value-type="float">
            <text:p>833.6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809" calcext:value-type="float">
            <text:p>833.8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3.983" calcext:value-type="float">
            <text:p>833.9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157" calcext:value-type="float">
            <text:p>834.1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331" calcext:value-type="float">
            <text:p>834.3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505" calcext:value-type="float">
            <text:p>834.5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679" calcext:value-type="float">
            <text:p>834.6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4.853" calcext:value-type="float">
            <text:p>834.85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027" calcext:value-type="float">
            <text:p>835.02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201" calcext:value-type="float">
            <text:p>835.20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375" calcext:value-type="float">
            <text:p>835.3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548" calcext:value-type="float">
            <text:p>835.5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722" calcext:value-type="float">
            <text:p>835.7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5.896" calcext:value-type="float">
            <text:p>835.8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07" calcext:value-type="float">
            <text:p>836.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244" calcext:value-type="float">
            <text:p>836.2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418" calcext:value-type="float">
            <text:p>836.4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592" calcext:value-type="float">
            <text:p>836.5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766" calcext:value-type="float">
            <text:p>836.7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6.94" calcext:value-type="float">
            <text:p>836.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114" calcext:value-type="float">
            <text:p>837.1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288" calcext:value-type="float">
            <text:p>837.2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462" calcext:value-type="float">
            <text:p>837.4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636" calcext:value-type="float">
            <text:p>837.6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81" calcext:value-type="float">
            <text:p>837.8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7.984" calcext:value-type="float">
            <text:p>837.9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158" calcext:value-type="float">
            <text:p>838.1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332" calcext:value-type="float">
            <text:p>838.3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506" calcext:value-type="float">
            <text:p>838.5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68" calcext:value-type="float">
            <text:p>838.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8.854" calcext:value-type="float">
            <text:p>838.8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028" calcext:value-type="float">
            <text:p>839.0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202" calcext:value-type="float">
            <text:p>839.2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376" calcext:value-type="float">
            <text:p>839.37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55" calcext:value-type="float">
            <text:p>839.55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724" calcext:value-type="float">
            <text:p>839.724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39.898" calcext:value-type="float">
            <text:p>839.89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072" calcext:value-type="float">
            <text:p>840.07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246" calcext:value-type="float">
            <text:p>840.2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42" calcext:value-type="float">
            <text:p>840.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594" calcext:value-type="float">
            <text:p>840.5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768" calcext:value-type="float">
            <text:p>840.7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0.942" calcext:value-type="float">
            <text:p>840.9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116" calcext:value-type="float">
            <text:p>841.1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29" calcext:value-type="float">
            <text:p>841.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464" calcext:value-type="float">
            <text:p>841.4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638" calcext:value-type="float">
            <text:p>841.6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812" calcext:value-type="float">
            <text:p>841.81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1.986" calcext:value-type="float">
            <text:p>841.98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16" calcext:value-type="float">
            <text:p>842.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334" calcext:value-type="float">
            <text:p>842.33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508" calcext:value-type="float">
            <text:p>842.50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682" calcext:value-type="float">
            <text:p>842.6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2.856" calcext:value-type="float">
            <text:p>842.85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03" calcext:value-type="float">
            <text:p>843.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204" calcext:value-type="float">
            <text:p>843.20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378" calcext:value-type="float">
            <text:p>843.37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552" calcext:value-type="float">
            <text:p>843.55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726" calcext:value-type="float">
            <text:p>843.7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3.9" calcext:value-type="float">
            <text:p>843.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074" calcext:value-type="float">
            <text:p>844.07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248" calcext:value-type="float">
            <text:p>844.24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422" calcext:value-type="float">
            <text:p>844.42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596" calcext:value-type="float">
            <text:p>844.59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77" calcext:value-type="float">
            <text:p>844.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4.944" calcext:value-type="float">
            <text:p>844.9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118" calcext:value-type="float">
            <text:p>845.1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292" calcext:value-type="float">
            <text:p>845.2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466" calcext:value-type="float">
            <text:p>845.46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64" calcext:value-type="float">
            <text:p>845.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814" calcext:value-type="float">
            <text:p>845.81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5.988" calcext:value-type="float">
            <text:p>845.98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162" calcext:value-type="float">
            <text:p>846.1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336" calcext:value-type="float">
            <text:p>846.33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51" calcext:value-type="float">
            <text:p>846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684" calcext:value-type="float">
            <text:p>846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6.858" calcext:value-type="float">
            <text:p>846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032" calcext:value-type="float">
            <text:p>847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206" calcext:value-type="float">
            <text:p>847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38" calcext:value-type="float">
            <text:p>847.3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554" calcext:value-type="float">
            <text:p>847.5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728" calcext:value-type="float">
            <text:p>847.7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7.902" calcext:value-type="float">
            <text:p>847.9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076" calcext:value-type="float">
            <text:p>848.0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25" calcext:value-type="float">
            <text:p>848.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425" calcext:value-type="float">
            <text:p>848.4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599" calcext:value-type="float">
            <text:p>848.5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773" calcext:value-type="float">
            <text:p>848.7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8.947" calcext:value-type="float">
            <text:p>848.9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121" calcext:value-type="float">
            <text:p>849.1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295" calcext:value-type="float">
            <text:p>849.2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469" calcext:value-type="float">
            <text:p>849.4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643" calcext:value-type="float">
            <text:p>849.64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817" calcext:value-type="float">
            <text:p>849.81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49.991" calcext:value-type="float">
            <text:p>849.99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165" calcext:value-type="float">
            <text:p>850.1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339" calcext:value-type="float">
            <text:p>850.3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513" calcext:value-type="float">
            <text:p>850.5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8" calcext:value-type="float">
            <text:p>0.058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687" calcext:value-type="float">
            <text:p>850.6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0.861" calcext:value-type="float">
            <text:p>850.8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035" calcext:value-type="float">
            <text:p>851.0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209" calcext:value-type="float">
            <text:p>851.2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383" calcext:value-type="float">
            <text:p>851.3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557" calcext:value-type="float">
            <text:p>851.5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731" calcext:value-type="float">
            <text:p>851.7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1.905" calcext:value-type="float">
            <text:p>851.9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08" calcext:value-type="float">
            <text:p>852.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254" calcext:value-type="float">
            <text:p>852.2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428" calcext:value-type="float">
            <text:p>852.4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602" calcext:value-type="float">
            <text:p>852.6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776" calcext:value-type="float">
            <text:p>852.77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2.95" calcext:value-type="float">
            <text:p>852.9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124" calcext:value-type="float">
            <text:p>853.1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298" calcext:value-type="float">
            <text:p>853.2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472" calcext:value-type="float">
            <text:p>853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646" calcext:value-type="float">
            <text:p>853.64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82" calcext:value-type="float">
            <text:p>853.8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3.994" calcext:value-type="float">
            <text:p>853.99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168" calcext:value-type="float">
            <text:p>854.16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342" calcext:value-type="float">
            <text:p>854.34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516" calcext:value-type="float">
            <text:p>854.51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69" calcext:value-type="float">
            <text:p>854.6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4.865" calcext:value-type="float">
            <text:p>854.86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039" calcext:value-type="float">
            <text:p>855.03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213" calcext:value-type="float">
            <text:p>855.21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387" calcext:value-type="float">
            <text:p>855.38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561" calcext:value-type="float">
            <text:p>855.56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735" calcext:value-type="float">
            <text:p>855.7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5.909" calcext:value-type="float">
            <text:p>855.90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083" calcext:value-type="float">
            <text:p>856.08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257" calcext:value-type="float">
            <text:p>856.2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431" calcext:value-type="float">
            <text:p>856.43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605" calcext:value-type="float">
            <text:p>856.60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779" calcext:value-type="float">
            <text:p>856.77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6.954" calcext:value-type="float">
            <text:p>856.9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128" calcext:value-type="float">
            <text:p>857.1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302" calcext:value-type="float">
            <text:p>857.3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476" calcext:value-type="float">
            <text:p>857.4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65" calcext:value-type="float">
            <text:p>857.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824" calcext:value-type="float">
            <text:p>857.82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7.998" calcext:value-type="float">
            <text:p>857.9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172" calcext:value-type="float">
            <text:p>858.1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346" calcext:value-type="float">
            <text:p>858.3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52" calcext:value-type="float">
            <text:p>858.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694" calcext:value-type="float">
            <text:p>858.6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8.869" calcext:value-type="float">
            <text:p>858.8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043" calcext:value-type="float">
            <text:p>859.0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217" calcext:value-type="float">
            <text:p>859.2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391" calcext:value-type="float">
            <text:p>859.3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565" calcext:value-type="float">
            <text:p>859.5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739" calcext:value-type="float">
            <text:p>859.7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59.913" calcext:value-type="float">
            <text:p>859.9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087" calcext:value-type="float">
            <text:p>860.0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261" calcext:value-type="float">
            <text:p>860.2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435" calcext:value-type="float">
            <text:p>860.4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61" calcext:value-type="float">
            <text:p>860.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784" calcext:value-type="float">
            <text:p>860.7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0.958" calcext:value-type="float">
            <text:p>860.9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132" calcext:value-type="float">
            <text:p>861.1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306" calcext:value-type="float">
            <text:p>861.3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48" calcext:value-type="float">
            <text:p>861.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654" calcext:value-type="float">
            <text:p>861.6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1.828" calcext:value-type="float">
            <text:p>861.82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002" calcext:value-type="float">
            <text:p>862.00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177" calcext:value-type="float">
            <text:p>862.1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351" calcext:value-type="float">
            <text:p>862.3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525" calcext:value-type="float">
            <text:p>862.5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699" calcext:value-type="float">
            <text:p>862.69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2.873" calcext:value-type="float">
            <text:p>862.87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047" calcext:value-type="float">
            <text:p>863.04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221" calcext:value-type="float">
            <text:p>863.22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395" calcext:value-type="float">
            <text:p>863.39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57" calcext:value-type="float">
            <text:p>863.5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744" calcext:value-type="float">
            <text:p>863.74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3.918" calcext:value-type="float">
            <text:p>863.91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092" calcext:value-type="float">
            <text:p>864.09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266" calcext:value-type="float">
            <text:p>864.2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44" calcext:value-type="float">
            <text:p>864.4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614" calcext:value-type="float">
            <text:p>864.6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788" calcext:value-type="float">
            <text:p>864.7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4.963" calcext:value-type="float">
            <text:p>864.96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137" calcext:value-type="float">
            <text:p>865.13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311" calcext:value-type="float">
            <text:p>865.3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485" calcext:value-type="float">
            <text:p>865.4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659" calcext:value-type="float">
            <text:p>865.6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5.833" calcext:value-type="float">
            <text:p>865.83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007" calcext:value-type="float">
            <text:p>866.00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181" calcext:value-type="float">
            <text:p>866.1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356" calcext:value-type="float">
            <text:p>866.3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53" calcext:value-type="float">
            <text:p>866.5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704" calcext:value-type="float">
            <text:p>866.70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6.878" calcext:value-type="float">
            <text:p>866.8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052" calcext:value-type="float">
            <text:p>867.0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226" calcext:value-type="float">
            <text:p>867.2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4" calcext:value-type="float">
            <text:p>867.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575" calcext:value-type="float">
            <text:p>867.57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749" calcext:value-type="float">
            <text:p>867.74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7.923" calcext:value-type="float">
            <text:p>867.92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097" calcext:value-type="float">
            <text:p>868.0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271" calcext:value-type="float">
            <text:p>868.27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445" calcext:value-type="float">
            <text:p>868.4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62" calcext:value-type="float">
            <text:p>868.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794" calcext:value-type="float">
            <text:p>868.7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8.968" calcext:value-type="float">
            <text:p>868.96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142" calcext:value-type="float">
            <text:p>869.14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316" calcext:value-type="float">
            <text:p>869.3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49" calcext:value-type="float">
            <text:p>869.4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664" calcext:value-type="float">
            <text:p>869.6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69.839" calcext:value-type="float">
            <text:p>869.8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013" calcext:value-type="float">
            <text:p>870.0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187" calcext:value-type="float">
            <text:p>870.1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361" calcext:value-type="float">
            <text:p>870.36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535" calcext:value-type="float">
            <text:p>870.5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709" calcext:value-type="float">
            <text:p>870.7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0.884" calcext:value-type="float">
            <text:p>870.88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058" calcext:value-type="float">
            <text:p>871.0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232" calcext:value-type="float">
            <text:p>871.2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406" calcext:value-type="float">
            <text:p>871.4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58" calcext:value-type="float">
            <text:p>871.5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754" calcext:value-type="float">
            <text:p>871.75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1.929" calcext:value-type="float">
            <text:p>871.929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103" calcext:value-type="float">
            <text:p>872.1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277" calcext:value-type="float">
            <text:p>872.27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451" calcext:value-type="float">
            <text:p>872.4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625" calcext:value-type="float">
            <text:p>872.62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799" calcext:value-type="float">
            <text:p>872.7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2.974" calcext:value-type="float">
            <text:p>872.9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148" calcext:value-type="float">
            <text:p>873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322" calcext:value-type="float">
            <text:p>873.32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496" calcext:value-type="float">
            <text:p>873.49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67" calcext:value-type="float">
            <text:p>873.6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3.845" calcext:value-type="float">
            <text:p>873.84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019" calcext:value-type="float">
            <text:p>874.0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193" calcext:value-type="float">
            <text:p>874.1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" calcext:value-type="float">
            <text:p>0.06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367" calcext:value-type="float">
            <text:p>874.3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541" calcext:value-type="float">
            <text:p>874.5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715" calcext:value-type="float">
            <text:p>874.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4.89" calcext:value-type="float">
            <text:p>874.8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064" calcext:value-type="float">
            <text:p>875.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238" calcext:value-type="float">
            <text:p>875.23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412" calcext:value-type="float">
            <text:p>875.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586" calcext:value-type="float">
            <text:p>875.58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761" calcext:value-type="float">
            <text:p>875.7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5.935" calcext:value-type="float">
            <text:p>875.9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109" calcext:value-type="float">
            <text:p>876.10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283" calcext:value-type="float">
            <text:p>876.28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457" calcext:value-type="float">
            <text:p>876.4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632" calcext:value-type="float">
            <text:p>876.63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806" calcext:value-type="float">
            <text:p>876.80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6.98" calcext:value-type="float">
            <text:p>876.9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154" calcext:value-type="float">
            <text:p>877.1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328" calcext:value-type="float">
            <text:p>877.3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503" calcext:value-type="float">
            <text:p>877.5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677" calcext:value-type="float">
            <text:p>877.6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7.851" calcext:value-type="float">
            <text:p>877.85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025" calcext:value-type="float">
            <text:p>878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199" calcext:value-type="float">
            <text:p>878.19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374" calcext:value-type="float">
            <text:p>878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548" calcext:value-type="float">
            <text:p>878.54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722" calcext:value-type="float">
            <text:p>878.7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8.896" calcext:value-type="float">
            <text:p>878.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07" calcext:value-type="float">
            <text:p>879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245" calcext:value-type="float">
            <text:p>879.2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419" calcext:value-type="float">
            <text:p>879.4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593" calcext:value-type="float">
            <text:p>879.59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767" calcext:value-type="float">
            <text:p>879.76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79.942" calcext:value-type="float">
            <text:p>879.9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116" calcext:value-type="float">
            <text:p>880.116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29" calcext:value-type="float">
            <text:p>880.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464" calcext:value-type="float">
            <text:p>880.46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638" calcext:value-type="float">
            <text:p>880.63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813" calcext:value-type="float">
            <text:p>880.81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0.987" calcext:value-type="float">
            <text:p>880.98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161" calcext:value-type="float">
            <text:p>881.16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335" calcext:value-type="float">
            <text:p>881.33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51" calcext:value-type="float">
            <text:p>881.5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684" calcext:value-type="float">
            <text:p>881.68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1.858" calcext:value-type="float">
            <text:p>881.858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032" calcext:value-type="float">
            <text:p>882.03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206" calcext:value-type="float">
            <text:p>882.20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381" calcext:value-type="float">
            <text:p>882.38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555" calcext:value-type="float">
            <text:p>882.5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729" calcext:value-type="float">
            <text:p>882.72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2.903" calcext:value-type="float">
            <text:p>882.9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078" calcext:value-type="float">
            <text:p>883.07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252" calcext:value-type="float">
            <text:p>883.25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426" calcext:value-type="float">
            <text:p>883.42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6" calcext:value-type="float">
            <text:p>883.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775" calcext:value-type="float">
            <text:p>883.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3.949" calcext:value-type="float">
            <text:p>883.94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123" calcext:value-type="float">
            <text:p>884.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297" calcext:value-type="float">
            <text:p>884.29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472" calcext:value-type="float">
            <text:p>884.47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646" calcext:value-type="float">
            <text:p>884.64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82" calcext:value-type="float">
            <text:p>884.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4.994" calcext:value-type="float">
            <text:p>884.99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169" calcext:value-type="float">
            <text:p>885.16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343" calcext:value-type="float">
            <text:p>885.34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517" calcext:value-type="float">
            <text:p>885.5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691" calcext:value-type="float">
            <text:p>885.6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5.866" calcext:value-type="float">
            <text:p>885.86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04" calcext:value-type="float">
            <text:p>886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214" calcext:value-type="float">
            <text:p>886.21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388" calcext:value-type="float">
            <text:p>886.38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563" calcext:value-type="float">
            <text:p>886.56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737" calcext:value-type="float">
            <text:p>886.737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6.911" calcext:value-type="float">
            <text:p>886.91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085" calcext:value-type="float">
            <text:p>887.08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1" calcext:value-type="float">
            <text:p>0.061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26" calcext:value-type="float">
            <text:p>887.2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434" calcext:value-type="float">
            <text:p>887.43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608" calcext:value-type="float">
            <text:p>887.6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782" calcext:value-type="float">
            <text:p>887.7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7.957" calcext:value-type="float">
            <text:p>887.95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131" calcext:value-type="float">
            <text:p>888.1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305" calcext:value-type="float">
            <text:p>888.3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479" calcext:value-type="float">
            <text:p>888.4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654" calcext:value-type="float">
            <text:p>888.6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8.828" calcext:value-type="float">
            <text:p>888.8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002" calcext:value-type="float">
            <text:p>889.0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177" calcext:value-type="float">
            <text:p>889.17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351" calcext:value-type="float">
            <text:p>889.35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525" calcext:value-type="float">
            <text:p>889.5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699" calcext:value-type="float">
            <text:p>889.69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89.874" calcext:value-type="float">
            <text:p>889.87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048" calcext:value-type="float">
            <text:p>890.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222" calcext:value-type="float">
            <text:p>890.222</text:p>
          </table:table-cell>
          <table:table-cell office:value-type="float" office:value="0.05" calcext:value-type="float">
            <text:p>0.05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396" calcext:value-type="float">
            <text:p>890.396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571" calcext:value-type="float">
            <text:p>890.571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2" calcext:value-type="float">
            <text:p>0.06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745" calcext:value-type="float">
            <text:p>890.745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0.919" calcext:value-type="float">
            <text:p>890.91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094" calcext:value-type="float">
            <text:p>891.09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268" calcext:value-type="float">
            <text:p>891.268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442" calcext:value-type="float">
            <text:p>891.442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616" calcext:value-type="float">
            <text:p>891.6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791" calcext:value-type="float">
            <text:p>891.79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1.965" calcext:value-type="float">
            <text:p>891.96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139" calcext:value-type="float">
            <text:p>892.13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314" calcext:value-type="float">
            <text:p>892.31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488" calcext:value-type="float">
            <text:p>892.48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662" calcext:value-type="float">
            <text:p>892.66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2.836" calcext:value-type="float">
            <text:p>892.83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011" calcext:value-type="float">
            <text:p>893.01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185" calcext:value-type="float">
            <text:p>893.18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359" calcext:value-type="float">
            <text:p>893.359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534" calcext:value-type="float">
            <text:p>893.53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8" calcext:value-type="float">
            <text:p>0.068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708" calcext:value-type="float">
            <text:p>893.70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3.882" calcext:value-type="float">
            <text:p>893.88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056" calcext:value-type="float">
            <text:p>894.05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231" calcext:value-type="float">
            <text:p>894.231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405" calcext:value-type="float">
            <text:p>894.40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579" calcext:value-type="float">
            <text:p>894.579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754" calcext:value-type="float">
            <text:p>894.754</text:p>
          </table:table-cell>
          <table:table-cell office:value-type="float" office:value="0.05" calcext:value-type="float">
            <text:p>0.05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894.928" calcext:value-type="float">
            <text:p>894.92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3" calcext:value-type="float">
            <text:p>0.063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3" office:value-type="float" office:value="2.5" calcext:value-type="float">
            <text:p>2.5</text:p>
          </table:table-cell>
          <table:table-cell table:number-columns-repeated="1003"/>
        </table:table-row>
        <table:table-row table:style-name="ro1" table:number-rows-repeated="1044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50P0" style:volatile="true"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21">
      <number:number number:decimal-places="14" number:min-decimal-places="14" number:min-integer-digits="1"/>
    </number:number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23">
      <number:number number:decimal-places="6" number:min-decimal-places="6" number:min-integer-digits="1"/>
    </number:number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5">
      <number:hours/>
      <number:text>:</number:text>
      <number:minutes number:style="long"/>
    </number:time-style>
    <number:date-style style:name="N126">
      <number:month number:textual="true"/>
      <number:text>-</number:text>
      <number:year/>
    </number:date-style>
    <number:time-style style:name="N127">
      <number:minutes number:style="long"/>
      <number:text>:</number:text>
      <number:seconds number:style="long" number:decimal-places="1"/>
    </number:time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date-style style:name="N128">
      <number:day/>
      <number:text>-</number:text>
      <number:month number:textual="true"/>
    </number:date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  <number:text>-</number:text>
      <number:year/>
    </number:date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time-style style:name="N131">
      <number:minutes number:style="long"/>
      <number:text>:</number:text>
      <number:second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32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creation-date>2024-01-12T12:04:54</meta:creation-date>
    <dc:date>2024-01-18T13:58:07.800157609</dc:date>
    <meta:generator>LibreOffice/7.3.7.2$Linux_X86_64 LibreOffice_project/30$Build-2</meta:generator>
    <meta:editing-duration>PT2H2M37S</meta:editing-duration>
    <meta:editing-cycles>5</meta:editing-cycles>
    <meta:document-statistic meta:table-count="1" meta:cell-count="16530" meta:object-count="0"/>
    <meta:user-defined meta:name="AppVersion">16.0300</meta:user-defined>
    <meta:user-defined meta:name="Company">University of Groningen</meta:user-defined>
  </office:meta>
</office:document-meta>
</file>